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3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imes_100000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7584352663017E+018" calcext:value-type="float">
            <text:p>1.47584352663017E+018</text:p>
          </table:table-cell>
          <table:table-cell office:value-type="float" office:value="1.47584352663367E+018" calcext:value-type="float">
            <text:p>1.47584352663367E+018</text:p>
          </table:table-cell>
          <table:table-cell/>
          <table:table-cell table:formula="of:=[.C1] - [.B1]" office:value-type="float" office:value="3500288" calcext:value-type="float">
            <text:p>350028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7584352663187E+018" calcext:value-type="float">
            <text:p>1.47584352663187E+018</text:p>
          </table:table-cell>
          <table:table-cell office:value-type="float" office:value="1.4758435266382E+018" calcext:value-type="float">
            <text:p>1.4758435266382E+018</text:p>
          </table:table-cell>
          <table:table-cell/>
          <table:table-cell table:formula="of:=[.C2] - [.B2]" office:value-type="float" office:value="6326016" calcext:value-type="float">
            <text:p>63260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7584352663227E+018" calcext:value-type="float">
            <text:p>1.47584352663227E+018</text:p>
          </table:table-cell>
          <table:table-cell office:value-type="float" office:value="1.4758435266418E+018" calcext:value-type="float">
            <text:p>1.4758435266418E+018</text:p>
          </table:table-cell>
          <table:table-cell/>
          <table:table-cell table:formula="of:=[.C3] - [.B3]" office:value-type="float" office:value="9530368" calcext:value-type="float">
            <text:p>953036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7584352663262E+018" calcext:value-type="float">
            <text:p>1.47584352663262E+018</text:p>
          </table:table-cell>
          <table:table-cell office:value-type="float" office:value="1.47584352664979E+018" calcext:value-type="float">
            <text:p>1.47584352664979E+018</text:p>
          </table:table-cell>
          <table:table-cell/>
          <table:table-cell table:formula="of:=[.C4] - [.B4]" office:value-type="float" office:value="17164800" calcext:value-type="float">
            <text:p>171648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7584352663302E+018" calcext:value-type="float">
            <text:p>1.47584352663302E+018</text:p>
          </table:table-cell>
          <table:table-cell office:value-type="float" office:value="1.47584352665713E+018" calcext:value-type="float">
            <text:p>1.47584352665713E+018</text:p>
          </table:table-cell>
          <table:table-cell/>
          <table:table-cell table:formula="of:=[.C5] - [.B5]" office:value-type="float" office:value="24115968" calcext:value-type="float">
            <text:p>2411596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7584352663342E+018" calcext:value-type="float">
            <text:p>1.47584352663342E+018</text:p>
          </table:table-cell>
          <table:table-cell office:value-type="float" office:value="1.47584352665722E+018" calcext:value-type="float">
            <text:p>1.47584352665722E+018</text:p>
          </table:table-cell>
          <table:table-cell/>
          <table:table-cell table:formula="of:=[.C6] - [.B6]" office:value-type="float" office:value="23801088" calcext:value-type="float">
            <text:p>2380108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7584352663413E+018" calcext:value-type="float">
            <text:p>1.47584352663413E+018</text:p>
          </table:table-cell>
          <table:table-cell office:value-type="float" office:value="1.47584352665843E+018" calcext:value-type="float">
            <text:p>1.47584352665843E+018</text:p>
          </table:table-cell>
          <table:table-cell/>
          <table:table-cell table:formula="of:=[.C7] - [.B7]" office:value-type="float" office:value="24299264" calcext:value-type="float">
            <text:p>2429926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758435266345E+018" calcext:value-type="float">
            <text:p>1.4758435266345E+018</text:p>
          </table:table-cell>
          <table:table-cell office:value-type="float" office:value="1.47584352665851E+018" calcext:value-type="float">
            <text:p>1.47584352665851E+018</text:p>
          </table:table-cell>
          <table:table-cell/>
          <table:table-cell table:formula="of:=[.C8] - [.B8]" office:value-type="float" office:value="24013056" calcext:value-type="float">
            <text:p>2401305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7584352663485E+018" calcext:value-type="float">
            <text:p>1.47584352663485E+018</text:p>
          </table:table-cell>
          <table:table-cell office:value-type="float" office:value="1.47584352665858E+018" calcext:value-type="float">
            <text:p>1.47584352665858E+018</text:p>
          </table:table-cell>
          <table:table-cell/>
          <table:table-cell table:formula="of:=[.C9] - [.B9]" office:value-type="float" office:value="23728128" calcext:value-type="float">
            <text:p>2372812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7584352663521E+018" calcext:value-type="float">
            <text:p>1.47584352663521E+018</text:p>
          </table:table-cell>
          <table:table-cell office:value-type="float" office:value="1.47584352665865E+018" calcext:value-type="float">
            <text:p>1.47584352665865E+018</text:p>
          </table:table-cell>
          <table:table-cell/>
          <table:table-cell table:formula="of:=[.C10] - [.B10]" office:value-type="float" office:value="23444992" calcext:value-type="float">
            <text:p>2344499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7584352663556E+018" calcext:value-type="float">
            <text:p>1.47584352663556E+018</text:p>
          </table:table-cell>
          <table:table-cell office:value-type="float" office:value="1.47584352665886E+018" calcext:value-type="float">
            <text:p>1.47584352665886E+018</text:p>
          </table:table-cell>
          <table:table-cell/>
          <table:table-cell table:formula="of:=[.C11] - [.B11]" office:value-type="float" office:value="23298048" calcext:value-type="float">
            <text:p>2329804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7584352663591E+018" calcext:value-type="float">
            <text:p>1.47584352663591E+018</text:p>
          </table:table-cell>
          <table:table-cell office:value-type="float" office:value="1.47584352666915E+018" calcext:value-type="float">
            <text:p>1.47584352666915E+018</text:p>
          </table:table-cell>
          <table:table-cell/>
          <table:table-cell table:formula="of:=[.C12] - [.B12]" office:value-type="float" office:value="33234688" calcext:value-type="float">
            <text:p>3323468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7584352663626E+018" calcext:value-type="float">
            <text:p>1.47584352663626E+018</text:p>
          </table:table-cell>
          <table:table-cell office:value-type="float" office:value="1.4758435266702E+018" calcext:value-type="float">
            <text:p>1.4758435266702E+018</text:p>
          </table:table-cell>
          <table:table-cell/>
          <table:table-cell table:formula="of:=[.C13] - [.B13]" office:value-type="float" office:value="33934848" calcext:value-type="float">
            <text:p>3393484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7584352663662E+018" calcext:value-type="float">
            <text:p>1.47584352663662E+018</text:p>
          </table:table-cell>
          <table:table-cell office:value-type="float" office:value="1.47584352667027E+018" calcext:value-type="float">
            <text:p>1.47584352667027E+018</text:p>
          </table:table-cell>
          <table:table-cell/>
          <table:table-cell table:formula="of:=[.C14] - [.B14]" office:value-type="float" office:value="33659648" calcext:value-type="float">
            <text:p>3365964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7584352663697E+018" calcext:value-type="float">
            <text:p>1.47584352663697E+018</text:p>
          </table:table-cell>
          <table:table-cell office:value-type="float" office:value="1.47584352668214E+018" calcext:value-type="float">
            <text:p>1.47584352668214E+018</text:p>
          </table:table-cell>
          <table:table-cell/>
          <table:table-cell table:formula="of:=[.C15] - [.B15]" office:value-type="float" office:value="45171968" calcext:value-type="float">
            <text:p>4517196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7584352663732E+018" calcext:value-type="float">
            <text:p>1.47584352663732E+018</text:p>
          </table:table-cell>
          <table:table-cell office:value-type="float" office:value="1.47584352668668E+018" calcext:value-type="float">
            <text:p>1.47584352668668E+018</text:p>
          </table:table-cell>
          <table:table-cell/>
          <table:table-cell table:formula="of:=[.C16] - [.B16]" office:value-type="float" office:value="49351680" calcext:value-type="float">
            <text:p>4935168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7584352663768E+018" calcext:value-type="float">
            <text:p>1.47584352663768E+018</text:p>
          </table:table-cell>
          <table:table-cell office:value-type="float" office:value="1.4758435266917E+018" calcext:value-type="float">
            <text:p>1.4758435266917E+018</text:p>
          </table:table-cell>
          <table:table-cell/>
          <table:table-cell table:formula="of:=[.C17] - [.B17]" office:value-type="float" office:value="54023680" calcext:value-type="float">
            <text:p>5402368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7584352663803E+018" calcext:value-type="float">
            <text:p>1.47584352663803E+018</text:p>
          </table:table-cell>
          <table:table-cell office:value-type="float" office:value="1.47584352669249E+018" calcext:value-type="float">
            <text:p>1.47584352669249E+018</text:p>
          </table:table-cell>
          <table:table-cell/>
          <table:table-cell table:formula="of:=[.C18] - [.B18]" office:value-type="float" office:value="54465536" calcext:value-type="float">
            <text:p>5446553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7584352663863E+018" calcext:value-type="float">
            <text:p>1.47584352663863E+018</text:p>
          </table:table-cell>
          <table:table-cell office:value-type="float" office:value="1.47584352669257E+018" calcext:value-type="float">
            <text:p>1.47584352669257E+018</text:p>
          </table:table-cell>
          <table:table-cell/>
          <table:table-cell table:formula="of:=[.C19] - [.B19]" office:value-type="float" office:value="53948416" calcext:value-type="float">
            <text:p>5394841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7584352663898E+018" calcext:value-type="float">
            <text:p>1.47584352663898E+018</text:p>
          </table:table-cell>
          <table:table-cell office:value-type="float" office:value="1.47584352669264E+018" calcext:value-type="float">
            <text:p>1.47584352669264E+018</text:p>
          </table:table-cell>
          <table:table-cell/>
          <table:table-cell table:formula="of:=[.C20] - [.B20]" office:value-type="float" office:value="53664768" calcext:value-type="float">
            <text:p>5366476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7584352663933E+018" calcext:value-type="float">
            <text:p>1.47584352663933E+018</text:p>
          </table:table-cell>
          <table:table-cell office:value-type="float" office:value="1.47584352669379E+018" calcext:value-type="float">
            <text:p>1.47584352669379E+018</text:p>
          </table:table-cell>
          <table:table-cell/>
          <table:table-cell table:formula="of:=[.C21] - [.B21]" office:value-type="float" office:value="54458112" calcext:value-type="float">
            <text:p>5445811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7584352663968E+018" calcext:value-type="float">
            <text:p>1.47584352663968E+018</text:p>
          </table:table-cell>
          <table:table-cell office:value-type="float" office:value="1.47584352669386E+018" calcext:value-type="float">
            <text:p>1.47584352669386E+018</text:p>
          </table:table-cell>
          <table:table-cell/>
          <table:table-cell table:formula="of:=[.C22] - [.B22]" office:value-type="float" office:value="54182656" calcext:value-type="float">
            <text:p>5418265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7584352664003E+018" calcext:value-type="float">
            <text:p>1.47584352664003E+018</text:p>
          </table:table-cell>
          <table:table-cell office:value-type="float" office:value="1.4758435266947E+018" calcext:value-type="float">
            <text:p>1.4758435266947E+018</text:p>
          </table:table-cell>
          <table:table-cell/>
          <table:table-cell table:formula="of:=[.C23] - [.B23]" office:value-type="float" office:value="54663936" calcext:value-type="float">
            <text:p>5466393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7584352664038E+018" calcext:value-type="float">
            <text:p>1.47584352664038E+018</text:p>
          </table:table-cell>
          <table:table-cell office:value-type="float" office:value="1.47584352669591E+018" calcext:value-type="float">
            <text:p>1.47584352669591E+018</text:p>
          </table:table-cell>
          <table:table-cell/>
          <table:table-cell table:formula="of:=[.C24] - [.B24]" office:value-type="float" office:value="55524864" calcext:value-type="float">
            <text:p>5552486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7584352664073E+018" calcext:value-type="float">
            <text:p>1.47584352664073E+018</text:p>
          </table:table-cell>
          <table:table-cell office:value-type="float" office:value="1.47584352670332E+018" calcext:value-type="float">
            <text:p>1.47584352670332E+018</text:p>
          </table:table-cell>
          <table:table-cell/>
          <table:table-cell table:formula="of:=[.C25] - [.B25]" office:value-type="float" office:value="62585856" calcext:value-type="float">
            <text:p>6258585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7584352664117E+018" calcext:value-type="float">
            <text:p>1.47584352664117E+018</text:p>
          </table:table-cell>
          <table:table-cell office:value-type="float" office:value="1.47584352670473E+018" calcext:value-type="float">
            <text:p>1.47584352670473E+018</text:p>
          </table:table-cell>
          <table:table-cell/>
          <table:table-cell table:formula="of:=[.C26] - [.B26]" office:value-type="float" office:value="63567360" calcext:value-type="float">
            <text:p>6356736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7584352664155E+018" calcext:value-type="float">
            <text:p>1.47584352664155E+018</text:p>
          </table:table-cell>
          <table:table-cell office:value-type="float" office:value="1.47584352670481E+018" calcext:value-type="float">
            <text:p>1.47584352670481E+018</text:p>
          </table:table-cell>
          <table:table-cell/>
          <table:table-cell table:formula="of:=[.C27] - [.B27]" office:value-type="float" office:value="63262976" calcext:value-type="float">
            <text:p>6326297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7584352664214E+018" calcext:value-type="float">
            <text:p>1.47584352664214E+018</text:p>
          </table:table-cell>
          <table:table-cell office:value-type="float" office:value="1.47584352670489E+018" calcext:value-type="float">
            <text:p>1.47584352670489E+018</text:p>
          </table:table-cell>
          <table:table-cell/>
          <table:table-cell table:formula="of:=[.C28] - [.B28]" office:value-type="float" office:value="62745088" calcext:value-type="float">
            <text:p>6274508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758435266425E+018" calcext:value-type="float">
            <text:p>1.4758435266425E+018</text:p>
          </table:table-cell>
          <table:table-cell office:value-type="float" office:value="1.47584352670495E+018" calcext:value-type="float">
            <text:p>1.47584352670495E+018</text:p>
          </table:table-cell>
          <table:table-cell/>
          <table:table-cell table:formula="of:=[.C29] - [.B29]" office:value-type="float" office:value="62453248" calcext:value-type="float">
            <text:p>6245324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7584352664285E+018" calcext:value-type="float">
            <text:p>1.47584352664285E+018</text:p>
          </table:table-cell>
          <table:table-cell office:value-type="float" office:value="1.47584352670616E+018" calcext:value-type="float">
            <text:p>1.47584352670616E+018</text:p>
          </table:table-cell>
          <table:table-cell/>
          <table:table-cell table:formula="of:=[.C30] - [.B30]" office:value-type="float" office:value="63310592" calcext:value-type="float">
            <text:p>6331059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7584352664324E+018" calcext:value-type="float">
            <text:p>1.47584352664324E+018</text:p>
          </table:table-cell>
          <table:table-cell office:value-type="float" office:value="1.47584352670624E+018" calcext:value-type="float">
            <text:p>1.47584352670624E+018</text:p>
          </table:table-cell>
          <table:table-cell/>
          <table:table-cell table:formula="of:=[.C31] - [.B31]" office:value-type="float" office:value="63004160" calcext:value-type="float">
            <text:p>6300416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7584352664359E+018" calcext:value-type="float">
            <text:p>1.47584352664359E+018</text:p>
          </table:table-cell>
          <table:table-cell office:value-type="float" office:value="1.47584352670717E+018" calcext:value-type="float">
            <text:p>1.47584352670717E+018</text:p>
          </table:table-cell>
          <table:table-cell/>
          <table:table-cell table:formula="of:=[.C32] - [.B32]" office:value-type="float" office:value="63576320" calcext:value-type="float">
            <text:p>6357632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7584352664394E+018" calcext:value-type="float">
            <text:p>1.47584352664394E+018</text:p>
          </table:table-cell>
          <table:table-cell office:value-type="float" office:value="1.47584352670861E+018" calcext:value-type="float">
            <text:p>1.47584352670861E+018</text:p>
          </table:table-cell>
          <table:table-cell/>
          <table:table-cell table:formula="of:=[.C33] - [.B33]" office:value-type="float" office:value="64671232" calcext:value-type="float">
            <text:p>6467123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7584352664429E+018" calcext:value-type="float">
            <text:p>1.47584352664429E+018</text:p>
          </table:table-cell>
          <table:table-cell office:value-type="float" office:value="1.47584352670998E+018" calcext:value-type="float">
            <text:p>1.47584352670998E+018</text:p>
          </table:table-cell>
          <table:table-cell/>
          <table:table-cell table:formula="of:=[.C34] - [.B34]" office:value-type="float" office:value="65684224" calcext:value-type="float">
            <text:p>6568422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7584352664465E+018" calcext:value-type="float">
            <text:p>1.47584352664465E+018</text:p>
          </table:table-cell>
          <table:table-cell office:value-type="float" office:value="1.47584352671092E+018" calcext:value-type="float">
            <text:p>1.47584352671092E+018</text:p>
          </table:table-cell>
          <table:table-cell/>
          <table:table-cell table:formula="of:=[.C35] - [.B35]" office:value-type="float" office:value="66268160" calcext:value-type="float">
            <text:p>6626816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75843526645E+018" calcext:value-type="float">
            <text:p>1.475843526645E+018</text:p>
          </table:table-cell>
          <table:table-cell office:value-type="float" office:value="1.47584352671265E+018" calcext:value-type="float">
            <text:p>1.47584352671265E+018</text:p>
          </table:table-cell>
          <table:table-cell/>
          <table:table-cell table:formula="of:=[.C36] - [.B36]" office:value-type="float" office:value="67650048" calcext:value-type="float">
            <text:p>676500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7584352664535E+018" calcext:value-type="float">
            <text:p>1.47584352664535E+018</text:p>
          </table:table-cell>
          <table:table-cell office:value-type="float" office:value="1.47584352671681E+018" calcext:value-type="float">
            <text:p>1.47584352671681E+018</text:p>
          </table:table-cell>
          <table:table-cell/>
          <table:table-cell table:formula="of:=[.C37] - [.B37]" office:value-type="float" office:value="71464960" calcext:value-type="float">
            <text:p>714649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758435266457E+018" calcext:value-type="float">
            <text:p>1.4758435266457E+018</text:p>
          </table:table-cell>
          <table:table-cell office:value-type="float" office:value="1.47584352671923E+018" calcext:value-type="float">
            <text:p>1.47584352671923E+018</text:p>
          </table:table-cell>
          <table:table-cell/>
          <table:table-cell table:formula="of:=[.C38] - [.B38]" office:value-type="float" office:value="73533440" calcext:value-type="float">
            <text:p>7353344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7584352664605E+018" calcext:value-type="float">
            <text:p>1.47584352664605E+018</text:p>
          </table:table-cell>
          <table:table-cell office:value-type="float" office:value="1.47584352672047E+018" calcext:value-type="float">
            <text:p>1.47584352672047E+018</text:p>
          </table:table-cell>
          <table:table-cell/>
          <table:table-cell table:formula="of:=[.C39] - [.B39]" office:value-type="float" office:value="74427648" calcext:value-type="float">
            <text:p>7442764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758435266464E+018" calcext:value-type="float">
            <text:p>1.4758435266464E+018</text:p>
          </table:table-cell>
          <table:table-cell office:value-type="float" office:value="1.47584352672237E+018" calcext:value-type="float">
            <text:p>1.47584352672237E+018</text:p>
          </table:table-cell>
          <table:table-cell/>
          <table:table-cell table:formula="of:=[.C40] - [.B40]" office:value-type="float" office:value="75976704" calcext:value-type="float">
            <text:p>7597670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7584352664675E+018" calcext:value-type="float">
            <text:p>1.47584352664675E+018</text:p>
          </table:table-cell>
          <table:table-cell office:value-type="float" office:value="1.47584352672246E+018" calcext:value-type="float">
            <text:p>1.47584352672246E+018</text:p>
          </table:table-cell>
          <table:table-cell/>
          <table:table-cell table:formula="of:=[.C41] - [.B41]" office:value-type="float" office:value="75707648" calcext:value-type="float">
            <text:p>7570764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758435266471E+018" calcext:value-type="float">
            <text:p>1.4758435266471E+018</text:p>
          </table:table-cell>
          <table:table-cell office:value-type="float" office:value="1.47584352672253E+018" calcext:value-type="float">
            <text:p>1.47584352672253E+018</text:p>
          </table:table-cell>
          <table:table-cell/>
          <table:table-cell table:formula="of:=[.C42] - [.B42]" office:value-type="float" office:value="75426816" calcext:value-type="float">
            <text:p>7542681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7584352664746E+018" calcext:value-type="float">
            <text:p>1.47584352664746E+018</text:p>
          </table:table-cell>
          <table:table-cell office:value-type="float" office:value="1.4758435267226E+018" calcext:value-type="float">
            <text:p>1.4758435267226E+018</text:p>
          </table:table-cell>
          <table:table-cell/>
          <table:table-cell table:formula="of:=[.C43] - [.B43]" office:value-type="float" office:value="75143936" calcext:value-type="float">
            <text:p>7514393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7584352664781E+018" calcext:value-type="float">
            <text:p>1.47584352664781E+018</text:p>
          </table:table-cell>
          <table:table-cell office:value-type="float" office:value="1.47584352672267E+018" calcext:value-type="float">
            <text:p>1.47584352672267E+018</text:p>
          </table:table-cell>
          <table:table-cell/>
          <table:table-cell table:formula="of:=[.C44] - [.B44]" office:value-type="float" office:value="74861312" calcext:value-type="float">
            <text:p>7486131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758435266482E+018" calcext:value-type="float">
            <text:p>1.4758435266482E+018</text:p>
          </table:table-cell>
          <table:table-cell office:value-type="float" office:value="1.47584352672274E+018" calcext:value-type="float">
            <text:p>1.47584352672274E+018</text:p>
          </table:table-cell>
          <table:table-cell/>
          <table:table-cell table:formula="of:=[.C45] - [.B45]" office:value-type="float" office:value="74542080" calcext:value-type="float">
            <text:p>7454208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7584352664856E+018" calcext:value-type="float">
            <text:p>1.47584352664856E+018</text:p>
          </table:table-cell>
          <table:table-cell office:value-type="float" office:value="1.47584352672375E+018" calcext:value-type="float">
            <text:p>1.47584352672375E+018</text:p>
          </table:table-cell>
          <table:table-cell/>
          <table:table-cell table:formula="of:=[.C46] - [.B46]" office:value-type="float" office:value="75190784" calcext:value-type="float">
            <text:p>7519078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7584352664891E+018" calcext:value-type="float">
            <text:p>1.47584352664891E+018</text:p>
          </table:table-cell>
          <table:table-cell office:value-type="float" office:value="1.47584352672805E+018" calcext:value-type="float">
            <text:p>1.47584352672805E+018</text:p>
          </table:table-cell>
          <table:table-cell/>
          <table:table-cell table:formula="of:=[.C47] - [.B47]" office:value-type="float" office:value="79138048" calcext:value-type="float">
            <text:p>7913804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7584352664931E+018" calcext:value-type="float">
            <text:p>1.47584352664931E+018</text:p>
          </table:table-cell>
          <table:table-cell office:value-type="float" office:value="1.47584352673387E+018" calcext:value-type="float">
            <text:p>1.47584352673387E+018</text:p>
          </table:table-cell>
          <table:table-cell/>
          <table:table-cell table:formula="of:=[.C48] - [.B48]" office:value-type="float" office:value="84552192" calcext:value-type="float">
            <text:p>8455219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7584352664989E+018" calcext:value-type="float">
            <text:p>1.47584352664989E+018</text:p>
          </table:table-cell>
          <table:table-cell office:value-type="float" office:value="1.47584352673533E+018" calcext:value-type="float">
            <text:p>1.47584352673533E+018</text:p>
          </table:table-cell>
          <table:table-cell/>
          <table:table-cell table:formula="of:=[.C49] - [.B49]" office:value-type="float" office:value="85438720" calcext:value-type="float">
            <text:p>8543872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7584352665026E+018" calcext:value-type="float">
            <text:p>1.47584352665026E+018</text:p>
          </table:table-cell>
          <table:table-cell office:value-type="float" office:value="1.47584352673623E+018" calcext:value-type="float">
            <text:p>1.47584352673623E+018</text:p>
          </table:table-cell>
          <table:table-cell/>
          <table:table-cell table:formula="of:=[.C50] - [.B50]" office:value-type="float" office:value="85967872" calcext:value-type="float">
            <text:p>8596787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7584352665062E+018" calcext:value-type="float">
            <text:p>1.47584352665062E+018</text:p>
          </table:table-cell>
          <table:table-cell office:value-type="float" office:value="1.47584352673638E+018" calcext:value-type="float">
            <text:p>1.47584352673638E+018</text:p>
          </table:table-cell>
          <table:table-cell/>
          <table:table-cell table:formula="of:=[.C51] - [.B51]" office:value-type="float" office:value="85765120" calcext:value-type="float">
            <text:p>8576512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7584352665102E+018" calcext:value-type="float">
            <text:p>1.47584352665102E+018</text:p>
          </table:table-cell>
          <table:table-cell office:value-type="float" office:value="1.47584352673926E+018" calcext:value-type="float">
            <text:p>1.47584352673926E+018</text:p>
          </table:table-cell>
          <table:table-cell/>
          <table:table-cell table:formula="of:=[.C52] - [.B52]" office:value-type="float" office:value="88235008" calcext:value-type="float">
            <text:p>8823500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7584352665143E+018" calcext:value-type="float">
            <text:p>1.47584352665143E+018</text:p>
          </table:table-cell>
          <table:table-cell office:value-type="float" office:value="1.47584352674175E+018" calcext:value-type="float">
            <text:p>1.47584352674175E+018</text:p>
          </table:table-cell>
          <table:table-cell/>
          <table:table-cell table:formula="of:=[.C53] - [.B53]" office:value-type="float" office:value="90316032" calcext:value-type="float">
            <text:p>9031603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7584352665185E+018" calcext:value-type="float">
            <text:p>1.47584352665185E+018</text:p>
          </table:table-cell>
          <table:table-cell office:value-type="float" office:value="1.47584352674359E+018" calcext:value-type="float">
            <text:p>1.47584352674359E+018</text:p>
          </table:table-cell>
          <table:table-cell/>
          <table:table-cell table:formula="of:=[.C54] - [.B54]" office:value-type="float" office:value="91742208" calcext:value-type="float">
            <text:p>9174220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7584352665221E+018" calcext:value-type="float">
            <text:p>1.47584352665221E+018</text:p>
          </table:table-cell>
          <table:table-cell office:value-type="float" office:value="1.47584352674591E+018" calcext:value-type="float">
            <text:p>1.47584352674591E+018</text:p>
          </table:table-cell>
          <table:table-cell/>
          <table:table-cell table:formula="of:=[.C55] - [.B55]" office:value-type="float" office:value="93703936" calcext:value-type="float">
            <text:p>9370393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7584352665257E+018" calcext:value-type="float">
            <text:p>1.47584352665257E+018</text:p>
          </table:table-cell>
          <table:table-cell office:value-type="float" office:value="1.47584352674601E+018" calcext:value-type="float">
            <text:p>1.47584352674601E+018</text:p>
          </table:table-cell>
          <table:table-cell/>
          <table:table-cell table:formula="of:=[.C56] - [.B56]" office:value-type="float" office:value="93440768" calcext:value-type="float">
            <text:p>9344076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7584352665295E+018" calcext:value-type="float">
            <text:p>1.47584352665295E+018</text:p>
          </table:table-cell>
          <table:table-cell office:value-type="float" office:value="1.47584352674905E+018" calcext:value-type="float">
            <text:p>1.47584352674905E+018</text:p>
          </table:table-cell>
          <table:table-cell/>
          <table:table-cell table:formula="of:=[.C57] - [.B57]" office:value-type="float" office:value="96098048" calcext:value-type="float">
            <text:p>9609804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7584352665331E+018" calcext:value-type="float">
            <text:p>1.47584352665331E+018</text:p>
          </table:table-cell>
          <table:table-cell office:value-type="float" office:value="1.47584352674914E+018" calcext:value-type="float">
            <text:p>1.47584352674914E+018</text:p>
          </table:table-cell>
          <table:table-cell/>
          <table:table-cell table:formula="of:=[.C58] - [.B58]" office:value-type="float" office:value="95828736" calcext:value-type="float">
            <text:p>9582873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7584352665366E+018" calcext:value-type="float">
            <text:p>1.47584352665366E+018</text:p>
          </table:table-cell>
          <table:table-cell office:value-type="float" office:value="1.4758435267495E+018" calcext:value-type="float">
            <text:p>1.4758435267495E+018</text:p>
          </table:table-cell>
          <table:table-cell/>
          <table:table-cell table:formula="of:=[.C59] - [.B59]" office:value-type="float" office:value="95833856" calcext:value-type="float">
            <text:p>9583385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7584352665402E+018" calcext:value-type="float">
            <text:p>1.47584352665402E+018</text:p>
          </table:table-cell>
          <table:table-cell office:value-type="float" office:value="1.47584352674957E+018" calcext:value-type="float">
            <text:p>1.47584352674957E+018</text:p>
          </table:table-cell>
          <table:table-cell/>
          <table:table-cell table:formula="of:=[.C60] - [.B60]" office:value-type="float" office:value="95553536" calcext:value-type="float">
            <text:p>9555353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7584352665437E+018" calcext:value-type="float">
            <text:p>1.47584352665437E+018</text:p>
          </table:table-cell>
          <table:table-cell office:value-type="float" office:value="1.47584352675189E+018" calcext:value-type="float">
            <text:p>1.47584352675189E+018</text:p>
          </table:table-cell>
          <table:table-cell/>
          <table:table-cell table:formula="of:=[.C61] - [.B61]" office:value-type="float" office:value="97526784" calcext:value-type="float">
            <text:p>9752678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7584352665472E+018" calcext:value-type="float">
            <text:p>1.47584352665472E+018</text:p>
          </table:table-cell>
          <table:table-cell office:value-type="float" office:value="1.47584352675197E+018" calcext:value-type="float">
            <text:p>1.47584352675197E+018</text:p>
          </table:table-cell>
          <table:table-cell/>
          <table:table-cell table:formula="of:=[.C62] - [.B62]" office:value-type="float" office:value="97249792" calcext:value-type="float">
            <text:p>9724979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7584352665507E+018" calcext:value-type="float">
            <text:p>1.47584352665507E+018</text:p>
          </table:table-cell>
          <table:table-cell office:value-type="float" office:value="1.47584352675204E+018" calcext:value-type="float">
            <text:p>1.47584352675204E+018</text:p>
          </table:table-cell>
          <table:table-cell/>
          <table:table-cell table:formula="of:=[.C63] - [.B63]" office:value-type="float" office:value="96966144" calcext:value-type="float">
            <text:p>9696614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7584352665543E+018" calcext:value-type="float">
            <text:p>1.47584352665543E+018</text:p>
          </table:table-cell>
          <table:table-cell office:value-type="float" office:value="1.47584352675273E+018" calcext:value-type="float">
            <text:p>1.47584352675273E+018</text:p>
          </table:table-cell>
          <table:table-cell/>
          <table:table-cell table:formula="of:=[.C64] - [.B64]" office:value-type="float" office:value="97309184" calcext:value-type="float">
            <text:p>9730918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7584352665578E+018" calcext:value-type="float">
            <text:p>1.47584352665578E+018</text:p>
          </table:table-cell>
          <table:table-cell office:value-type="float" office:value="1.47584352675422E+018" calcext:value-type="float">
            <text:p>1.47584352675422E+018</text:p>
          </table:table-cell>
          <table:table-cell/>
          <table:table-cell table:formula="of:=[.C65] - [.B65]" office:value-type="float" office:value="98443264" calcext:value-type="float">
            <text:p>9844326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7584352665627E+018" calcext:value-type="float">
            <text:p>1.47584352665627E+018</text:p>
          </table:table-cell>
          <table:table-cell office:value-type="float" office:value="1.47584352675431E+018" calcext:value-type="float">
            <text:p>1.47584352675431E+018</text:p>
          </table:table-cell>
          <table:table-cell/>
          <table:table-cell table:formula="of:=[.C66] - [.B66]" office:value-type="float" office:value="98040064" calcext:value-type="float">
            <text:p>9804006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7584352665667E+018" calcext:value-type="float">
            <text:p>1.47584352665667E+018</text:p>
          </table:table-cell>
          <table:table-cell office:value-type="float" office:value="1.47584352675438E+018" calcext:value-type="float">
            <text:p>1.47584352675438E+018</text:p>
          </table:table-cell>
          <table:table-cell/>
          <table:table-cell table:formula="of:=[.C67] - [.B67]" office:value-type="float" office:value="97704192" calcext:value-type="float">
            <text:p>9770419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758435266575E+018" calcext:value-type="float">
            <text:p>1.4758435266575E+018</text:p>
          </table:table-cell>
          <table:table-cell office:value-type="float" office:value="1.47584352675445E+018" calcext:value-type="float">
            <text:p>1.47584352675445E+018</text:p>
          </table:table-cell>
          <table:table-cell/>
          <table:table-cell table:formula="of:=[.C68] - [.B68]" office:value-type="float" office:value="96942336" calcext:value-type="float">
            <text:p>9694233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7584352665791E+018" calcext:value-type="float">
            <text:p>1.47584352665791E+018</text:p>
          </table:table-cell>
          <table:table-cell office:value-type="float" office:value="1.47584352675452E+018" calcext:value-type="float">
            <text:p>1.47584352675452E+018</text:p>
          </table:table-cell>
          <table:table-cell/>
          <table:table-cell table:formula="of:=[.C69] - [.B69]" office:value-type="float" office:value="96601088" calcext:value-type="float">
            <text:p>9660108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7584352665827E+018" calcext:value-type="float">
            <text:p>1.47584352665827E+018</text:p>
          </table:table-cell>
          <table:table-cell office:value-type="float" office:value="1.47584352675458E+018" calcext:value-type="float">
            <text:p>1.47584352675458E+018</text:p>
          </table:table-cell>
          <table:table-cell/>
          <table:table-cell table:formula="of:=[.C70] - [.B70]" office:value-type="float" office:value="96307200" calcext:value-type="float">
            <text:p>963072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7584352665918E+018" calcext:value-type="float">
            <text:p>1.47584352665918E+018</text:p>
          </table:table-cell>
          <table:table-cell office:value-type="float" office:value="1.47584352675504E+018" calcext:value-type="float">
            <text:p>1.47584352675504E+018</text:p>
          </table:table-cell>
          <table:table-cell/>
          <table:table-cell table:formula="of:=[.C71] - [.B71]" office:value-type="float" office:value="95850240" calcext:value-type="float">
            <text:p>9585024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7584352665955E+018" calcext:value-type="float">
            <text:p>1.47584352665955E+018</text:p>
          </table:table-cell>
          <table:table-cell office:value-type="float" office:value="1.47584352675511E+018" calcext:value-type="float">
            <text:p>1.47584352675511E+018</text:p>
          </table:table-cell>
          <table:table-cell/>
          <table:table-cell table:formula="of:=[.C72] - [.B72]" office:value-type="float" office:value="95561984" calcext:value-type="float">
            <text:p>9556198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758435266599E+018" calcext:value-type="float">
            <text:p>1.4758435266599E+018</text:p>
          </table:table-cell>
          <table:table-cell office:value-type="float" office:value="1.47584352675518E+018" calcext:value-type="float">
            <text:p>1.47584352675518E+018</text:p>
          </table:table-cell>
          <table:table-cell/>
          <table:table-cell table:formula="of:=[.C73] - [.B73]" office:value-type="float" office:value="95275776" calcext:value-type="float">
            <text:p>9527577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7584352666025E+018" calcext:value-type="float">
            <text:p>1.47584352666025E+018</text:p>
          </table:table-cell>
          <table:table-cell office:value-type="float" office:value="1.47584352675526E+018" calcext:value-type="float">
            <text:p>1.47584352675526E+018</text:p>
          </table:table-cell>
          <table:table-cell/>
          <table:table-cell table:formula="of:=[.C74] - [.B74]" office:value-type="float" office:value="95005696" calcext:value-type="float">
            <text:p>9500569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758435266606E+018" calcext:value-type="float">
            <text:p>1.4758435266606E+018</text:p>
          </table:table-cell>
          <table:table-cell office:value-type="float" office:value="1.47584352675543E+018" calcext:value-type="float">
            <text:p>1.47584352675543E+018</text:p>
          </table:table-cell>
          <table:table-cell/>
          <table:table-cell table:formula="of:=[.C75] - [.B75]" office:value-type="float" office:value="94827264" calcext:value-type="float">
            <text:p>9482726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7584352666095E+018" calcext:value-type="float">
            <text:p>1.47584352666095E+018</text:p>
          </table:table-cell>
          <table:table-cell office:value-type="float" office:value="1.47584352675659E+018" calcext:value-type="float">
            <text:p>1.47584352675659E+018</text:p>
          </table:table-cell>
          <table:table-cell/>
          <table:table-cell table:formula="of:=[.C76] - [.B76]" office:value-type="float" office:value="95640832" calcext:value-type="float">
            <text:p>9564083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758435266613E+018" calcext:value-type="float">
            <text:p>1.4758435266613E+018</text:p>
          </table:table-cell>
          <table:table-cell office:value-type="float" office:value="1.47584352675667E+018" calcext:value-type="float">
            <text:p>1.47584352675667E+018</text:p>
          </table:table-cell>
          <table:table-cell/>
          <table:table-cell table:formula="of:=[.C77] - [.B77]" office:value-type="float" office:value="95366656" calcext:value-type="float">
            <text:p>9536665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7584352666166E+018" calcext:value-type="float">
            <text:p>1.47584352666166E+018</text:p>
          </table:table-cell>
          <table:table-cell office:value-type="float" office:value="1.47584352675704E+018" calcext:value-type="float">
            <text:p>1.47584352675704E+018</text:p>
          </table:table-cell>
          <table:table-cell/>
          <table:table-cell table:formula="of:=[.C78] - [.B78]" office:value-type="float" office:value="95384576" calcext:value-type="float">
            <text:p>9538457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7584352666201E+018" calcext:value-type="float">
            <text:p>1.47584352666201E+018</text:p>
          </table:table-cell>
          <table:table-cell office:value-type="float" office:value="1.47584352675711E+018" calcext:value-type="float">
            <text:p>1.47584352675711E+018</text:p>
          </table:table-cell>
          <table:table-cell/>
          <table:table-cell table:formula="of:=[.C79] - [.B79]" office:value-type="float" office:value="95107840" calcext:value-type="float">
            <text:p>9510784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7584352666236E+018" calcext:value-type="float">
            <text:p>1.47584352666236E+018</text:p>
          </table:table-cell>
          <table:table-cell office:value-type="float" office:value="1.47584352675795E+018" calcext:value-type="float">
            <text:p>1.47584352675795E+018</text:p>
          </table:table-cell>
          <table:table-cell/>
          <table:table-cell table:formula="of:=[.C80] - [.B80]" office:value-type="float" office:value="95589888" calcext:value-type="float">
            <text:p>9558988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7584352666271E+018" calcext:value-type="float">
            <text:p>1.47584352666271E+018</text:p>
          </table:table-cell>
          <table:table-cell office:value-type="float" office:value="1.47584352675965E+018" calcext:value-type="float">
            <text:p>1.47584352675965E+018</text:p>
          </table:table-cell>
          <table:table-cell/>
          <table:table-cell table:formula="of:=[.C81] - [.B81]" office:value-type="float" office:value="96940288" calcext:value-type="float">
            <text:p>9694028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7584352666309E+018" calcext:value-type="float">
            <text:p>1.47584352666309E+018</text:p>
          </table:table-cell>
          <table:table-cell office:value-type="float" office:value="1.47584352676009E+018" calcext:value-type="float">
            <text:p>1.47584352676009E+018</text:p>
          </table:table-cell>
          <table:table-cell/>
          <table:table-cell table:formula="of:=[.C82] - [.B82]" office:value-type="float" office:value="96998144" calcext:value-type="float">
            <text:p>9699814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7584352666344E+018" calcext:value-type="float">
            <text:p>1.47584352666344E+018</text:p>
          </table:table-cell>
          <table:table-cell office:value-type="float" office:value="1.47584352676174E+018" calcext:value-type="float">
            <text:p>1.47584352676174E+018</text:p>
          </table:table-cell>
          <table:table-cell/>
          <table:table-cell table:formula="of:=[.C83] - [.B83]" office:value-type="float" office:value="98292480" calcext:value-type="float">
            <text:p>9829248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758435266638E+018" calcext:value-type="float">
            <text:p>1.4758435266638E+018</text:p>
          </table:table-cell>
          <table:table-cell office:value-type="float" office:value="1.47584352676382E+018" calcext:value-type="float">
            <text:p>1.47584352676382E+018</text:p>
          </table:table-cell>
          <table:table-cell/>
          <table:table-cell table:formula="of:=[.C84] - [.B84]" office:value-type="float" office:value="100025344" calcext:value-type="float">
            <text:p>10002534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758435266642E+018" calcext:value-type="float">
            <text:p>1.4758435266642E+018</text:p>
          </table:table-cell>
          <table:table-cell office:value-type="float" office:value="1.47584352676463E+018" calcext:value-type="float">
            <text:p>1.47584352676463E+018</text:p>
          </table:table-cell>
          <table:table-cell/>
          <table:table-cell table:formula="of:=[.C85] - [.B85]" office:value-type="float" office:value="100427776" calcext:value-type="float">
            <text:p>10042777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7584352666456E+018" calcext:value-type="float">
            <text:p>1.47584352666456E+018</text:p>
          </table:table-cell>
          <table:table-cell office:value-type="float" office:value="1.47584352676549E+018" calcext:value-type="float">
            <text:p>1.47584352676549E+018</text:p>
          </table:table-cell>
          <table:table-cell/>
          <table:table-cell table:formula="of:=[.C86] - [.B86]" office:value-type="float" office:value="100929024" calcext:value-type="float">
            <text:p>10092902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7584352666491E+018" calcext:value-type="float">
            <text:p>1.47584352666491E+018</text:p>
          </table:table-cell>
          <table:table-cell office:value-type="float" office:value="1.47584352676745E+018" calcext:value-type="float">
            <text:p>1.47584352676745E+018</text:p>
          </table:table-cell>
          <table:table-cell/>
          <table:table-cell table:formula="of:=[.C87] - [.B87]" office:value-type="float" office:value="102532352" calcext:value-type="float">
            <text:p>1025323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584352666526E+018" calcext:value-type="float">
            <text:p>1.47584352666526E+018</text:p>
          </table:table-cell>
          <table:table-cell office:value-type="float" office:value="1.47584352676944E+018" calcext:value-type="float">
            <text:p>1.47584352676944E+018</text:p>
          </table:table-cell>
          <table:table-cell/>
          <table:table-cell table:formula="of:=[.C88] - [.B88]" office:value-type="float" office:value="104174592" calcext:value-type="float">
            <text:p>10417459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7584352666562E+018" calcext:value-type="float">
            <text:p>1.47584352666562E+018</text:p>
          </table:table-cell>
          <table:table-cell office:value-type="float" office:value="1.47584352676987E+018" calcext:value-type="float">
            <text:p>1.47584352676987E+018</text:p>
          </table:table-cell>
          <table:table-cell/>
          <table:table-cell table:formula="of:=[.C89] - [.B89]" office:value-type="float" office:value="104258048" calcext:value-type="float">
            <text:p>10425804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7584352666597E+018" calcext:value-type="float">
            <text:p>1.47584352666597E+018</text:p>
          </table:table-cell>
          <table:table-cell office:value-type="float" office:value="1.47584352677121E+018" calcext:value-type="float">
            <text:p>1.47584352677121E+018</text:p>
          </table:table-cell>
          <table:table-cell/>
          <table:table-cell table:formula="of:=[.C90] - [.B90]" office:value-type="float" office:value="105239808" calcext:value-type="float">
            <text:p>10523980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7584352666637E+018" calcext:value-type="float">
            <text:p>1.47584352666637E+018</text:p>
          </table:table-cell>
          <table:table-cell office:value-type="float" office:value="1.47584352677379E+018" calcext:value-type="float">
            <text:p>1.47584352677379E+018</text:p>
          </table:table-cell>
          <table:table-cell/>
          <table:table-cell table:formula="of:=[.C91] - [.B91]" office:value-type="float" office:value="107418368" calcext:value-type="float">
            <text:p>10741836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7584352666673E+018" calcext:value-type="float">
            <text:p>1.47584352666673E+018</text:p>
          </table:table-cell>
          <table:table-cell office:value-type="float" office:value="1.47584352677387E+018" calcext:value-type="float">
            <text:p>1.47584352677387E+018</text:p>
          </table:table-cell>
          <table:table-cell/>
          <table:table-cell table:formula="of:=[.C92] - [.B92]" office:value-type="float" office:value="107145216" calcext:value-type="float">
            <text:p>10714521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7584352666708E+018" calcext:value-type="float">
            <text:p>1.47584352666708E+018</text:p>
          </table:table-cell>
          <table:table-cell office:value-type="float" office:value="1.47584352677656E+018" calcext:value-type="float">
            <text:p>1.47584352677656E+018</text:p>
          </table:table-cell>
          <table:table-cell/>
          <table:table-cell table:formula="of:=[.C93] - [.B93]" office:value-type="float" office:value="109483776" calcext:value-type="float">
            <text:p>10948377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7584352666743E+018" calcext:value-type="float">
            <text:p>1.47584352666743E+018</text:p>
          </table:table-cell>
          <table:table-cell office:value-type="float" office:value="1.47584352677876E+018" calcext:value-type="float">
            <text:p>1.47584352677876E+018</text:p>
          </table:table-cell>
          <table:table-cell/>
          <table:table-cell table:formula="of:=[.C94] - [.B94]" office:value-type="float" office:value="111323136" calcext:value-type="float">
            <text:p>11132313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7584352666783E+018" calcext:value-type="float">
            <text:p>1.47584352666783E+018</text:p>
          </table:table-cell>
          <table:table-cell office:value-type="float" office:value="1.47584352678245E+018" calcext:value-type="float">
            <text:p>1.47584352678245E+018</text:p>
          </table:table-cell>
          <table:table-cell/>
          <table:table-cell table:formula="of:=[.C95] - [.B95]" office:value-type="float" office:value="114619392" calcext:value-type="float">
            <text:p>11461939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758435266682E+018" calcext:value-type="float">
            <text:p>1.4758435266682E+018</text:p>
          </table:table-cell>
          <table:table-cell office:value-type="float" office:value="1.47584352678467E+018" calcext:value-type="float">
            <text:p>1.47584352678467E+018</text:p>
          </table:table-cell>
          <table:table-cell/>
          <table:table-cell table:formula="of:=[.C96] - [.B96]" office:value-type="float" office:value="116475136" calcext:value-type="float">
            <text:p>11647513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7584352666855E+018" calcext:value-type="float">
            <text:p>1.47584352666855E+018</text:p>
          </table:table-cell>
          <table:table-cell office:value-type="float" office:value="1.47584352678735E+018" calcext:value-type="float">
            <text:p>1.47584352678735E+018</text:p>
          </table:table-cell>
          <table:table-cell/>
          <table:table-cell table:formula="of:=[.C97] - [.B97]" office:value-type="float" office:value="118805760" calcext:value-type="float">
            <text:p>11880576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758435266689E+018" calcext:value-type="float">
            <text:p>1.4758435266689E+018</text:p>
          </table:table-cell>
          <table:table-cell office:value-type="float" office:value="1.47584352678743E+018" calcext:value-type="float">
            <text:p>1.47584352678743E+018</text:p>
          </table:table-cell>
          <table:table-cell/>
          <table:table-cell table:formula="of:=[.C98] - [.B98]" office:value-type="float" office:value="118528768" calcext:value-type="float">
            <text:p>11852876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7584352666956E+018" calcext:value-type="float">
            <text:p>1.47584352666956E+018</text:p>
          </table:table-cell>
          <table:table-cell office:value-type="float" office:value="1.4758435267875E+018" calcext:value-type="float">
            <text:p>1.4758435267875E+018</text:p>
          </table:table-cell>
          <table:table-cell/>
          <table:table-cell table:formula="of:=[.C99] - [.B99]" office:value-type="float" office:value="117942272" calcext:value-type="float">
            <text:p>11794227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7584352666992E+018" calcext:value-type="float">
            <text:p>1.47584352666992E+018</text:p>
          </table:table-cell>
          <table:table-cell office:value-type="float" office:value="1.47584352678757E+018" calcext:value-type="float">
            <text:p>1.47584352678757E+018</text:p>
          </table:table-cell>
          <table:table-cell/>
          <table:table-cell table:formula="of:=[.C100] - [.B100]" office:value-type="float" office:value="117647104" calcext:value-type="float">
            <text:p>11764710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758435266706E+018" calcext:value-type="float">
            <text:p>1.4758435266706E+018</text:p>
          </table:table-cell>
          <table:table-cell office:value-type="float" office:value="1.47584352678764E+018" calcext:value-type="float">
            <text:p>1.47584352678764E+018</text:p>
          </table:table-cell>
          <table:table-cell/>
          <table:table-cell table:formula="of:=[.C101] - [.B101]" office:value-type="float" office:value="117044736" calcext:value-type="float">
            <text:p>11704473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7584352667095E+018" calcext:value-type="float">
            <text:p>1.47584352667095E+018</text:p>
          </table:table-cell>
          <table:table-cell office:value-type="float" office:value="1.47584352678771E+018" calcext:value-type="float">
            <text:p>1.47584352678771E+018</text:p>
          </table:table-cell>
          <table:table-cell/>
          <table:table-cell table:formula="of:=[.C102] - [.B102]" office:value-type="float" office:value="116758784" calcext:value-type="float">
            <text:p>11675878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7584352667132E+018" calcext:value-type="float">
            <text:p>1.47584352667132E+018</text:p>
          </table:table-cell>
          <table:table-cell office:value-type="float" office:value="1.47584352678778E+018" calcext:value-type="float">
            <text:p>1.47584352678778E+018</text:p>
          </table:table-cell>
          <table:table-cell/>
          <table:table-cell table:formula="of:=[.C103] - [.B103]" office:value-type="float" office:value="116453376" calcext:value-type="float">
            <text:p>11645337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7584352667167E+018" calcext:value-type="float">
            <text:p>1.47584352667167E+018</text:p>
          </table:table-cell>
          <table:table-cell office:value-type="float" office:value="1.47584352678822E+018" calcext:value-type="float">
            <text:p>1.47584352678822E+018</text:p>
          </table:table-cell>
          <table:table-cell/>
          <table:table-cell table:formula="of:=[.C104] - [.B104]" office:value-type="float" office:value="116542208" calcext:value-type="float">
            <text:p>11654220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7584352667203E+018" calcext:value-type="float">
            <text:p>1.47584352667203E+018</text:p>
          </table:table-cell>
          <table:table-cell office:value-type="float" office:value="1.47584352678984E+018" calcext:value-type="float">
            <text:p>1.47584352678984E+018</text:p>
          </table:table-cell>
          <table:table-cell/>
          <table:table-cell table:formula="of:=[.C105] - [.B105]" office:value-type="float" office:value="117818112" calcext:value-type="float">
            <text:p>11781811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7584352667238E+018" calcext:value-type="float">
            <text:p>1.47584352667238E+018</text:p>
          </table:table-cell>
          <table:table-cell office:value-type="float" office:value="1.47584352679362E+018" calcext:value-type="float">
            <text:p>1.47584352679362E+018</text:p>
          </table:table-cell>
          <table:table-cell/>
          <table:table-cell table:formula="of:=[.C106] - [.B106]" office:value-type="float" office:value="121237504" calcext:value-type="float">
            <text:p>12123750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7584352667273E+018" calcext:value-type="float">
            <text:p>1.47584352667273E+018</text:p>
          </table:table-cell>
          <table:table-cell office:value-type="float" office:value="1.47584352679564E+018" calcext:value-type="float">
            <text:p>1.47584352679564E+018</text:p>
          </table:table-cell>
          <table:table-cell/>
          <table:table-cell table:formula="of:=[.C107] - [.B107]" office:value-type="float" office:value="122910976" calcext:value-type="float">
            <text:p>12291097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7584352667311E+018" calcext:value-type="float">
            <text:p>1.47584352667311E+018</text:p>
          </table:table-cell>
          <table:table-cell office:value-type="float" office:value="1.47584352679977E+018" calcext:value-type="float">
            <text:p>1.47584352679977E+018</text:p>
          </table:table-cell>
          <table:table-cell/>
          <table:table-cell table:formula="of:=[.C108] - [.B108]" office:value-type="float" office:value="126658304" calcext:value-type="float">
            <text:p>12665830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7584352667347E+018" calcext:value-type="float">
            <text:p>1.47584352667347E+018</text:p>
          </table:table-cell>
          <table:table-cell office:value-type="float" office:value="1.4758435268017E+018" calcext:value-type="float">
            <text:p>1.4758435268017E+018</text:p>
          </table:table-cell>
          <table:table-cell/>
          <table:table-cell table:formula="of:=[.C109] - [.B109]" office:value-type="float" office:value="128228864" calcext:value-type="float">
            <text:p>12822886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7584352667382E+018" calcext:value-type="float">
            <text:p>1.47584352667382E+018</text:p>
          </table:table-cell>
          <table:table-cell office:value-type="float" office:value="1.47584352680271E+018" calcext:value-type="float">
            <text:p>1.47584352680271E+018</text:p>
          </table:table-cell>
          <table:table-cell/>
          <table:table-cell table:formula="of:=[.C110] - [.B110]" office:value-type="float" office:value="128885248" calcext:value-type="float">
            <text:p>12888524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7584352667417E+018" calcext:value-type="float">
            <text:p>1.47584352667417E+018</text:p>
          </table:table-cell>
          <table:table-cell office:value-type="float" office:value="1.47584352680278E+018" calcext:value-type="float">
            <text:p>1.47584352680278E+018</text:p>
          </table:table-cell>
          <table:table-cell/>
          <table:table-cell table:formula="of:=[.C111] - [.B111]" office:value-type="float" office:value="128604928" calcext:value-type="float">
            <text:p>12860492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7584352667453E+018" calcext:value-type="float">
            <text:p>1.47584352667453E+018</text:p>
          </table:table-cell>
          <table:table-cell office:value-type="float" office:value="1.47584352680285E+018" calcext:value-type="float">
            <text:p>1.47584352680285E+018</text:p>
          </table:table-cell>
          <table:table-cell/>
          <table:table-cell table:formula="of:=[.C112] - [.B112]" office:value-type="float" office:value="128326912" calcext:value-type="float">
            <text:p>12832691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7584352667488E+018" calcext:value-type="float">
            <text:p>1.47584352667488E+018</text:p>
          </table:table-cell>
          <table:table-cell office:value-type="float" office:value="1.47584352680295E+018" calcext:value-type="float">
            <text:p>1.47584352680295E+018</text:p>
          </table:table-cell>
          <table:table-cell/>
          <table:table-cell table:formula="of:=[.C113] - [.B113]" office:value-type="float" office:value="128075776" calcext:value-type="float">
            <text:p>12807577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7584352667522E+018" calcext:value-type="float">
            <text:p>1.47584352667522E+018</text:p>
          </table:table-cell>
          <table:table-cell office:value-type="float" office:value="1.47584352680302E+018" calcext:value-type="float">
            <text:p>1.47584352680302E+018</text:p>
          </table:table-cell>
          <table:table-cell/>
          <table:table-cell table:formula="of:=[.C114] - [.B114]" office:value-type="float" office:value="127796736" calcext:value-type="float">
            <text:p>12779673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7584352667558E+018" calcext:value-type="float">
            <text:p>1.47584352667558E+018</text:p>
          </table:table-cell>
          <table:table-cell office:value-type="float" office:value="1.47584352680309E+018" calcext:value-type="float">
            <text:p>1.47584352680309E+018</text:p>
          </table:table-cell>
          <table:table-cell/>
          <table:table-cell table:formula="of:=[.C115] - [.B115]" office:value-type="float" office:value="127508992" calcext:value-type="float">
            <text:p>12750899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7584352667593E+018" calcext:value-type="float">
            <text:p>1.47584352667593E+018</text:p>
          </table:table-cell>
          <table:table-cell office:value-type="float" office:value="1.47584352680316E+018" calcext:value-type="float">
            <text:p>1.47584352680316E+018</text:p>
          </table:table-cell>
          <table:table-cell/>
          <table:table-cell table:formula="of:=[.C116] - [.B116]" office:value-type="float" office:value="127223808" calcext:value-type="float">
            <text:p>12722380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7584352667629E+018" calcext:value-type="float">
            <text:p>1.47584352667629E+018</text:p>
          </table:table-cell>
          <table:table-cell office:value-type="float" office:value="1.47584352680324E+018" calcext:value-type="float">
            <text:p>1.47584352680324E+018</text:p>
          </table:table-cell>
          <table:table-cell/>
          <table:table-cell table:formula="of:=[.C117] - [.B117]" office:value-type="float" office:value="126958080" calcext:value-type="float">
            <text:p>12695808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7584352667664E+018" calcext:value-type="float">
            <text:p>1.47584352667664E+018</text:p>
          </table:table-cell>
          <table:table-cell office:value-type="float" office:value="1.47584352680978E+018" calcext:value-type="float">
            <text:p>1.47584352680978E+018</text:p>
          </table:table-cell>
          <table:table-cell/>
          <table:table-cell table:formula="of:=[.C118] - [.B118]" office:value-type="float" office:value="133139200" calcext:value-type="float">
            <text:p>1331392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7584352667699E+018" calcext:value-type="float">
            <text:p>1.47584352667699E+018</text:p>
          </table:table-cell>
          <table:table-cell office:value-type="float" office:value="1.47584352680986E+018" calcext:value-type="float">
            <text:p>1.47584352680986E+018</text:p>
          </table:table-cell>
          <table:table-cell/>
          <table:table-cell table:formula="of:=[.C119] - [.B119]" office:value-type="float" office:value="132871680" calcext:value-type="float">
            <text:p>13287168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7584352667734E+018" calcext:value-type="float">
            <text:p>1.47584352667734E+018</text:p>
          </table:table-cell>
          <table:table-cell office:value-type="float" office:value="1.47584352681077E+018" calcext:value-type="float">
            <text:p>1.47584352681077E+018</text:p>
          </table:table-cell>
          <table:table-cell/>
          <table:table-cell table:formula="of:=[.C120] - [.B120]" office:value-type="float" office:value="133427200" calcext:value-type="float">
            <text:p>1334272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7584352667769E+018" calcext:value-type="float">
            <text:p>1.47584352667769E+018</text:p>
          </table:table-cell>
          <table:table-cell office:value-type="float" office:value="1.47584352681217E+018" calcext:value-type="float">
            <text:p>1.47584352681217E+018</text:p>
          </table:table-cell>
          <table:table-cell/>
          <table:table-cell table:formula="of:=[.C121] - [.B121]" office:value-type="float" office:value="134475008" calcext:value-type="float">
            <text:p>13447500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7584352667805E+018" calcext:value-type="float">
            <text:p>1.47584352667805E+018</text:p>
          </table:table-cell>
          <table:table-cell office:value-type="float" office:value="1.47584352681521E+018" calcext:value-type="float">
            <text:p>1.47584352681521E+018</text:p>
          </table:table-cell>
          <table:table-cell/>
          <table:table-cell table:formula="of:=[.C122] - [.B122]" office:value-type="float" office:value="137156096" calcext:value-type="float">
            <text:p>13715609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758435266784E+018" calcext:value-type="float">
            <text:p>1.4758435266784E+018</text:p>
          </table:table-cell>
          <table:table-cell office:value-type="float" office:value="1.47584352681573E+018" calcext:value-type="float">
            <text:p>1.47584352681573E+018</text:p>
          </table:table-cell>
          <table:table-cell/>
          <table:table-cell table:formula="of:=[.C123] - [.B123]" office:value-type="float" office:value="137330432" calcext:value-type="float">
            <text:p>13733043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7584352667875E+018" calcext:value-type="float">
            <text:p>1.47584352667875E+018</text:p>
          </table:table-cell>
          <table:table-cell office:value-type="float" office:value="1.47584352681817E+018" calcext:value-type="float">
            <text:p>1.47584352681817E+018</text:p>
          </table:table-cell>
          <table:table-cell/>
          <table:table-cell table:formula="of:=[.C124] - [.B124]" office:value-type="float" office:value="139420160" calcext:value-type="float">
            <text:p>13942016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758435266791E+018" calcext:value-type="float">
            <text:p>1.4758435266791E+018</text:p>
          </table:table-cell>
          <table:table-cell office:value-type="float" office:value="1.47584352681993E+018" calcext:value-type="float">
            <text:p>1.47584352681993E+018</text:p>
          </table:table-cell>
          <table:table-cell/>
          <table:table-cell table:formula="of:=[.C125] - [.B125]" office:value-type="float" office:value="140820992" calcext:value-type="float">
            <text:p>14082099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7584352667946E+018" calcext:value-type="float">
            <text:p>1.47584352667946E+018</text:p>
          </table:table-cell>
          <table:table-cell office:value-type="float" office:value="1.47584352682046E+018" calcext:value-type="float">
            <text:p>1.47584352682046E+018</text:p>
          </table:table-cell>
          <table:table-cell/>
          <table:table-cell table:formula="of:=[.C126] - [.B126]" office:value-type="float" office:value="140999936" calcext:value-type="float">
            <text:p>14099993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7584352667981E+018" calcext:value-type="float">
            <text:p>1.47584352667981E+018</text:p>
          </table:table-cell>
          <table:table-cell office:value-type="float" office:value="1.47584352682053E+018" calcext:value-type="float">
            <text:p>1.47584352682053E+018</text:p>
          </table:table-cell>
          <table:table-cell/>
          <table:table-cell table:formula="of:=[.C127] - [.B127]" office:value-type="float" office:value="140719872" calcext:value-type="float">
            <text:p>14071987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7584352668016E+018" calcext:value-type="float">
            <text:p>1.47584352668016E+018</text:p>
          </table:table-cell>
          <table:table-cell office:value-type="float" office:value="1.47584352682102E+018" calcext:value-type="float">
            <text:p>1.47584352682102E+018</text:p>
          </table:table-cell>
          <table:table-cell/>
          <table:table-cell table:formula="of:=[.C128] - [.B128]" office:value-type="float" office:value="140860928" calcext:value-type="float">
            <text:p>14086092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7584352668051E+018" calcext:value-type="float">
            <text:p>1.47584352668051E+018</text:p>
          </table:table-cell>
          <table:table-cell office:value-type="float" office:value="1.47584352682151E+018" calcext:value-type="float">
            <text:p>1.47584352682151E+018</text:p>
          </table:table-cell>
          <table:table-cell/>
          <table:table-cell table:formula="of:=[.C129] - [.B129]" office:value-type="float" office:value="140995328" calcext:value-type="float">
            <text:p>14099532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7584352668091E+018" calcext:value-type="float">
            <text:p>1.47584352668091E+018</text:p>
          </table:table-cell>
          <table:table-cell office:value-type="float" office:value="1.475843526822E+018" calcext:value-type="float">
            <text:p>1.475843526822E+018</text:p>
          </table:table-cell>
          <table:table-cell/>
          <table:table-cell table:formula="of:=[.C130] - [.B130]" office:value-type="float" office:value="141089792" calcext:value-type="float">
            <text:p>14108979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7584352668131E+018" calcext:value-type="float">
            <text:p>1.47584352668131E+018</text:p>
          </table:table-cell>
          <table:table-cell office:value-type="float" office:value="1.47584352682207E+018" calcext:value-type="float">
            <text:p>1.47584352682207E+018</text:p>
          </table:table-cell>
          <table:table-cell/>
          <table:table-cell table:formula="of:=[.C131] - [.B131]" office:value-type="float" office:value="140765184" calcext:value-type="float">
            <text:p>14076518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7584352668167E+018" calcext:value-type="float">
            <text:p>1.47584352668167E+018</text:p>
          </table:table-cell>
          <table:table-cell office:value-type="float" office:value="1.47584352682214E+018" calcext:value-type="float">
            <text:p>1.47584352682214E+018</text:p>
          </table:table-cell>
          <table:table-cell/>
          <table:table-cell table:formula="of:=[.C132] - [.B132]" office:value-type="float" office:value="140474880" calcext:value-type="float">
            <text:p>14047488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7584352668232E+018" calcext:value-type="float">
            <text:p>1.47584352668232E+018</text:p>
          </table:table-cell>
          <table:table-cell office:value-type="float" office:value="1.47584352682221E+018" calcext:value-type="float">
            <text:p>1.47584352682221E+018</text:p>
          </table:table-cell>
          <table:table-cell/>
          <table:table-cell table:formula="of:=[.C133] - [.B133]" office:value-type="float" office:value="139888128" calcext:value-type="float">
            <text:p>13988812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7584352668275E+018" calcext:value-type="float">
            <text:p>1.47584352668275E+018</text:p>
          </table:table-cell>
          <table:table-cell office:value-type="float" office:value="1.47584352682228E+018" calcext:value-type="float">
            <text:p>1.47584352682228E+018</text:p>
          </table:table-cell>
          <table:table-cell/>
          <table:table-cell table:formula="of:=[.C134] - [.B134]" office:value-type="float" office:value="139532800" calcext:value-type="float">
            <text:p>1395328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7584352668315E+018" calcext:value-type="float">
            <text:p>1.47584352668315E+018</text:p>
          </table:table-cell>
          <table:table-cell office:value-type="float" office:value="1.47584352682235E+018" calcext:value-type="float">
            <text:p>1.47584352682235E+018</text:p>
          </table:table-cell>
          <table:table-cell/>
          <table:table-cell table:formula="of:=[.C135] - [.B135]" office:value-type="float" office:value="139201792" calcext:value-type="float">
            <text:p>13920179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758435266835E+018" calcext:value-type="float">
            <text:p>1.4758435266835E+018</text:p>
          </table:table-cell>
          <table:table-cell office:value-type="float" office:value="1.47584352682242E+018" calcext:value-type="float">
            <text:p>1.47584352682242E+018</text:p>
          </table:table-cell>
          <table:table-cell/>
          <table:table-cell table:formula="of:=[.C136] - [.B136]" office:value-type="float" office:value="138912000" calcext:value-type="float">
            <text:p>1389120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7584352668386E+018" calcext:value-type="float">
            <text:p>1.47584352668386E+018</text:p>
          </table:table-cell>
          <table:table-cell office:value-type="float" office:value="1.47584352682249E+018" calcext:value-type="float">
            <text:p>1.47584352682249E+018</text:p>
          </table:table-cell>
          <table:table-cell/>
          <table:table-cell table:formula="of:=[.C137] - [.B137]" office:value-type="float" office:value="138630144" calcext:value-type="float">
            <text:p>13863014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7584352668427E+018" calcext:value-type="float">
            <text:p>1.47584352668427E+018</text:p>
          </table:table-cell>
          <table:table-cell office:value-type="float" office:value="1.475843526823E+018" calcext:value-type="float">
            <text:p>1.475843526823E+018</text:p>
          </table:table-cell>
          <table:table-cell/>
          <table:table-cell table:formula="of:=[.C138] - [.B138]" office:value-type="float" office:value="138736896" calcext:value-type="float">
            <text:p>13873689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7584352668462E+018" calcext:value-type="float">
            <text:p>1.47584352668462E+018</text:p>
          </table:table-cell>
          <table:table-cell office:value-type="float" office:value="1.47584352682308E+018" calcext:value-type="float">
            <text:p>1.47584352682308E+018</text:p>
          </table:table-cell>
          <table:table-cell/>
          <table:table-cell table:formula="of:=[.C139] - [.B139]" office:value-type="float" office:value="138452992" calcext:value-type="float">
            <text:p>13845299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7584352668497E+018" calcext:value-type="float">
            <text:p>1.47584352668497E+018</text:p>
          </table:table-cell>
          <table:table-cell office:value-type="float" office:value="1.47584352682314E+018" calcext:value-type="float">
            <text:p>1.47584352682314E+018</text:p>
          </table:table-cell>
          <table:table-cell/>
          <table:table-cell table:formula="of:=[.C140] - [.B140]" office:value-type="float" office:value="138171904" calcext:value-type="float">
            <text:p>13817190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7584352668532E+018" calcext:value-type="float">
            <text:p>1.47584352668532E+018</text:p>
          </table:table-cell>
          <table:table-cell office:value-type="float" office:value="1.47584352682322E+018" calcext:value-type="float">
            <text:p>1.47584352682322E+018</text:p>
          </table:table-cell>
          <table:table-cell/>
          <table:table-cell table:formula="of:=[.C141] - [.B141]" office:value-type="float" office:value="137895168" calcext:value-type="float">
            <text:p>13789516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7584352668572E+018" calcext:value-type="float">
            <text:p>1.47584352668572E+018</text:p>
          </table:table-cell>
          <table:table-cell office:value-type="float" office:value="1.47584352682329E+018" calcext:value-type="float">
            <text:p>1.47584352682329E+018</text:p>
          </table:table-cell>
          <table:table-cell/>
          <table:table-cell table:formula="of:=[.C142] - [.B142]" office:value-type="float" office:value="137564160" calcext:value-type="float">
            <text:p>13756416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7584352668608E+018" calcext:value-type="float">
            <text:p>1.47584352668608E+018</text:p>
          </table:table-cell>
          <table:table-cell office:value-type="float" office:value="1.47584352682335E+018" calcext:value-type="float">
            <text:p>1.47584352682335E+018</text:p>
          </table:table-cell>
          <table:table-cell/>
          <table:table-cell table:formula="of:=[.C143] - [.B143]" office:value-type="float" office:value="137275648" calcext:value-type="float">
            <text:p>13727564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7584352668643E+018" calcext:value-type="float">
            <text:p>1.47584352668643E+018</text:p>
          </table:table-cell>
          <table:table-cell office:value-type="float" office:value="1.47584352682342E+018" calcext:value-type="float">
            <text:p>1.47584352682342E+018</text:p>
          </table:table-cell>
          <table:table-cell/>
          <table:table-cell table:formula="of:=[.C144] - [.B144]" office:value-type="float" office:value="136993792" calcext:value-type="float">
            <text:p>13699379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7584352668702E+018" calcext:value-type="float">
            <text:p>1.47584352668702E+018</text:p>
          </table:table-cell>
          <table:table-cell office:value-type="float" office:value="1.47584352682349E+018" calcext:value-type="float">
            <text:p>1.47584352682349E+018</text:p>
          </table:table-cell>
          <table:table-cell/>
          <table:table-cell table:formula="of:=[.C145] - [.B145]" office:value-type="float" office:value="136471552" calcext:value-type="float">
            <text:p>13647155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7584352668738E+018" calcext:value-type="float">
            <text:p>1.47584352668738E+018</text:p>
          </table:table-cell>
          <table:table-cell office:value-type="float" office:value="1.47584352682398E+018" calcext:value-type="float">
            <text:p>1.47584352682398E+018</text:p>
          </table:table-cell>
          <table:table-cell/>
          <table:table-cell table:formula="of:=[.C146] - [.B146]" office:value-type="float" office:value="136595968" calcext:value-type="float">
            <text:p>13659596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7584352668773E+018" calcext:value-type="float">
            <text:p>1.47584352668773E+018</text:p>
          </table:table-cell>
          <table:table-cell office:value-type="float" office:value="1.47584352682405E+018" calcext:value-type="float">
            <text:p>1.47584352682405E+018</text:p>
          </table:table-cell>
          <table:table-cell/>
          <table:table-cell table:formula="of:=[.C147] - [.B147]" office:value-type="float" office:value="136317184" calcext:value-type="float">
            <text:p>13631718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7584352668809E+018" calcext:value-type="float">
            <text:p>1.47584352668809E+018</text:p>
          </table:table-cell>
          <table:table-cell office:value-type="float" office:value="1.47584352682412E+018" calcext:value-type="float">
            <text:p>1.47584352682412E+018</text:p>
          </table:table-cell>
          <table:table-cell/>
          <table:table-cell table:formula="of:=[.C148] - [.B148]" office:value-type="float" office:value="136034816" calcext:value-type="float">
            <text:p>13603481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7584352668849E+018" calcext:value-type="float">
            <text:p>1.47584352668849E+018</text:p>
          </table:table-cell>
          <table:table-cell office:value-type="float" office:value="1.47584352682419E+018" calcext:value-type="float">
            <text:p>1.47584352682419E+018</text:p>
          </table:table-cell>
          <table:table-cell/>
          <table:table-cell table:formula="of:=[.C149] - [.B149]" office:value-type="float" office:value="135701248" calcext:value-type="float">
            <text:p>13570124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7584352668884E+018" calcext:value-type="float">
            <text:p>1.47584352668884E+018</text:p>
          </table:table-cell>
          <table:table-cell office:value-type="float" office:value="1.47584352682426E+018" calcext:value-type="float">
            <text:p>1.47584352682426E+018</text:p>
          </table:table-cell>
          <table:table-cell/>
          <table:table-cell table:formula="of:=[.C150] - [.B150]" office:value-type="float" office:value="135413760" calcext:value-type="float">
            <text:p>13541376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758435266892E+018" calcext:value-type="float">
            <text:p>1.4758435266892E+018</text:p>
          </table:table-cell>
          <table:table-cell office:value-type="float" office:value="1.47584352682433E+018" calcext:value-type="float">
            <text:p>1.47584352682433E+018</text:p>
          </table:table-cell>
          <table:table-cell/>
          <table:table-cell table:formula="of:=[.C151] - [.B151]" office:value-type="float" office:value="135130880" calcext:value-type="float">
            <text:p>13513088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7584352668955E+018" calcext:value-type="float">
            <text:p>1.47584352668955E+018</text:p>
          </table:table-cell>
          <table:table-cell office:value-type="float" office:value="1.4758435268244E+018" calcext:value-type="float">
            <text:p>1.4758435268244E+018</text:p>
          </table:table-cell>
          <table:table-cell/>
          <table:table-cell table:formula="of:=[.C152] - [.B152]" office:value-type="float" office:value="134849792" calcext:value-type="float">
            <text:p>13484979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7584352668995E+018" calcext:value-type="float">
            <text:p>1.47584352668995E+018</text:p>
          </table:table-cell>
          <table:table-cell office:value-type="float" office:value="1.47584352682447E+018" calcext:value-type="float">
            <text:p>1.47584352682447E+018</text:p>
          </table:table-cell>
          <table:table-cell/>
          <table:table-cell table:formula="of:=[.C153] - [.B153]" office:value-type="float" office:value="134522112" calcext:value-type="float">
            <text:p>13452211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758435266903E+018" calcext:value-type="float">
            <text:p>1.4758435266903E+018</text:p>
          </table:table-cell>
          <table:table-cell office:value-type="float" office:value="1.47584352682454E+018" calcext:value-type="float">
            <text:p>1.47584352682454E+018</text:p>
          </table:table-cell>
          <table:table-cell/>
          <table:table-cell table:formula="of:=[.C154] - [.B154]" office:value-type="float" office:value="134235136" calcext:value-type="float">
            <text:p>13423513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7584352669065E+018" calcext:value-type="float">
            <text:p>1.47584352669065E+018</text:p>
          </table:table-cell>
          <table:table-cell office:value-type="float" office:value="1.4758435268246E+018" calcext:value-type="float">
            <text:p>1.4758435268246E+018</text:p>
          </table:table-cell>
          <table:table-cell/>
          <table:table-cell table:formula="of:=[.C155] - [.B155]" office:value-type="float" office:value="133953024" calcext:value-type="float">
            <text:p>13395302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7584352669106E+018" calcext:value-type="float">
            <text:p>1.47584352669106E+018</text:p>
          </table:table-cell>
          <table:table-cell office:value-type="float" office:value="1.47584352682468E+018" calcext:value-type="float">
            <text:p>1.47584352682468E+018</text:p>
          </table:table-cell>
          <table:table-cell/>
          <table:table-cell table:formula="of:=[.C156] - [.B156]" office:value-type="float" office:value="133612032" calcext:value-type="float">
            <text:p>13361203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7584352669142E+018" calcext:value-type="float">
            <text:p>1.47584352669142E+018</text:p>
          </table:table-cell>
          <table:table-cell office:value-type="float" office:value="1.47584352682474E+018" calcext:value-type="float">
            <text:p>1.47584352682474E+018</text:p>
          </table:table-cell>
          <table:table-cell/>
          <table:table-cell table:formula="of:=[.C157] - [.B157]" office:value-type="float" office:value="133320192" calcext:value-type="float">
            <text:p>13332019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7584352669201E+018" calcext:value-type="float">
            <text:p>1.47584352669201E+018</text:p>
          </table:table-cell>
          <table:table-cell office:value-type="float" office:value="1.47584352682481E+018" calcext:value-type="float">
            <text:p>1.47584352682481E+018</text:p>
          </table:table-cell>
          <table:table-cell/>
          <table:table-cell table:formula="of:=[.C158] - [.B158]" office:value-type="float" office:value="132798720" calcext:value-type="float">
            <text:p>13279872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7584352669302E+018" calcext:value-type="float">
            <text:p>1.47584352669302E+018</text:p>
          </table:table-cell>
          <table:table-cell office:value-type="float" office:value="1.47584352682488E+018" calcext:value-type="float">
            <text:p>1.47584352682488E+018</text:p>
          </table:table-cell>
          <table:table-cell/>
          <table:table-cell table:formula="of:=[.C159] - [.B159]" office:value-type="float" office:value="131861760" calcext:value-type="float">
            <text:p>13186176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7584352669341E+018" calcext:value-type="float">
            <text:p>1.47584352669341E+018</text:p>
          </table:table-cell>
          <table:table-cell office:value-type="float" office:value="1.47584352682495E+018" calcext:value-type="float">
            <text:p>1.47584352682495E+018</text:p>
          </table:table-cell>
          <table:table-cell/>
          <table:table-cell table:formula="of:=[.C160] - [.B160]" office:value-type="float" office:value="131538432" calcext:value-type="float">
            <text:p>13153843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7584352669412E+018" calcext:value-type="float">
            <text:p>1.47584352669412E+018</text:p>
          </table:table-cell>
          <table:table-cell office:value-type="float" office:value="1.4758435268255E+018" calcext:value-type="float">
            <text:p>1.4758435268255E+018</text:p>
          </table:table-cell>
          <table:table-cell/>
          <table:table-cell table:formula="of:=[.C161] - [.B161]" office:value-type="float" office:value="131379200" calcext:value-type="float">
            <text:p>13137920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7584352669448E+018" calcext:value-type="float">
            <text:p>1.47584352669448E+018</text:p>
          </table:table-cell>
          <table:table-cell office:value-type="float" office:value="1.47584352682558E+018" calcext:value-type="float">
            <text:p>1.47584352682558E+018</text:p>
          </table:table-cell>
          <table:table-cell/>
          <table:table-cell table:formula="of:=[.C162] - [.B162]" office:value-type="float" office:value="131094272" calcext:value-type="float">
            <text:p>13109427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7584352669496E+018" calcext:value-type="float">
            <text:p>1.47584352669496E+018</text:p>
          </table:table-cell>
          <table:table-cell office:value-type="float" office:value="1.47584352682565E+018" calcext:value-type="float">
            <text:p>1.47584352682565E+018</text:p>
          </table:table-cell>
          <table:table-cell/>
          <table:table-cell table:formula="of:=[.C163] - [.B163]" office:value-type="float" office:value="130681344" calcext:value-type="float">
            <text:p>13068134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7584352669537E+018" calcext:value-type="float">
            <text:p>1.47584352669537E+018</text:p>
          </table:table-cell>
          <table:table-cell office:value-type="float" office:value="1.47584352682571E+018" calcext:value-type="float">
            <text:p>1.47584352682571E+018</text:p>
          </table:table-cell>
          <table:table-cell/>
          <table:table-cell table:formula="of:=[.C164] - [.B164]" office:value-type="float" office:value="130339072" calcext:value-type="float">
            <text:p>13033907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7584352669573E+018" calcext:value-type="float">
            <text:p>1.47584352669573E+018</text:p>
          </table:table-cell>
          <table:table-cell office:value-type="float" office:value="1.47584352682578E+018" calcext:value-type="float">
            <text:p>1.47584352682578E+018</text:p>
          </table:table-cell>
          <table:table-cell/>
          <table:table-cell table:formula="of:=[.C165] - [.B165]" office:value-type="float" office:value="130052352" calcext:value-type="float">
            <text:p>13005235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7584352669616E+018" calcext:value-type="float">
            <text:p>1.47584352669616E+018</text:p>
          </table:table-cell>
          <table:table-cell office:value-type="float" office:value="1.47584352682585E+018" calcext:value-type="float">
            <text:p>1.47584352682585E+018</text:p>
          </table:table-cell>
          <table:table-cell/>
          <table:table-cell table:formula="of:=[.C166] - [.B166]" office:value-type="float" office:value="129691392" calcext:value-type="float">
            <text:p>12969139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7584352669657E+018" calcext:value-type="float">
            <text:p>1.47584352669657E+018</text:p>
          </table:table-cell>
          <table:table-cell office:value-type="float" office:value="1.47584352682602E+018" calcext:value-type="float">
            <text:p>1.47584352682602E+018</text:p>
          </table:table-cell>
          <table:table-cell/>
          <table:table-cell table:formula="of:=[.C167] - [.B167]" office:value-type="float" office:value="129448960" calcext:value-type="float">
            <text:p>12944896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7584352669692E+018" calcext:value-type="float">
            <text:p>1.47584352669692E+018</text:p>
          </table:table-cell>
          <table:table-cell office:value-type="float" office:value="1.47584352682609E+018" calcext:value-type="float">
            <text:p>1.47584352682609E+018</text:p>
          </table:table-cell>
          <table:table-cell/>
          <table:table-cell table:formula="of:=[.C168] - [.B168]" office:value-type="float" office:value="129168128" calcext:value-type="float">
            <text:p>12916812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7584352669727E+018" calcext:value-type="float">
            <text:p>1.47584352669727E+018</text:p>
          </table:table-cell>
          <table:table-cell office:value-type="float" office:value="1.47584352682616E+018" calcext:value-type="float">
            <text:p>1.47584352682616E+018</text:p>
          </table:table-cell>
          <table:table-cell/>
          <table:table-cell table:formula="of:=[.C169] - [.B169]" office:value-type="float" office:value="128885248" calcext:value-type="float">
            <text:p>12888524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7584352669762E+018" calcext:value-type="float">
            <text:p>1.47584352669762E+018</text:p>
          </table:table-cell>
          <table:table-cell office:value-type="float" office:value="1.47584352682623E+018" calcext:value-type="float">
            <text:p>1.47584352682623E+018</text:p>
          </table:table-cell>
          <table:table-cell/>
          <table:table-cell table:formula="of:=[.C170] - [.B170]" office:value-type="float" office:value="128601856" calcext:value-type="float">
            <text:p>12860185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7584352669802E+018" calcext:value-type="float">
            <text:p>1.47584352669802E+018</text:p>
          </table:table-cell>
          <table:table-cell office:value-type="float" office:value="1.4758435268263E+018" calcext:value-type="float">
            <text:p>1.4758435268263E+018</text:p>
          </table:table-cell>
          <table:table-cell/>
          <table:table-cell table:formula="of:=[.C171] - [.B171]" office:value-type="float" office:value="128275968" calcext:value-type="float">
            <text:p>12827596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7584352669838E+018" calcext:value-type="float">
            <text:p>1.47584352669838E+018</text:p>
          </table:table-cell>
          <table:table-cell office:value-type="float" office:value="1.47584352682637E+018" calcext:value-type="float">
            <text:p>1.47584352682637E+018</text:p>
          </table:table-cell>
          <table:table-cell/>
          <table:table-cell table:formula="of:=[.C172] - [.B172]" office:value-type="float" office:value="127986176" calcext:value-type="float">
            <text:p>12798617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7584352669873E+018" calcext:value-type="float">
            <text:p>1.47584352669873E+018</text:p>
          </table:table-cell>
          <table:table-cell office:value-type="float" office:value="1.47584352682643E+018" calcext:value-type="float">
            <text:p>1.47584352682643E+018</text:p>
          </table:table-cell>
          <table:table-cell/>
          <table:table-cell table:formula="of:=[.C173] - [.B173]" office:value-type="float" office:value="127700992" calcext:value-type="float">
            <text:p>12770099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7584352669916E+018" calcext:value-type="float">
            <text:p>1.47584352669916E+018</text:p>
          </table:table-cell>
          <table:table-cell office:value-type="float" office:value="1.4758435268265E+018" calcext:value-type="float">
            <text:p>1.4758435268265E+018</text:p>
          </table:table-cell>
          <table:table-cell/>
          <table:table-cell table:formula="of:=[.C174] - [.B174]" office:value-type="float" office:value="127336704" calcext:value-type="float">
            <text:p>12733670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7584352669954E+018" calcext:value-type="float">
            <text:p>1.47584352669954E+018</text:p>
          </table:table-cell>
          <table:table-cell office:value-type="float" office:value="1.47584352682657E+018" calcext:value-type="float">
            <text:p>1.47584352682657E+018</text:p>
          </table:table-cell>
          <table:table-cell/>
          <table:table-cell table:formula="of:=[.C175] - [.B175]" office:value-type="float" office:value="127033088" calcext:value-type="float">
            <text:p>12703308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7584352669994E+018" calcext:value-type="float">
            <text:p>1.47584352669994E+018</text:p>
          </table:table-cell>
          <table:table-cell office:value-type="float" office:value="1.47584352682708E+018" calcext:value-type="float">
            <text:p>1.47584352682708E+018</text:p>
          </table:table-cell>
          <table:table-cell/>
          <table:table-cell table:formula="of:=[.C176] - [.B176]" office:value-type="float" office:value="127144448" calcext:value-type="float">
            <text:p>12714444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7584352670029E+018" calcext:value-type="float">
            <text:p>1.47584352670029E+018</text:p>
          </table:table-cell>
          <table:table-cell office:value-type="float" office:value="1.47584352682716E+018" calcext:value-type="float">
            <text:p>1.47584352682716E+018</text:p>
          </table:table-cell>
          <table:table-cell/>
          <table:table-cell table:formula="of:=[.C177] - [.B177]" office:value-type="float" office:value="126864896" calcext:value-type="float">
            <text:p>12686489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7584352670069E+018" calcext:value-type="float">
            <text:p>1.47584352670069E+018</text:p>
          </table:table-cell>
          <table:table-cell office:value-type="float" office:value="1.47584352682724E+018" calcext:value-type="float">
            <text:p>1.47584352682724E+018</text:p>
          </table:table-cell>
          <table:table-cell/>
          <table:table-cell table:formula="of:=[.C178] - [.B178]" office:value-type="float" office:value="126546944" calcext:value-type="float">
            <text:p>12654694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7584352670105E+018" calcext:value-type="float">
            <text:p>1.47584352670105E+018</text:p>
          </table:table-cell>
          <table:table-cell office:value-type="float" office:value="1.47584352683405E+018" calcext:value-type="float">
            <text:p>1.47584352683405E+018</text:p>
          </table:table-cell>
          <table:table-cell/>
          <table:table-cell table:formula="of:=[.C179] - [.B179]" office:value-type="float" office:value="133005312" calcext:value-type="float">
            <text:p>13300531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758435267014E+018" calcext:value-type="float">
            <text:p>1.4758435267014E+018</text:p>
          </table:table-cell>
          <table:table-cell office:value-type="float" office:value="1.47584352683414E+018" calcext:value-type="float">
            <text:p>1.47584352683414E+018</text:p>
          </table:table-cell>
          <table:table-cell/>
          <table:table-cell table:formula="of:=[.C180] - [.B180]" office:value-type="float" office:value="132738048" calcext:value-type="float">
            <text:p>13273804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7584352670175E+018" calcext:value-type="float">
            <text:p>1.47584352670175E+018</text:p>
          </table:table-cell>
          <table:table-cell office:value-type="float" office:value="1.47584352683421E+018" calcext:value-type="float">
            <text:p>1.47584352683421E+018</text:p>
          </table:table-cell>
          <table:table-cell/>
          <table:table-cell table:formula="of:=[.C181] - [.B181]" office:value-type="float" office:value="132455936" calcext:value-type="float">
            <text:p>13245593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7584352670211E+018" calcext:value-type="float">
            <text:p>1.47584352670211E+018</text:p>
          </table:table-cell>
          <table:table-cell office:value-type="float" office:value="1.47584352683428E+018" calcext:value-type="float">
            <text:p>1.47584352683428E+018</text:p>
          </table:table-cell>
          <table:table-cell/>
          <table:table-cell table:formula="of:=[.C182] - [.B182]" office:value-type="float" office:value="132171008" calcext:value-type="float">
            <text:p>13217100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7584352670249E+018" calcext:value-type="float">
            <text:p>1.47584352670249E+018</text:p>
          </table:table-cell>
          <table:table-cell office:value-type="float" office:value="1.47584352683435E+018" calcext:value-type="float">
            <text:p>1.47584352683435E+018</text:p>
          </table:table-cell>
          <table:table-cell/>
          <table:table-cell table:formula="of:=[.C183] - [.B183]" office:value-type="float" office:value="131857920" calcext:value-type="float">
            <text:p>13185792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7584352670293E+018" calcext:value-type="float">
            <text:p>1.47584352670293E+018</text:p>
          </table:table-cell>
          <table:table-cell office:value-type="float" office:value="1.47584352683441E+018" calcext:value-type="float">
            <text:p>1.47584352683441E+018</text:p>
          </table:table-cell>
          <table:table-cell/>
          <table:table-cell table:formula="of:=[.C184] - [.B184]" office:value-type="float" office:value="131484160" calcext:value-type="float">
            <text:p>13148416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7584352670357E+018" calcext:value-type="float">
            <text:p>1.47584352670357E+018</text:p>
          </table:table-cell>
          <table:table-cell office:value-type="float" office:value="1.47584352683646E+018" calcext:value-type="float">
            <text:p>1.47584352683646E+018</text:p>
          </table:table-cell>
          <table:table-cell/>
          <table:table-cell table:formula="of:=[.C185] - [.B185]" office:value-type="float" office:value="132894976" calcext:value-type="float">
            <text:p>13289497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7584352670394E+018" calcext:value-type="float">
            <text:p>1.47584352670394E+018</text:p>
          </table:table-cell>
          <table:table-cell office:value-type="float" office:value="1.47584352683697E+018" calcext:value-type="float">
            <text:p>1.47584352683697E+018</text:p>
          </table:table-cell>
          <table:table-cell/>
          <table:table-cell table:formula="of:=[.C186] - [.B186]" office:value-type="float" office:value="133029632" calcext:value-type="float">
            <text:p>13302963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7584352670429E+018" calcext:value-type="float">
            <text:p>1.47584352670429E+018</text:p>
          </table:table-cell>
          <table:table-cell office:value-type="float" office:value="1.47584352683746E+018" calcext:value-type="float">
            <text:p>1.47584352683746E+018</text:p>
          </table:table-cell>
          <table:table-cell/>
          <table:table-cell table:formula="of:=[.C187] - [.B187]" office:value-type="float" office:value="133170688" calcext:value-type="float">
            <text:p>1331706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7584352670521E+018" calcext:value-type="float">
            <text:p>1.47584352670521E+018</text:p>
          </table:table-cell>
          <table:table-cell office:value-type="float" office:value="1.47584352683885E+018" calcext:value-type="float">
            <text:p>1.47584352683885E+018</text:p>
          </table:table-cell>
          <table:table-cell/>
          <table:table-cell table:formula="of:=[.C188] - [.B188]" office:value-type="float" office:value="133639168" calcext:value-type="float">
            <text:p>13363916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7584352670562E+018" calcext:value-type="float">
            <text:p>1.47584352670562E+018</text:p>
          </table:table-cell>
          <table:table-cell office:value-type="float" office:value="1.47584352683978E+018" calcext:value-type="float">
            <text:p>1.47584352683978E+018</text:p>
          </table:table-cell>
          <table:table-cell/>
          <table:table-cell table:formula="of:=[.C189] - [.B189]" office:value-type="float" office:value="134166016" calcext:value-type="float">
            <text:p>13416601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7584352670598E+018" calcext:value-type="float">
            <text:p>1.47584352670598E+018</text:p>
          </table:table-cell>
          <table:table-cell office:value-type="float" office:value="1.47584352684208E+018" calcext:value-type="float">
            <text:p>1.47584352684208E+018</text:p>
          </table:table-cell>
          <table:table-cell/>
          <table:table-cell table:formula="of:=[.C190] - [.B190]" office:value-type="float" office:value="136107776" calcext:value-type="float">
            <text:p>13610777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7584352670657E+018" calcext:value-type="float">
            <text:p>1.47584352670657E+018</text:p>
          </table:table-cell>
          <table:table-cell office:value-type="float" office:value="1.47584352684217E+018" calcext:value-type="float">
            <text:p>1.47584352684217E+018</text:p>
          </table:table-cell>
          <table:table-cell/>
          <table:table-cell table:formula="of:=[.C191] - [.B191]" office:value-type="float" office:value="135593984" calcext:value-type="float">
            <text:p>13559398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7584352670693E+018" calcext:value-type="float">
            <text:p>1.47584352670693E+018</text:p>
          </table:table-cell>
          <table:table-cell office:value-type="float" office:value="1.47584352684224E+018" calcext:value-type="float">
            <text:p>1.47584352684224E+018</text:p>
          </table:table-cell>
          <table:table-cell/>
          <table:table-cell table:formula="of:=[.C192] - [.B192]" office:value-type="float" office:value="135304448" calcext:value-type="float">
            <text:p>13530444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7584352670747E+018" calcext:value-type="float">
            <text:p>1.47584352670747E+018</text:p>
          </table:table-cell>
          <table:table-cell office:value-type="float" office:value="1.4758435268423E+018" calcext:value-type="float">
            <text:p>1.4758435268423E+018</text:p>
          </table:table-cell>
          <table:table-cell/>
          <table:table-cell table:formula="of:=[.C193] - [.B193]" office:value-type="float" office:value="134833152" calcext:value-type="float">
            <text:p>13483315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7584352670794E+018" calcext:value-type="float">
            <text:p>1.47584352670794E+018</text:p>
          </table:table-cell>
          <table:table-cell office:value-type="float" office:value="1.47584352684238E+018" calcext:value-type="float">
            <text:p>1.47584352684238E+018</text:p>
          </table:table-cell>
          <table:table-cell/>
          <table:table-cell table:formula="of:=[.C194] - [.B194]" office:value-type="float" office:value="134433792" calcext:value-type="float">
            <text:p>13443379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758435267083E+018" calcext:value-type="float">
            <text:p>1.4758435267083E+018</text:p>
          </table:table-cell>
          <table:table-cell office:value-type="float" office:value="1.47584352684244E+018" calcext:value-type="float">
            <text:p>1.47584352684244E+018</text:p>
          </table:table-cell>
          <table:table-cell/>
          <table:table-cell table:formula="of:=[.C195] - [.B195]" office:value-type="float" office:value="134140416" calcext:value-type="float">
            <text:p>13414041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7584352670899E+018" calcext:value-type="float">
            <text:p>1.47584352670899E+018</text:p>
          </table:table-cell>
          <table:table-cell office:value-type="float" office:value="1.47584352684251E+018" calcext:value-type="float">
            <text:p>1.47584352684251E+018</text:p>
          </table:table-cell>
          <table:table-cell/>
          <table:table-cell table:formula="of:=[.C196] - [.B196]" office:value-type="float" office:value="133522688" calcext:value-type="float">
            <text:p>13352268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7584352670935E+018" calcext:value-type="float">
            <text:p>1.47584352670935E+018</text:p>
          </table:table-cell>
          <table:table-cell office:value-type="float" office:value="1.47584352684258E+018" calcext:value-type="float">
            <text:p>1.47584352684258E+018</text:p>
          </table:table-cell>
          <table:table-cell/>
          <table:table-cell table:formula="of:=[.C197] - [.B197]" office:value-type="float" office:value="133225984" calcext:value-type="float">
            <text:p>13322598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7584352670971E+018" calcext:value-type="float">
            <text:p>1.47584352670971E+018</text:p>
          </table:table-cell>
          <table:table-cell office:value-type="float" office:value="1.47584352684265E+018" calcext:value-type="float">
            <text:p>1.47584352684265E+018</text:p>
          </table:table-cell>
          <table:table-cell/>
          <table:table-cell table:formula="of:=[.C198] - [.B198]" office:value-type="float" office:value="132935936" calcext:value-type="float">
            <text:p>13293593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7584352671032E+018" calcext:value-type="float">
            <text:p>1.47584352671032E+018</text:p>
          </table:table-cell>
          <table:table-cell office:value-type="float" office:value="1.475843526845E+018" calcext:value-type="float">
            <text:p>1.475843526845E+018</text:p>
          </table:table-cell>
          <table:table-cell/>
          <table:table-cell table:formula="of:=[.C199] - [.B199]" office:value-type="float" office:value="134686976" calcext:value-type="float">
            <text:p>1346869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7584352671068E+018" calcext:value-type="float">
            <text:p>1.47584352671068E+018</text:p>
          </table:table-cell>
          <table:table-cell office:value-type="float" office:value="1.47584352684639E+018" calcext:value-type="float">
            <text:p>1.47584352684639E+018</text:p>
          </table:table-cell>
          <table:table-cell/>
          <table:table-cell table:formula="of:=[.C200] - [.B200]" office:value-type="float" office:value="135711232" calcext:value-type="float">
            <text:p>13571123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7584352671121E+018" calcext:value-type="float">
            <text:p>1.47584352671121E+018</text:p>
          </table:table-cell>
          <table:table-cell office:value-type="float" office:value="1.47584352684647E+018" calcext:value-type="float">
            <text:p>1.47584352684647E+018</text:p>
          </table:table-cell>
          <table:table-cell/>
          <table:table-cell table:formula="of:=[.C201] - [.B201]" office:value-type="float" office:value="135252224" calcext:value-type="float">
            <text:p>13525222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7584352671169E+018" calcext:value-type="float">
            <text:p>1.47584352671169E+018</text:p>
          </table:table-cell>
          <table:table-cell office:value-type="float" office:value="1.47584352684654E+018" calcext:value-type="float">
            <text:p>1.47584352684654E+018</text:p>
          </table:table-cell>
          <table:table-cell/>
          <table:table-cell table:formula="of:=[.C202] - [.B202]" office:value-type="float" office:value="134841856" calcext:value-type="float">
            <text:p>13484185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7584352671206E+018" calcext:value-type="float">
            <text:p>1.47584352671206E+018</text:p>
          </table:table-cell>
          <table:table-cell office:value-type="float" office:value="1.47584352684661E+018" calcext:value-type="float">
            <text:p>1.47584352684661E+018</text:p>
          </table:table-cell>
          <table:table-cell/>
          <table:table-cell table:formula="of:=[.C203] - [.B203]" office:value-type="float" office:value="134548736" calcext:value-type="float">
            <text:p>13454873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7584352671241E+018" calcext:value-type="float">
            <text:p>1.47584352671241E+018</text:p>
          </table:table-cell>
          <table:table-cell office:value-type="float" office:value="1.47584352684667E+018" calcext:value-type="float">
            <text:p>1.47584352684667E+018</text:p>
          </table:table-cell>
          <table:table-cell/>
          <table:table-cell table:formula="of:=[.C204] - [.B204]" office:value-type="float" office:value="134260736" calcext:value-type="float">
            <text:p>13426073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7584352671302E+018" calcext:value-type="float">
            <text:p>1.47584352671302E+018</text:p>
          </table:table-cell>
          <table:table-cell office:value-type="float" office:value="1.47584352684675E+018" calcext:value-type="float">
            <text:p>1.47584352684675E+018</text:p>
          </table:table-cell>
          <table:table-cell/>
          <table:table-cell table:formula="of:=[.C205] - [.B205]" office:value-type="float" office:value="133727232" calcext:value-type="float">
            <text:p>13372723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7584352671344E+018" calcext:value-type="float">
            <text:p>1.47584352671344E+018</text:p>
          </table:table-cell>
          <table:table-cell office:value-type="float" office:value="1.47584352684681E+018" calcext:value-type="float">
            <text:p>1.47584352684681E+018</text:p>
          </table:table-cell>
          <table:table-cell/>
          <table:table-cell table:formula="of:=[.C206] - [.B206]" office:value-type="float" office:value="133368320" calcext:value-type="float">
            <text:p>13336832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7584352671395E+018" calcext:value-type="float">
            <text:p>1.47584352671395E+018</text:p>
          </table:table-cell>
          <table:table-cell office:value-type="float" office:value="1.47584352684688E+018" calcext:value-type="float">
            <text:p>1.47584352684688E+018</text:p>
          </table:table-cell>
          <table:table-cell/>
          <table:table-cell table:formula="of:=[.C207] - [.B207]" office:value-type="float" office:value="132934144" calcext:value-type="float">
            <text:p>13293414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7584352671435E+018" calcext:value-type="float">
            <text:p>1.47584352671435E+018</text:p>
          </table:table-cell>
          <table:table-cell office:value-type="float" office:value="1.47584352684705E+018" calcext:value-type="float">
            <text:p>1.47584352684705E+018</text:p>
          </table:table-cell>
          <table:table-cell/>
          <table:table-cell table:formula="of:=[.C208] - [.B208]" office:value-type="float" office:value="132697088" calcext:value-type="float">
            <text:p>13269708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7584352671471E+018" calcext:value-type="float">
            <text:p>1.47584352671471E+018</text:p>
          </table:table-cell>
          <table:table-cell office:value-type="float" office:value="1.47584352684712E+018" calcext:value-type="float">
            <text:p>1.47584352684712E+018</text:p>
          </table:table-cell>
          <table:table-cell/>
          <table:table-cell table:formula="of:=[.C209] - [.B209]" office:value-type="float" office:value="132407808" calcext:value-type="float">
            <text:p>13240780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7584352671507E+018" calcext:value-type="float">
            <text:p>1.47584352671507E+018</text:p>
          </table:table-cell>
          <table:table-cell office:value-type="float" office:value="1.47584352684719E+018" calcext:value-type="float">
            <text:p>1.47584352684719E+018</text:p>
          </table:table-cell>
          <table:table-cell/>
          <table:table-cell table:formula="of:=[.C210] - [.B210]" office:value-type="float" office:value="132122880" calcext:value-type="float">
            <text:p>13212288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7584352671547E+018" calcext:value-type="float">
            <text:p>1.47584352671547E+018</text:p>
          </table:table-cell>
          <table:table-cell office:value-type="float" office:value="1.47584352684726E+018" calcext:value-type="float">
            <text:p>1.47584352684726E+018</text:p>
          </table:table-cell>
          <table:table-cell/>
          <table:table-cell table:formula="of:=[.C211] - [.B211]" office:value-type="float" office:value="131793408" calcext:value-type="float">
            <text:p>13179340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7584352671582E+018" calcext:value-type="float">
            <text:p>1.47584352671582E+018</text:p>
          </table:table-cell>
          <table:table-cell office:value-type="float" office:value="1.47584352684944E+018" calcext:value-type="float">
            <text:p>1.47584352684944E+018</text:p>
          </table:table-cell>
          <table:table-cell/>
          <table:table-cell table:formula="of:=[.C212] - [.B212]" office:value-type="float" office:value="133615616" calcext:value-type="float">
            <text:p>1336156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7584352671618E+018" calcext:value-type="float">
            <text:p>1.47584352671618E+018</text:p>
          </table:table-cell>
          <table:table-cell office:value-type="float" office:value="1.47584352684993E+018" calcext:value-type="float">
            <text:p>1.47584352684993E+018</text:p>
          </table:table-cell>
          <table:table-cell/>
          <table:table-cell table:formula="of:=[.C213] - [.B213]" office:value-type="float" office:value="133750016" calcext:value-type="float">
            <text:p>13375001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7584352671653E+018" calcext:value-type="float">
            <text:p>1.47584352671653E+018</text:p>
          </table:table-cell>
          <table:table-cell office:value-type="float" office:value="1.47584352685047E+018" calcext:value-type="float">
            <text:p>1.47584352685047E+018</text:p>
          </table:table-cell>
          <table:table-cell/>
          <table:table-cell table:formula="of:=[.C214] - [.B214]" office:value-type="float" office:value="133940992" calcext:value-type="float">
            <text:p>13394099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7584352671708E+018" calcext:value-type="float">
            <text:p>1.47584352671708E+018</text:p>
          </table:table-cell>
          <table:table-cell office:value-type="float" office:value="1.47584352685223E+018" calcext:value-type="float">
            <text:p>1.47584352685223E+018</text:p>
          </table:table-cell>
          <table:table-cell/>
          <table:table-cell table:formula="of:=[.C215] - [.B215]" office:value-type="float" office:value="135151872" calcext:value-type="float">
            <text:p>13515187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7584352671744E+018" calcext:value-type="float">
            <text:p>1.47584352671744E+018</text:p>
          </table:table-cell>
          <table:table-cell office:value-type="float" office:value="1.47584352685326E+018" calcext:value-type="float">
            <text:p>1.47584352685326E+018</text:p>
          </table:table-cell>
          <table:table-cell/>
          <table:table-cell table:formula="of:=[.C216] - [.B216]" office:value-type="float" office:value="135812352" calcext:value-type="float">
            <text:p>13581235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7584352671784E+018" calcext:value-type="float">
            <text:p>1.47584352671784E+018</text:p>
          </table:table-cell>
          <table:table-cell office:value-type="float" office:value="1.47584352685343E+018" calcext:value-type="float">
            <text:p>1.47584352685343E+018</text:p>
          </table:table-cell>
          <table:table-cell/>
          <table:table-cell table:formula="of:=[.C217] - [.B217]" office:value-type="float" office:value="135589120" calcext:value-type="float">
            <text:p>13558912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7584352671825E+018" calcext:value-type="float">
            <text:p>1.47584352671825E+018</text:p>
          </table:table-cell>
          <table:table-cell office:value-type="float" office:value="1.47584352685432E+018" calcext:value-type="float">
            <text:p>1.47584352685432E+018</text:p>
          </table:table-cell>
          <table:table-cell/>
          <table:table-cell table:formula="of:=[.C218] - [.B218]" office:value-type="float" office:value="136075008" calcext:value-type="float">
            <text:p>13607500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758435267186E+018" calcext:value-type="float">
            <text:p>1.4758435267186E+018</text:p>
          </table:table-cell>
          <table:table-cell office:value-type="float" office:value="1.4758435268564E+018" calcext:value-type="float">
            <text:p>1.4758435268564E+018</text:p>
          </table:table-cell>
          <table:table-cell/>
          <table:table-cell table:formula="of:=[.C219] - [.B219]" office:value-type="float" office:value="137801216" calcext:value-type="float">
            <text:p>13780121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7584352671906E+018" calcext:value-type="float">
            <text:p>1.47584352671906E+018</text:p>
          </table:table-cell>
          <table:table-cell office:value-type="float" office:value="1.47584352685649E+018" calcext:value-type="float">
            <text:p>1.47584352685649E+018</text:p>
          </table:table-cell>
          <table:table-cell/>
          <table:table-cell table:formula="of:=[.C220] - [.B220]" office:value-type="float" office:value="137427968" calcext:value-type="float">
            <text:p>13742796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7584352671965E+018" calcext:value-type="float">
            <text:p>1.47584352671965E+018</text:p>
          </table:table-cell>
          <table:table-cell office:value-type="float" office:value="1.47584352685655E+018" calcext:value-type="float">
            <text:p>1.47584352685655E+018</text:p>
          </table:table-cell>
          <table:table-cell/>
          <table:table-cell table:formula="of:=[.C221] - [.B221]" office:value-type="float" office:value="136908800" calcext:value-type="float">
            <text:p>13690880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7584352672E+018" calcext:value-type="float">
            <text:p>1.47584352672E+018</text:p>
          </table:table-cell>
          <table:table-cell office:value-type="float" office:value="1.47584352685663E+018" calcext:value-type="float">
            <text:p>1.47584352685663E+018</text:p>
          </table:table-cell>
          <table:table-cell/>
          <table:table-cell table:formula="of:=[.C222] - [.B222]" office:value-type="float" office:value="136625920" calcext:value-type="float">
            <text:p>13662592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7584352672077E+018" calcext:value-type="float">
            <text:p>1.47584352672077E+018</text:p>
          </table:table-cell>
          <table:table-cell office:value-type="float" office:value="1.47584352685669E+018" calcext:value-type="float">
            <text:p>1.47584352685669E+018</text:p>
          </table:table-cell>
          <table:table-cell/>
          <table:table-cell table:formula="of:=[.C223] - [.B223]" office:value-type="float" office:value="135928832" calcext:value-type="float">
            <text:p>13592883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7584352672112E+018" calcext:value-type="float">
            <text:p>1.47584352672112E+018</text:p>
          </table:table-cell>
          <table:table-cell office:value-type="float" office:value="1.47584352685676E+018" calcext:value-type="float">
            <text:p>1.47584352685676E+018</text:p>
          </table:table-cell>
          <table:table-cell/>
          <table:table-cell table:formula="of:=[.C224] - [.B224]" office:value-type="float" office:value="135640832" calcext:value-type="float">
            <text:p>13564083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7584352672152E+018" calcext:value-type="float">
            <text:p>1.47584352672152E+018</text:p>
          </table:table-cell>
          <table:table-cell office:value-type="float" office:value="1.47584352685683E+018" calcext:value-type="float">
            <text:p>1.47584352685683E+018</text:p>
          </table:table-cell>
          <table:table-cell/>
          <table:table-cell table:formula="of:=[.C225] - [.B225]" office:value-type="float" office:value="135313408" calcext:value-type="float">
            <text:p>13531340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7584352672188E+018" calcext:value-type="float">
            <text:p>1.47584352672188E+018</text:p>
          </table:table-cell>
          <table:table-cell office:value-type="float" office:value="1.4758435268569E+018" calcext:value-type="float">
            <text:p>1.4758435268569E+018</text:p>
          </table:table-cell>
          <table:table-cell/>
          <table:table-cell table:formula="of:=[.C226] - [.B226]" office:value-type="float" office:value="135021824" calcext:value-type="float">
            <text:p>13502182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7584352672223E+018" calcext:value-type="float">
            <text:p>1.47584352672223E+018</text:p>
          </table:table-cell>
          <table:table-cell office:value-type="float" office:value="1.47584352685888E+018" calcext:value-type="float">
            <text:p>1.47584352685888E+018</text:p>
          </table:table-cell>
          <table:table-cell/>
          <table:table-cell table:formula="of:=[.C227] - [.B227]" office:value-type="float" office:value="136645632" calcext:value-type="float">
            <text:p>13664563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7584352672313E+018" calcext:value-type="float">
            <text:p>1.47584352672313E+018</text:p>
          </table:table-cell>
          <table:table-cell office:value-type="float" office:value="1.47584352685903E+018" calcext:value-type="float">
            <text:p>1.47584352685903E+018</text:p>
          </table:table-cell>
          <table:table-cell/>
          <table:table-cell table:formula="of:=[.C228] - [.B228]" office:value-type="float" office:value="135892224" calcext:value-type="float">
            <text:p>13589222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758435267235E+018" calcext:value-type="float">
            <text:p>1.4758435267235E+018</text:p>
          </table:table-cell>
          <table:table-cell office:value-type="float" office:value="1.47584352686078E+018" calcext:value-type="float">
            <text:p>1.47584352686078E+018</text:p>
          </table:table-cell>
          <table:table-cell/>
          <table:table-cell table:formula="of:=[.C229] - [.B229]" office:value-type="float" office:value="137280000" calcext:value-type="float">
            <text:p>13728000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7584352672403E+018" calcext:value-type="float">
            <text:p>1.47584352672403E+018</text:p>
          </table:table-cell>
          <table:table-cell office:value-type="float" office:value="1.47584352686128E+018" calcext:value-type="float">
            <text:p>1.47584352686128E+018</text:p>
          </table:table-cell>
          <table:table-cell/>
          <table:table-cell table:formula="of:=[.C230] - [.B230]" office:value-type="float" office:value="137249792" calcext:value-type="float">
            <text:p>13724979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7584352672444E+018" calcext:value-type="float">
            <text:p>1.47584352672444E+018</text:p>
          </table:table-cell>
          <table:table-cell office:value-type="float" office:value="1.47584352686146E+018" calcext:value-type="float">
            <text:p>1.47584352686146E+018</text:p>
          </table:table-cell>
          <table:table-cell/>
          <table:table-cell table:formula="of:=[.C231] - [.B231]" office:value-type="float" office:value="137020928" calcext:value-type="float">
            <text:p>13702092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7584352672479E+018" calcext:value-type="float">
            <text:p>1.47584352672479E+018</text:p>
          </table:table-cell>
          <table:table-cell office:value-type="float" office:value="1.47584352686153E+018" calcext:value-type="float">
            <text:p>1.47584352686153E+018</text:p>
          </table:table-cell>
          <table:table-cell/>
          <table:table-cell table:formula="of:=[.C232] - [.B232]" office:value-type="float" office:value="136738816" calcext:value-type="float">
            <text:p>13673881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7584352672515E+018" calcext:value-type="float">
            <text:p>1.47584352672515E+018</text:p>
          </table:table-cell>
          <table:table-cell office:value-type="float" office:value="1.4758435268616E+018" calcext:value-type="float">
            <text:p>1.4758435268616E+018</text:p>
          </table:table-cell>
          <table:table-cell/>
          <table:table-cell table:formula="of:=[.C233] - [.B233]" office:value-type="float" office:value="136454656" calcext:value-type="float">
            <text:p>13645465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7584352672558E+018" calcext:value-type="float">
            <text:p>1.47584352672558E+018</text:p>
          </table:table-cell>
          <table:table-cell office:value-type="float" office:value="1.47584352686167E+018" calcext:value-type="float">
            <text:p>1.47584352686167E+018</text:p>
          </table:table-cell>
          <table:table-cell/>
          <table:table-cell table:formula="of:=[.C234] - [.B234]" office:value-type="float" office:value="136094464" calcext:value-type="float">
            <text:p>13609446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7584352672593E+018" calcext:value-type="float">
            <text:p>1.47584352672593E+018</text:p>
          </table:table-cell>
          <table:table-cell office:value-type="float" office:value="1.47584352686174E+018" calcext:value-type="float">
            <text:p>1.47584352686174E+018</text:p>
          </table:table-cell>
          <table:table-cell/>
          <table:table-cell table:formula="of:=[.C235] - [.B235]" office:value-type="float" office:value="135805440" calcext:value-type="float">
            <text:p>13580544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7584352672634E+018" calcext:value-type="float">
            <text:p>1.47584352672634E+018</text:p>
          </table:table-cell>
          <table:table-cell office:value-type="float" office:value="1.47584352686181E+018" calcext:value-type="float">
            <text:p>1.47584352686181E+018</text:p>
          </table:table-cell>
          <table:table-cell/>
          <table:table-cell table:formula="of:=[.C236] - [.B236]" office:value-type="float" office:value="135471872" calcext:value-type="float">
            <text:p>13547187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758435267267E+018" calcext:value-type="float">
            <text:p>1.4758435267267E+018</text:p>
          </table:table-cell>
          <table:table-cell office:value-type="float" office:value="1.47584352686345E+018" calcext:value-type="float">
            <text:p>1.47584352686345E+018</text:p>
          </table:table-cell>
          <table:table-cell/>
          <table:table-cell table:formula="of:=[.C237] - [.B237]" office:value-type="float" office:value="136755712" calcext:value-type="float">
            <text:p>13675571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7584352672705E+018" calcext:value-type="float">
            <text:p>1.47584352672705E+018</text:p>
          </table:table-cell>
          <table:table-cell office:value-type="float" office:value="1.47584352686363E+018" calcext:value-type="float">
            <text:p>1.47584352686363E+018</text:p>
          </table:table-cell>
          <table:table-cell/>
          <table:table-cell table:formula="of:=[.C238] - [.B238]" office:value-type="float" office:value="136580352" calcext:value-type="float">
            <text:p>13658035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758435267274E+018" calcext:value-type="float">
            <text:p>1.4758435267274E+018</text:p>
          </table:table-cell>
          <table:table-cell office:value-type="float" office:value="1.47584352686371E+018" calcext:value-type="float">
            <text:p>1.47584352686371E+018</text:p>
          </table:table-cell>
          <table:table-cell/>
          <table:table-cell table:formula="of:=[.C239] - [.B239]" office:value-type="float" office:value="136301056" calcext:value-type="float">
            <text:p>13630105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7584352672776E+018" calcext:value-type="float">
            <text:p>1.47584352672776E+018</text:p>
          </table:table-cell>
          <table:table-cell office:value-type="float" office:value="1.47584352686377E+018" calcext:value-type="float">
            <text:p>1.47584352686377E+018</text:p>
          </table:table-cell>
          <table:table-cell/>
          <table:table-cell table:formula="of:=[.C240] - [.B240]" office:value-type="float" office:value="136017408" calcext:value-type="float">
            <text:p>13601740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7584352672837E+018" calcext:value-type="float">
            <text:p>1.47584352672837E+018</text:p>
          </table:table-cell>
          <table:table-cell office:value-type="float" office:value="1.47584352686384E+018" calcext:value-type="float">
            <text:p>1.47584352686384E+018</text:p>
          </table:table-cell>
          <table:table-cell/>
          <table:table-cell table:formula="of:=[.C241] - [.B241]" office:value-type="float" office:value="135472896" calcext:value-type="float">
            <text:p>13547289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7584352672879E+018" calcext:value-type="float">
            <text:p>1.47584352672879E+018</text:p>
          </table:table-cell>
          <table:table-cell office:value-type="float" office:value="1.47584352686391E+018" calcext:value-type="float">
            <text:p>1.47584352686391E+018</text:p>
          </table:table-cell>
          <table:table-cell/>
          <table:table-cell table:formula="of:=[.C242] - [.B242]" office:value-type="float" office:value="135120640" calcext:value-type="float">
            <text:p>13512064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7584352672915E+018" calcext:value-type="float">
            <text:p>1.47584352672915E+018</text:p>
          </table:table-cell>
          <table:table-cell office:value-type="float" office:value="1.47584352686476E+018" calcext:value-type="float">
            <text:p>1.47584352686476E+018</text:p>
          </table:table-cell>
          <table:table-cell/>
          <table:table-cell table:formula="of:=[.C243] - [.B243]" office:value-type="float" office:value="135613184" calcext:value-type="float">
            <text:p>13561318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758435267295E+018" calcext:value-type="float">
            <text:p>1.4758435267295E+018</text:p>
          </table:table-cell>
          <table:table-cell office:value-type="float" office:value="1.47584352686933E+018" calcext:value-type="float">
            <text:p>1.47584352686933E+018</text:p>
          </table:table-cell>
          <table:table-cell/>
          <table:table-cell table:formula="of:=[.C244] - [.B244]" office:value-type="float" office:value="139834624" calcext:value-type="float">
            <text:p>13983462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758435267299E+018" calcext:value-type="float">
            <text:p>1.4758435267299E+018</text:p>
          </table:table-cell>
          <table:table-cell office:value-type="float" office:value="1.47584352686942E+018" calcext:value-type="float">
            <text:p>1.47584352686942E+018</text:p>
          </table:table-cell>
          <table:table-cell/>
          <table:table-cell table:formula="of:=[.C245] - [.B245]" office:value-type="float" office:value="139518976" calcext:value-type="float">
            <text:p>13951897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7584352673025E+018" calcext:value-type="float">
            <text:p>1.47584352673025E+018</text:p>
          </table:table-cell>
          <table:table-cell office:value-type="float" office:value="1.47584352686959E+018" calcext:value-type="float">
            <text:p>1.47584352686959E+018</text:p>
          </table:table-cell>
          <table:table-cell/>
          <table:table-cell table:formula="of:=[.C246] - [.B246]" office:value-type="float" office:value="139337216" calcext:value-type="float">
            <text:p>13933721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7584352673061E+018" calcext:value-type="float">
            <text:p>1.47584352673061E+018</text:p>
          </table:table-cell>
          <table:table-cell office:value-type="float" office:value="1.47584352686966E+018" calcext:value-type="float">
            <text:p>1.47584352686966E+018</text:p>
          </table:table-cell>
          <table:table-cell/>
          <table:table-cell table:formula="of:=[.C247] - [.B247]" office:value-type="float" office:value="139055872" calcext:value-type="float">
            <text:p>13905587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7584352673096E+018" calcext:value-type="float">
            <text:p>1.47584352673096E+018</text:p>
          </table:table-cell>
          <table:table-cell office:value-type="float" office:value="1.47584352686973E+018" calcext:value-type="float">
            <text:p>1.47584352686973E+018</text:p>
          </table:table-cell>
          <table:table-cell/>
          <table:table-cell table:formula="of:=[.C248] - [.B248]" office:value-type="float" office:value="138772736" calcext:value-type="float">
            <text:p>13877273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7584352673131E+018" calcext:value-type="float">
            <text:p>1.47584352673131E+018</text:p>
          </table:table-cell>
          <table:table-cell office:value-type="float" office:value="1.4758435268698E+018" calcext:value-type="float">
            <text:p>1.4758435268698E+018</text:p>
          </table:table-cell>
          <table:table-cell/>
          <table:table-cell table:formula="of:=[.C249] - [.B249]" office:value-type="float" office:value="138495232" calcext:value-type="float">
            <text:p>13849523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7584352673171E+018" calcext:value-type="float">
            <text:p>1.47584352673171E+018</text:p>
          </table:table-cell>
          <table:table-cell office:value-type="float" office:value="1.47584352686987E+018" calcext:value-type="float">
            <text:p>1.47584352686987E+018</text:p>
          </table:table-cell>
          <table:table-cell/>
          <table:table-cell table:formula="of:=[.C250] - [.B250]" office:value-type="float" office:value="138160640" calcext:value-type="float">
            <text:p>13816064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7584352673206E+018" calcext:value-type="float">
            <text:p>1.47584352673206E+018</text:p>
          </table:table-cell>
          <table:table-cell office:value-type="float" office:value="1.47584352686994E+018" calcext:value-type="float">
            <text:p>1.47584352686994E+018</text:p>
          </table:table-cell>
          <table:table-cell/>
          <table:table-cell table:formula="of:=[.C251] - [.B251]" office:value-type="float" office:value="137874944" calcext:value-type="float">
            <text:p>13787494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7584352673241E+018" calcext:value-type="float">
            <text:p>1.47584352673241E+018</text:p>
          </table:table-cell>
          <table:table-cell office:value-type="float" office:value="1.47584352687001E+018" calcext:value-type="float">
            <text:p>1.47584352687001E+018</text:p>
          </table:table-cell>
          <table:table-cell/>
          <table:table-cell table:formula="of:=[.C252] - [.B252]" office:value-type="float" office:value="137593344" calcext:value-type="float">
            <text:p>13759334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7584352673281E+018" calcext:value-type="float">
            <text:p>1.47584352673281E+018</text:p>
          </table:table-cell>
          <table:table-cell office:value-type="float" office:value="1.47584352687008E+018" calcext:value-type="float">
            <text:p>1.47584352687008E+018</text:p>
          </table:table-cell>
          <table:table-cell/>
          <table:table-cell table:formula="of:=[.C253] - [.B253]" office:value-type="float" office:value="137270016" calcext:value-type="float">
            <text:p>13727001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7584352673326E+018" calcext:value-type="float">
            <text:p>1.47584352673326E+018</text:p>
          </table:table-cell>
          <table:table-cell office:value-type="float" office:value="1.47584352687015E+018" calcext:value-type="float">
            <text:p>1.47584352687015E+018</text:p>
          </table:table-cell>
          <table:table-cell/>
          <table:table-cell table:formula="of:=[.C254] - [.B254]" office:value-type="float" office:value="136888064" calcext:value-type="float">
            <text:p>13688806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7584352673362E+018" calcext:value-type="float">
            <text:p>1.47584352673362E+018</text:p>
          </table:table-cell>
          <table:table-cell office:value-type="float" office:value="1.47584352687022E+018" calcext:value-type="float">
            <text:p>1.47584352687022E+018</text:p>
          </table:table-cell>
          <table:table-cell/>
          <table:table-cell table:formula="of:=[.C255] - [.B255]" office:value-type="float" office:value="136596736" calcext:value-type="float">
            <text:p>13659673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7584352673433E+018" calcext:value-type="float">
            <text:p>1.47584352673433E+018</text:p>
          </table:table-cell>
          <table:table-cell office:value-type="float" office:value="1.47584352687028E+018" calcext:value-type="float">
            <text:p>1.47584352687028E+018</text:p>
          </table:table-cell>
          <table:table-cell/>
          <table:table-cell table:formula="of:=[.C256] - [.B256]" office:value-type="float" office:value="135952896" calcext:value-type="float">
            <text:p>13595289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7584352673473E+018" calcext:value-type="float">
            <text:p>1.47584352673473E+018</text:p>
          </table:table-cell>
          <table:table-cell office:value-type="float" office:value="1.47584352687035E+018" calcext:value-type="float">
            <text:p>1.47584352687035E+018</text:p>
          </table:table-cell>
          <table:table-cell/>
          <table:table-cell table:formula="of:=[.C257] - [.B257]" office:value-type="float" office:value="135622912" calcext:value-type="float">
            <text:p>13562291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7584352673668E+018" calcext:value-type="float">
            <text:p>1.47584352673668E+018</text:p>
          </table:table-cell>
          <table:table-cell office:value-type="float" office:value="1.47584352687042E+018" calcext:value-type="float">
            <text:p>1.47584352687042E+018</text:p>
          </table:table-cell>
          <table:table-cell/>
          <table:table-cell table:formula="of:=[.C258] - [.B258]" office:value-type="float" office:value="133741824" calcext:value-type="float">
            <text:p>13374182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7584352673708E+018" calcext:value-type="float">
            <text:p>1.47584352673708E+018</text:p>
          </table:table-cell>
          <table:table-cell office:value-type="float" office:value="1.47584352687206E+018" calcext:value-type="float">
            <text:p>1.47584352687206E+018</text:p>
          </table:table-cell>
          <table:table-cell/>
          <table:table-cell table:formula="of:=[.C259] - [.B259]" office:value-type="float" office:value="134974976" calcext:value-type="float">
            <text:p>13497497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7584352673778E+018" calcext:value-type="float">
            <text:p>1.47584352673778E+018</text:p>
          </table:table-cell>
          <table:table-cell office:value-type="float" office:value="1.47584352687296E+018" calcext:value-type="float">
            <text:p>1.47584352687296E+018</text:p>
          </table:table-cell>
          <table:table-cell/>
          <table:table-cell table:formula="of:=[.C260] - [.B260]" office:value-type="float" office:value="135178752" calcext:value-type="float">
            <text:p>13517875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7584352673828E+018" calcext:value-type="float">
            <text:p>1.47584352673828E+018</text:p>
          </table:table-cell>
          <table:table-cell office:value-type="float" office:value="1.47584352687303E+018" calcext:value-type="float">
            <text:p>1.47584352687303E+018</text:p>
          </table:table-cell>
          <table:table-cell/>
          <table:table-cell table:formula="of:=[.C261] - [.B261]" office:value-type="float" office:value="134754048" calcext:value-type="float">
            <text:p>13475404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7584352673865E+018" calcext:value-type="float">
            <text:p>1.47584352673865E+018</text:p>
          </table:table-cell>
          <table:table-cell office:value-type="float" office:value="1.47584352687311E+018" calcext:value-type="float">
            <text:p>1.47584352687311E+018</text:p>
          </table:table-cell>
          <table:table-cell/>
          <table:table-cell table:formula="of:=[.C262] - [.B262]" office:value-type="float" office:value="134456832" calcext:value-type="float">
            <text:p>13445683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7584352673909E+018" calcext:value-type="float">
            <text:p>1.47584352673909E+018</text:p>
          </table:table-cell>
          <table:table-cell office:value-type="float" office:value="1.47584352687328E+018" calcext:value-type="float">
            <text:p>1.47584352687328E+018</text:p>
          </table:table-cell>
          <table:table-cell/>
          <table:table-cell table:formula="of:=[.C263] - [.B263]" office:value-type="float" office:value="134185984" calcext:value-type="float">
            <text:p>13418598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7584352673962E+018" calcext:value-type="float">
            <text:p>1.47584352673962E+018</text:p>
          </table:table-cell>
          <table:table-cell office:value-type="float" office:value="1.47584352687408E+018" calcext:value-type="float">
            <text:p>1.47584352687408E+018</text:p>
          </table:table-cell>
          <table:table-cell/>
          <table:table-cell table:formula="of:=[.C264] - [.B264]" office:value-type="float" office:value="134462976" calcext:value-type="float">
            <text:p>13446297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7584352673998E+018" calcext:value-type="float">
            <text:p>1.47584352673998E+018</text:p>
          </table:table-cell>
          <table:table-cell office:value-type="float" office:value="1.47584352687416E+018" calcext:value-type="float">
            <text:p>1.47584352687416E+018</text:p>
          </table:table-cell>
          <table:table-cell/>
          <table:table-cell table:formula="of:=[.C265] - [.B265]" office:value-type="float" office:value="134179072" calcext:value-type="float">
            <text:p>13417907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7584352674033E+018" calcext:value-type="float">
            <text:p>1.47584352674033E+018</text:p>
          </table:table-cell>
          <table:table-cell office:value-type="float" office:value="1.47584352687422E+018" calcext:value-type="float">
            <text:p>1.47584352687422E+018</text:p>
          </table:table-cell>
          <table:table-cell/>
          <table:table-cell table:formula="of:=[.C266] - [.B266]" office:value-type="float" office:value="133894656" calcext:value-type="float">
            <text:p>13389465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7584352674068E+018" calcext:value-type="float">
            <text:p>1.47584352674068E+018</text:p>
          </table:table-cell>
          <table:table-cell office:value-type="float" office:value="1.47584352687429E+018" calcext:value-type="float">
            <text:p>1.47584352687429E+018</text:p>
          </table:table-cell>
          <table:table-cell/>
          <table:table-cell table:formula="of:=[.C267] - [.B267]" office:value-type="float" office:value="133608960" calcext:value-type="float">
            <text:p>13360896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7584352674104E+018" calcext:value-type="float">
            <text:p>1.47584352674104E+018</text:p>
          </table:table-cell>
          <table:table-cell office:value-type="float" office:value="1.47584352687436E+018" calcext:value-type="float">
            <text:p>1.47584352687436E+018</text:p>
          </table:table-cell>
          <table:table-cell/>
          <table:table-cell table:formula="of:=[.C268] - [.B268]" office:value-type="float" office:value="133326848" calcext:value-type="float">
            <text:p>13332684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7584352674148E+018" calcext:value-type="float">
            <text:p>1.47584352674148E+018</text:p>
          </table:table-cell>
          <table:table-cell office:value-type="float" office:value="1.47584352687443E+018" calcext:value-type="float">
            <text:p>1.47584352687443E+018</text:p>
          </table:table-cell>
          <table:table-cell/>
          <table:table-cell table:formula="of:=[.C269] - [.B269]" office:value-type="float" office:value="132950016" calcext:value-type="float">
            <text:p>13295001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584352674235E+018" calcext:value-type="float">
            <text:p>1.47584352674235E+018</text:p>
          </table:table-cell>
          <table:table-cell office:value-type="float" office:value="1.4758435268745E+018" calcext:value-type="float">
            <text:p>1.4758435268745E+018</text:p>
          </table:table-cell>
          <table:table-cell/>
          <table:table-cell table:formula="of:=[.C270] - [.B270]" office:value-type="float" office:value="132146944" calcext:value-type="float">
            <text:p>13214694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7584352674396E+018" calcext:value-type="float">
            <text:p>1.47584352674396E+018</text:p>
          </table:table-cell>
          <table:table-cell office:value-type="float" office:value="1.47584352687457E+018" calcext:value-type="float">
            <text:p>1.47584352687457E+018</text:p>
          </table:table-cell>
          <table:table-cell/>
          <table:table-cell table:formula="of:=[.C271] - [.B271]" office:value-type="float" office:value="130614016" calcext:value-type="float">
            <text:p>13061401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7584352674435E+018" calcext:value-type="float">
            <text:p>1.47584352674435E+018</text:p>
          </table:table-cell>
          <table:table-cell office:value-type="float" office:value="1.47584352687464E+018" calcext:value-type="float">
            <text:p>1.47584352687464E+018</text:p>
          </table:table-cell>
          <table:table-cell/>
          <table:table-cell table:formula="of:=[.C272] - [.B272]" office:value-type="float" office:value="130294016" calcext:value-type="float">
            <text:p>13029401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758435267447E+018" calcext:value-type="float">
            <text:p>1.4758435267447E+018</text:p>
          </table:table-cell>
          <table:table-cell office:value-type="float" office:value="1.47584352687528E+018" calcext:value-type="float">
            <text:p>1.47584352687528E+018</text:p>
          </table:table-cell>
          <table:table-cell/>
          <table:table-cell table:formula="of:=[.C273] - [.B273]" office:value-type="float" office:value="130582784" calcext:value-type="float">
            <text:p>13058278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7584352674506E+018" calcext:value-type="float">
            <text:p>1.47584352674506E+018</text:p>
          </table:table-cell>
          <table:table-cell office:value-type="float" office:value="1.47584352687537E+018" calcext:value-type="float">
            <text:p>1.47584352687537E+018</text:p>
          </table:table-cell>
          <table:table-cell/>
          <table:table-cell table:formula="of:=[.C274] - [.B274]" office:value-type="float" office:value="130318080" calcext:value-type="float">
            <text:p>13031808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7584352674541E+018" calcext:value-type="float">
            <text:p>1.47584352674541E+018</text:p>
          </table:table-cell>
          <table:table-cell office:value-type="float" office:value="1.47584352687544E+018" calcext:value-type="float">
            <text:p>1.47584352687544E+018</text:p>
          </table:table-cell>
          <table:table-cell/>
          <table:table-cell table:formula="of:=[.C275] - [.B275]" office:value-type="float" office:value="130031872" calcext:value-type="float">
            <text:p>13003187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7584352674576E+018" calcext:value-type="float">
            <text:p>1.47584352674576E+018</text:p>
          </table:table-cell>
          <table:table-cell office:value-type="float" office:value="1.47584352687551E+018" calcext:value-type="float">
            <text:p>1.47584352687551E+018</text:p>
          </table:table-cell>
          <table:table-cell/>
          <table:table-cell table:formula="of:=[.C276] - [.B276]" office:value-type="float" office:value="129746176" calcext:value-type="float">
            <text:p>12974617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758435267463E+018" calcext:value-type="float">
            <text:p>1.4758435267463E+018</text:p>
          </table:table-cell>
          <table:table-cell office:value-type="float" office:value="1.47584352687558E+018" calcext:value-type="float">
            <text:p>1.47584352687558E+018</text:p>
          </table:table-cell>
          <table:table-cell/>
          <table:table-cell table:formula="of:=[.C277] - [.B277]" office:value-type="float" office:value="129283072" calcext:value-type="float">
            <text:p>12928307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7584352674665E+018" calcext:value-type="float">
            <text:p>1.47584352674665E+018</text:p>
          </table:table-cell>
          <table:table-cell office:value-type="float" office:value="1.47584352687565E+018" calcext:value-type="float">
            <text:p>1.47584352687565E+018</text:p>
          </table:table-cell>
          <table:table-cell/>
          <table:table-cell table:formula="of:=[.C278] - [.B278]" office:value-type="float" office:value="128993792" calcext:value-type="float">
            <text:p>12899379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7584352674701E+018" calcext:value-type="float">
            <text:p>1.47584352674701E+018</text:p>
          </table:table-cell>
          <table:table-cell office:value-type="float" office:value="1.47584352687813E+018" calcext:value-type="float">
            <text:p>1.47584352687813E+018</text:p>
          </table:table-cell>
          <table:table-cell/>
          <table:table-cell table:formula="of:=[.C279] - [.B279]" office:value-type="float" office:value="131123968" calcext:value-type="float">
            <text:p>13112396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7584352674736E+018" calcext:value-type="float">
            <text:p>1.47584352674736E+018</text:p>
          </table:table-cell>
          <table:table-cell office:value-type="float" office:value="1.47584352687822E+018" calcext:value-type="float">
            <text:p>1.47584352687822E+018</text:p>
          </table:table-cell>
          <table:table-cell/>
          <table:table-cell table:formula="of:=[.C280] - [.B280]" office:value-type="float" office:value="130851072" calcext:value-type="float">
            <text:p>13085107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7584352674772E+018" calcext:value-type="float">
            <text:p>1.47584352674772E+018</text:p>
          </table:table-cell>
          <table:table-cell office:value-type="float" office:value="1.47584352688029E+018" calcext:value-type="float">
            <text:p>1.47584352688029E+018</text:p>
          </table:table-cell>
          <table:table-cell/>
          <table:table-cell table:formula="of:=[.C281] - [.B281]" office:value-type="float" office:value="132568576" calcext:value-type="float">
            <text:p>13256857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7584352674807E+018" calcext:value-type="float">
            <text:p>1.47584352674807E+018</text:p>
          </table:table-cell>
          <table:table-cell office:value-type="float" office:value="1.47584352688123E+018" calcext:value-type="float">
            <text:p>1.47584352688123E+018</text:p>
          </table:table-cell>
          <table:table-cell/>
          <table:table-cell table:formula="of:=[.C282] - [.B282]" office:value-type="float" office:value="133161984" calcext:value-type="float">
            <text:p>13316198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7584352674897E+018" calcext:value-type="float">
            <text:p>1.47584352674897E+018</text:p>
          </table:table-cell>
          <table:table-cell office:value-type="float" office:value="1.47584352688131E+018" calcext:value-type="float">
            <text:p>1.47584352688131E+018</text:p>
          </table:table-cell>
          <table:table-cell/>
          <table:table-cell table:formula="of:=[.C283] - [.B283]" office:value-type="float" office:value="132341760" calcext:value-type="float">
            <text:p>13234176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7584352674986E+018" calcext:value-type="float">
            <text:p>1.47584352674986E+018</text:p>
          </table:table-cell>
          <table:table-cell office:value-type="float" office:value="1.47584352688138E+018" calcext:value-type="float">
            <text:p>1.47584352688138E+018</text:p>
          </table:table-cell>
          <table:table-cell/>
          <table:table-cell table:formula="of:=[.C284] - [.B284]" office:value-type="float" office:value="131514112" calcext:value-type="float">
            <text:p>13151411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7584352675023E+018" calcext:value-type="float">
            <text:p>1.47584352675023E+018</text:p>
          </table:table-cell>
          <table:table-cell office:value-type="float" office:value="1.47584352688228E+018" calcext:value-type="float">
            <text:p>1.47584352688228E+018</text:p>
          </table:table-cell>
          <table:table-cell/>
          <table:table-cell table:formula="of:=[.C285] - [.B285]" office:value-type="float" office:value="132052992" calcext:value-type="float">
            <text:p>13205299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7584352675058E+018" calcext:value-type="float">
            <text:p>1.47584352675058E+018</text:p>
          </table:table-cell>
          <table:table-cell office:value-type="float" office:value="1.47584352688236E+018" calcext:value-type="float">
            <text:p>1.47584352688236E+018</text:p>
          </table:table-cell>
          <table:table-cell/>
          <table:table-cell table:formula="of:=[.C286] - [.B286]" office:value-type="float" office:value="131775232" calcext:value-type="float">
            <text:p>13177523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7584352675093E+018" calcext:value-type="float">
            <text:p>1.47584352675093E+018</text:p>
          </table:table-cell>
          <table:table-cell office:value-type="float" office:value="1.4758435268833E+018" calcext:value-type="float">
            <text:p>1.4758435268833E+018</text:p>
          </table:table-cell>
          <table:table-cell/>
          <table:table-cell table:formula="of:=[.C287] - [.B287]" office:value-type="float" office:value="132367360" calcext:value-type="float">
            <text:p>13236736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7584352675129E+018" calcext:value-type="float">
            <text:p>1.47584352675129E+018</text:p>
          </table:table-cell>
          <table:table-cell office:value-type="float" office:value="1.47584352688379E+018" calcext:value-type="float">
            <text:p>1.47584352688379E+018</text:p>
          </table:table-cell>
          <table:table-cell/>
          <table:table-cell table:formula="of:=[.C288] - [.B288]" office:value-type="float" office:value="132494080" calcext:value-type="float">
            <text:p>13249408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7584352675173E+018" calcext:value-type="float">
            <text:p>1.47584352675173E+018</text:p>
          </table:table-cell>
          <table:table-cell office:value-type="float" office:value="1.47584352688386E+018" calcext:value-type="float">
            <text:p>1.47584352688386E+018</text:p>
          </table:table-cell>
          <table:table-cell/>
          <table:table-cell table:formula="of:=[.C289] - [.B289]" office:value-type="float" office:value="132130048" calcext:value-type="float">
            <text:p>13213004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7584352675248E+018" calcext:value-type="float">
            <text:p>1.47584352675248E+018</text:p>
          </table:table-cell>
          <table:table-cell office:value-type="float" office:value="1.47584352688393E+018" calcext:value-type="float">
            <text:p>1.47584352688393E+018</text:p>
          </table:table-cell>
          <table:table-cell/>
          <table:table-cell table:formula="of:=[.C290] - [.B290]" office:value-type="float" office:value="131449344" calcext:value-type="float">
            <text:p>13144934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7584352675313E+018" calcext:value-type="float">
            <text:p>1.47584352675313E+018</text:p>
          </table:table-cell>
          <table:table-cell office:value-type="float" office:value="1.475843526884E+018" calcext:value-type="float">
            <text:p>1.475843526884E+018</text:p>
          </table:table-cell>
          <table:table-cell/>
          <table:table-cell table:formula="of:=[.C291] - [.B291]" office:value-type="float" office:value="130865408" calcext:value-type="float">
            <text:p>13086540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7584352675485E+018" calcext:value-type="float">
            <text:p>1.47584352675485E+018</text:p>
          </table:table-cell>
          <table:table-cell office:value-type="float" office:value="1.47584352688407E+018" calcext:value-type="float">
            <text:p>1.47584352688407E+018</text:p>
          </table:table-cell>
          <table:table-cell/>
          <table:table-cell table:formula="of:=[.C292] - [.B292]" office:value-type="float" office:value="129220864" calcext:value-type="float">
            <text:p>12922086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7584352675568E+018" calcext:value-type="float">
            <text:p>1.47584352675568E+018</text:p>
          </table:table-cell>
          <table:table-cell office:value-type="float" office:value="1.47584352688414E+018" calcext:value-type="float">
            <text:p>1.47584352688414E+018</text:p>
          </table:table-cell>
          <table:table-cell/>
          <table:table-cell table:formula="of:=[.C293] - [.B293]" office:value-type="float" office:value="128454144" calcext:value-type="float">
            <text:p>12845414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7584352675605E+018" calcext:value-type="float">
            <text:p>1.47584352675605E+018</text:p>
          </table:table-cell>
          <table:table-cell office:value-type="float" office:value="1.47584352688421E+018" calcext:value-type="float">
            <text:p>1.47584352688421E+018</text:p>
          </table:table-cell>
          <table:table-cell/>
          <table:table-cell table:formula="of:=[.C294] - [.B294]" office:value-type="float" office:value="128156416" calcext:value-type="float">
            <text:p>12815641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7584352675644E+018" calcext:value-type="float">
            <text:p>1.47584352675644E+018</text:p>
          </table:table-cell>
          <table:table-cell office:value-type="float" office:value="1.47584352688632E+018" calcext:value-type="float">
            <text:p>1.47584352688632E+018</text:p>
          </table:table-cell>
          <table:table-cell/>
          <table:table-cell table:formula="of:=[.C295] - [.B295]" office:value-type="float" office:value="129883136" calcext:value-type="float">
            <text:p>12988313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7584352675697E+018" calcext:value-type="float">
            <text:p>1.47584352675697E+018</text:p>
          </table:table-cell>
          <table:table-cell office:value-type="float" office:value="1.4758435268864E+018" calcext:value-type="float">
            <text:p>1.4758435268864E+018</text:p>
          </table:table-cell>
          <table:table-cell/>
          <table:table-cell table:formula="of:=[.C296] - [.B296]" office:value-type="float" office:value="129429248" calcext:value-type="float">
            <text:p>12942924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7584352675769E+018" calcext:value-type="float">
            <text:p>1.47584352675769E+018</text:p>
          </table:table-cell>
          <table:table-cell office:value-type="float" office:value="1.47584352688647E+018" calcext:value-type="float">
            <text:p>1.47584352688647E+018</text:p>
          </table:table-cell>
          <table:table-cell/>
          <table:table-cell table:formula="of:=[.C297] - [.B297]" office:value-type="float" office:value="128773888" calcext:value-type="float">
            <text:p>12877388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7584352675835E+018" calcext:value-type="float">
            <text:p>1.47584352675835E+018</text:p>
          </table:table-cell>
          <table:table-cell office:value-type="float" office:value="1.47584352688905E+018" calcext:value-type="float">
            <text:p>1.47584352688905E+018</text:p>
          </table:table-cell>
          <table:table-cell/>
          <table:table-cell table:formula="of:=[.C298] - [.B298]" office:value-type="float" office:value="130702080" calcext:value-type="float">
            <text:p>13070208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7584352675872E+018" calcext:value-type="float">
            <text:p>1.47584352675872E+018</text:p>
          </table:table-cell>
          <table:table-cell office:value-type="float" office:value="1.47584352688913E+018" calcext:value-type="float">
            <text:p>1.47584352688913E+018</text:p>
          </table:table-cell>
          <table:table-cell/>
          <table:table-cell table:formula="of:=[.C299] - [.B299]" office:value-type="float" office:value="130410752" calcext:value-type="float">
            <text:p>13041075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7584352675907E+018" calcext:value-type="float">
            <text:p>1.47584352675907E+018</text:p>
          </table:table-cell>
          <table:table-cell office:value-type="float" office:value="1.4758435268892E+018" calcext:value-type="float">
            <text:p>1.4758435268892E+018</text:p>
          </table:table-cell>
          <table:table-cell/>
          <table:table-cell table:formula="of:=[.C300] - [.B300]" office:value-type="float" office:value="130121984" calcext:value-type="float">
            <text:p>13012198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7584352675994E+018" calcext:value-type="float">
            <text:p>1.47584352675994E+018</text:p>
          </table:table-cell>
          <table:table-cell office:value-type="float" office:value="1.4758435268914E+018" calcext:value-type="float">
            <text:p>1.4758435268914E+018</text:p>
          </table:table-cell>
          <table:table-cell/>
          <table:table-cell table:formula="of:=[.C301] - [.B301]" office:value-type="float" office:value="131459584" calcext:value-type="float">
            <text:p>13145958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758435267604E+018" calcext:value-type="float">
            <text:p>1.4758435267604E+018</text:p>
          </table:table-cell>
          <table:table-cell office:value-type="float" office:value="1.47584352689148E+018" calcext:value-type="float">
            <text:p>1.47584352689148E+018</text:p>
          </table:table-cell>
          <table:table-cell/>
          <table:table-cell table:formula="of:=[.C302] - [.B302]" office:value-type="float" office:value="131079168" calcext:value-type="float">
            <text:p>13107916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758435267608E+018" calcext:value-type="float">
            <text:p>1.4758435267608E+018</text:p>
          </table:table-cell>
          <table:table-cell office:value-type="float" office:value="1.47584352689155E+018" calcext:value-type="float">
            <text:p>1.47584352689155E+018</text:p>
          </table:table-cell>
          <table:table-cell/>
          <table:table-cell table:formula="of:=[.C303] - [.B303]" office:value-type="float" office:value="130750720" calcext:value-type="float">
            <text:p>13075072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7584352676119E+018" calcext:value-type="float">
            <text:p>1.47584352676119E+018</text:p>
          </table:table-cell>
          <table:table-cell office:value-type="float" office:value="1.47584352689204E+018" calcext:value-type="float">
            <text:p>1.47584352689204E+018</text:p>
          </table:table-cell>
          <table:table-cell/>
          <table:table-cell table:formula="of:=[.C304] - [.B304]" office:value-type="float" office:value="130848000" calcext:value-type="float">
            <text:p>130848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7584352676158E+018" calcext:value-type="float">
            <text:p>1.47584352676158E+018</text:p>
          </table:table-cell>
          <table:table-cell office:value-type="float" office:value="1.47584352689211E+018" calcext:value-type="float">
            <text:p>1.47584352689211E+018</text:p>
          </table:table-cell>
          <table:table-cell/>
          <table:table-cell table:formula="of:=[.C305] - [.B305]" office:value-type="float" office:value="130526976" calcext:value-type="float">
            <text:p>13052697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7584352676202E+018" calcext:value-type="float">
            <text:p>1.47584352676202E+018</text:p>
          </table:table-cell>
          <table:table-cell office:value-type="float" office:value="1.47584352689218E+018" calcext:value-type="float">
            <text:p>1.47584352689218E+018</text:p>
          </table:table-cell>
          <table:table-cell/>
          <table:table-cell table:formula="of:=[.C306] - [.B306]" office:value-type="float" office:value="130158080" calcext:value-type="float">
            <text:p>13015808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7584352676251E+018" calcext:value-type="float">
            <text:p>1.47584352676251E+018</text:p>
          </table:table-cell>
          <table:table-cell office:value-type="float" office:value="1.47584352689225E+018" calcext:value-type="float">
            <text:p>1.47584352689225E+018</text:p>
          </table:table-cell>
          <table:table-cell/>
          <table:table-cell table:formula="of:=[.C307] - [.B307]" office:value-type="float" office:value="129734144" calcext:value-type="float">
            <text:p>12973414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7584352676305E+018" calcext:value-type="float">
            <text:p>1.47584352676305E+018</text:p>
          </table:table-cell>
          <table:table-cell office:value-type="float" office:value="1.47584352689232E+018" calcext:value-type="float">
            <text:p>1.47584352689232E+018</text:p>
          </table:table-cell>
          <table:table-cell/>
          <table:table-cell table:formula="of:=[.C308] - [.B308]" office:value-type="float" office:value="129266176" calcext:value-type="float">
            <text:p>12926617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7584352676367E+018" calcext:value-type="float">
            <text:p>1.47584352676367E+018</text:p>
          </table:table-cell>
          <table:table-cell office:value-type="float" office:value="1.47584352689239E+018" calcext:value-type="float">
            <text:p>1.47584352689239E+018</text:p>
          </table:table-cell>
          <table:table-cell/>
          <table:table-cell table:formula="of:=[.C309] - [.B309]" office:value-type="float" office:value="128717824" calcext:value-type="float">
            <text:p>12871782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7584352676412E+018" calcext:value-type="float">
            <text:p>1.47584352676412E+018</text:p>
          </table:table-cell>
          <table:table-cell office:value-type="float" office:value="1.47584352689245E+018" calcext:value-type="float">
            <text:p>1.47584352689245E+018</text:p>
          </table:table-cell>
          <table:table-cell/>
          <table:table-cell table:formula="of:=[.C310] - [.B310]" office:value-type="float" office:value="128333056" calcext:value-type="float">
            <text:p>12833305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7584352676448E+018" calcext:value-type="float">
            <text:p>1.47584352676448E+018</text:p>
          </table:table-cell>
          <table:table-cell office:value-type="float" office:value="1.47584352689252E+018" calcext:value-type="float">
            <text:p>1.47584352689252E+018</text:p>
          </table:table-cell>
          <table:table-cell/>
          <table:table-cell table:formula="of:=[.C311] - [.B311]" office:value-type="float" office:value="128040960" calcext:value-type="float">
            <text:p>12804096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7584352676497E+018" calcext:value-type="float">
            <text:p>1.47584352676497E+018</text:p>
          </table:table-cell>
          <table:table-cell office:value-type="float" office:value="1.47584352689539E+018" calcext:value-type="float">
            <text:p>1.47584352689539E+018</text:p>
          </table:table-cell>
          <table:table-cell/>
          <table:table-cell table:formula="of:=[.C312] - [.B312]" office:value-type="float" office:value="130415872" calcext:value-type="float">
            <text:p>13041587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7584352676533E+018" calcext:value-type="float">
            <text:p>1.47584352676533E+018</text:p>
          </table:table-cell>
          <table:table-cell office:value-type="float" office:value="1.47584352689547E+018" calcext:value-type="float">
            <text:p>1.47584352689547E+018</text:p>
          </table:table-cell>
          <table:table-cell/>
          <table:table-cell table:formula="of:=[.C313] - [.B313]" office:value-type="float" office:value="130141184" calcext:value-type="float">
            <text:p>13014118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7584352676574E+018" calcext:value-type="float">
            <text:p>1.47584352676574E+018</text:p>
          </table:table-cell>
          <table:table-cell office:value-type="float" office:value="1.47584352689565E+018" calcext:value-type="float">
            <text:p>1.47584352689565E+018</text:p>
          </table:table-cell>
          <table:table-cell/>
          <table:table-cell table:formula="of:=[.C314] - [.B314]" office:value-type="float" office:value="129901568" calcext:value-type="float">
            <text:p>12990156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7584352676613E+018" calcext:value-type="float">
            <text:p>1.47584352676613E+018</text:p>
          </table:table-cell>
          <table:table-cell office:value-type="float" office:value="1.47584352689572E+018" calcext:value-type="float">
            <text:p>1.47584352689572E+018</text:p>
          </table:table-cell>
          <table:table-cell/>
          <table:table-cell table:formula="of:=[.C315] - [.B315]" office:value-type="float" office:value="129593856" calcext:value-type="float">
            <text:p>12959385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7584352676652E+018" calcext:value-type="float">
            <text:p>1.47584352676652E+018</text:p>
          </table:table-cell>
          <table:table-cell office:value-type="float" office:value="1.47584352689579E+018" calcext:value-type="float">
            <text:p>1.47584352689579E+018</text:p>
          </table:table-cell>
          <table:table-cell/>
          <table:table-cell table:formula="of:=[.C316] - [.B316]" office:value-type="float" office:value="129267200" calcext:value-type="float">
            <text:p>1292672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7584352676694E+018" calcext:value-type="float">
            <text:p>1.47584352676694E+018</text:p>
          </table:table-cell>
          <table:table-cell office:value-type="float" office:value="1.47584352689665E+018" calcext:value-type="float">
            <text:p>1.47584352689665E+018</text:p>
          </table:table-cell>
          <table:table-cell/>
          <table:table-cell table:formula="of:=[.C317] - [.B317]" office:value-type="float" office:value="129709056" calcext:value-type="float">
            <text:p>12970905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7584352676729E+018" calcext:value-type="float">
            <text:p>1.47584352676729E+018</text:p>
          </table:table-cell>
          <table:table-cell office:value-type="float" office:value="1.47584352689672E+018" calcext:value-type="float">
            <text:p>1.47584352689672E+018</text:p>
          </table:table-cell>
          <table:table-cell/>
          <table:table-cell table:formula="of:=[.C318] - [.B318]" office:value-type="float" office:value="129424128" calcext:value-type="float">
            <text:p>12942412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7584352676782E+018" calcext:value-type="float">
            <text:p>1.47584352676782E+018</text:p>
          </table:table-cell>
          <table:table-cell office:value-type="float" office:value="1.47584352689689E+018" calcext:value-type="float">
            <text:p>1.47584352689689E+018</text:p>
          </table:table-cell>
          <table:table-cell/>
          <table:table-cell table:formula="of:=[.C319] - [.B319]" office:value-type="float" office:value="129070080" calcext:value-type="float">
            <text:p>12907008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7584352676844E+018" calcext:value-type="float">
            <text:p>1.47584352676844E+018</text:p>
          </table:table-cell>
          <table:table-cell office:value-type="float" office:value="1.47584352689696E+018" calcext:value-type="float">
            <text:p>1.47584352689696E+018</text:p>
          </table:table-cell>
          <table:table-cell/>
          <table:table-cell table:formula="of:=[.C320] - [.B320]" office:value-type="float" office:value="128522496" calcext:value-type="float">
            <text:p>12852249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758435267688E+018" calcext:value-type="float">
            <text:p>1.4758435267688E+018</text:p>
          </table:table-cell>
          <table:table-cell office:value-type="float" office:value="1.47584352689831E+018" calcext:value-type="float">
            <text:p>1.47584352689831E+018</text:p>
          </table:table-cell>
          <table:table-cell/>
          <table:table-cell table:formula="of:=[.C321] - [.B321]" office:value-type="float" office:value="129511168" calcext:value-type="float">
            <text:p>12951116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7584352676919E+018" calcext:value-type="float">
            <text:p>1.47584352676919E+018</text:p>
          </table:table-cell>
          <table:table-cell office:value-type="float" office:value="1.47584352689839E+018" calcext:value-type="float">
            <text:p>1.47584352689839E+018</text:p>
          </table:table-cell>
          <table:table-cell/>
          <table:table-cell table:formula="of:=[.C322] - [.B322]" office:value-type="float" office:value="129199104" calcext:value-type="float">
            <text:p>12919910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758435267697E+018" calcext:value-type="float">
            <text:p>1.4758435267697E+018</text:p>
          </table:table-cell>
          <table:table-cell office:value-type="float" office:value="1.47584352689846E+018" calcext:value-type="float">
            <text:p>1.47584352689846E+018</text:p>
          </table:table-cell>
          <table:table-cell/>
          <table:table-cell table:formula="of:=[.C323] - [.B323]" office:value-type="float" office:value="128765184" calcext:value-type="float">
            <text:p>12876518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7584352677022E+018" calcext:value-type="float">
            <text:p>1.47584352677022E+018</text:p>
          </table:table-cell>
          <table:table-cell office:value-type="float" office:value="1.47584352689853E+018" calcext:value-type="float">
            <text:p>1.47584352689853E+018</text:p>
          </table:table-cell>
          <table:table-cell/>
          <table:table-cell table:formula="of:=[.C324] - [.B324]" office:value-type="float" office:value="128305920" calcext:value-type="float">
            <text:p>12830592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7584352677058E+018" calcext:value-type="float">
            <text:p>1.47584352677058E+018</text:p>
          </table:table-cell>
          <table:table-cell office:value-type="float" office:value="1.4758435268986E+018" calcext:value-type="float">
            <text:p>1.4758435268986E+018</text:p>
          </table:table-cell>
          <table:table-cell/>
          <table:table-cell table:formula="of:=[.C325] - [.B325]" office:value-type="float" office:value="128018176" calcext:value-type="float">
            <text:p>12801817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7584352677102E+018" calcext:value-type="float">
            <text:p>1.47584352677102E+018</text:p>
          </table:table-cell>
          <table:table-cell office:value-type="float" office:value="1.47584352689866E+018" calcext:value-type="float">
            <text:p>1.47584352689866E+018</text:p>
          </table:table-cell>
          <table:table-cell/>
          <table:table-cell table:formula="of:=[.C326] - [.B326]" office:value-type="float" office:value="127648000" calcext:value-type="float">
            <text:p>12764800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7584352677163E+018" calcext:value-type="float">
            <text:p>1.47584352677163E+018</text:p>
          </table:table-cell>
          <table:table-cell office:value-type="float" office:value="1.47584352690089E+018" calcext:value-type="float">
            <text:p>1.47584352690089E+018</text:p>
          </table:table-cell>
          <table:table-cell/>
          <table:table-cell table:formula="of:=[.C327] - [.B327]" office:value-type="float" office:value="129254912" calcext:value-type="float">
            <text:p>12925491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7584352677235E+018" calcext:value-type="float">
            <text:p>1.47584352677235E+018</text:p>
          </table:table-cell>
          <table:table-cell office:value-type="float" office:value="1.47584352690097E+018" calcext:value-type="float">
            <text:p>1.47584352690097E+018</text:p>
          </table:table-cell>
          <table:table-cell/>
          <table:table-cell table:formula="of:=[.C328] - [.B328]" office:value-type="float" office:value="128615680" calcext:value-type="float">
            <text:p>12861568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7584352677417E+018" calcext:value-type="float">
            <text:p>1.47584352677417E+018</text:p>
          </table:table-cell>
          <table:table-cell office:value-type="float" office:value="1.47584352690146E+018" calcext:value-type="float">
            <text:p>1.47584352690146E+018</text:p>
          </table:table-cell>
          <table:table-cell/>
          <table:table-cell table:formula="of:=[.C329] - [.B329]" office:value-type="float" office:value="127289856" calcext:value-type="float">
            <text:p>12728985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7584352677454E+018" calcext:value-type="float">
            <text:p>1.47584352677454E+018</text:p>
          </table:table-cell>
          <table:table-cell office:value-type="float" office:value="1.47584352690154E+018" calcext:value-type="float">
            <text:p>1.47584352690154E+018</text:p>
          </table:table-cell>
          <table:table-cell/>
          <table:table-cell table:formula="of:=[.C330] - [.B330]" office:value-type="float" office:value="126998784" calcext:value-type="float">
            <text:p>12699878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7584352677489E+018" calcext:value-type="float">
            <text:p>1.47584352677489E+018</text:p>
          </table:table-cell>
          <table:table-cell office:value-type="float" office:value="1.47584352690161E+018" calcext:value-type="float">
            <text:p>1.47584352690161E+018</text:p>
          </table:table-cell>
          <table:table-cell/>
          <table:table-cell table:formula="of:=[.C331] - [.B331]" office:value-type="float" office:value="126717952" calcext:value-type="float">
            <text:p>12671795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7584352677525E+018" calcext:value-type="float">
            <text:p>1.47584352677525E+018</text:p>
          </table:table-cell>
          <table:table-cell office:value-type="float" office:value="1.47584352690291E+018" calcext:value-type="float">
            <text:p>1.47584352690291E+018</text:p>
          </table:table-cell>
          <table:table-cell/>
          <table:table-cell table:formula="of:=[.C332] - [.B332]" office:value-type="float" office:value="127661056" calcext:value-type="float">
            <text:p>12766105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758435267756E+018" calcext:value-type="float">
            <text:p>1.4758435267756E+018</text:p>
          </table:table-cell>
          <table:table-cell office:value-type="float" office:value="1.47584352690299E+018" calcext:value-type="float">
            <text:p>1.47584352690299E+018</text:p>
          </table:table-cell>
          <table:table-cell/>
          <table:table-cell table:formula="of:=[.C333] - [.B333]" office:value-type="float" office:value="127385856" calcext:value-type="float">
            <text:p>12738585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7584352677607E+018" calcext:value-type="float">
            <text:p>1.47584352677607E+018</text:p>
          </table:table-cell>
          <table:table-cell office:value-type="float" office:value="1.47584352690306E+018" calcext:value-type="float">
            <text:p>1.47584352690306E+018</text:p>
          </table:table-cell>
          <table:table-cell/>
          <table:table-cell table:formula="of:=[.C334] - [.B334]" office:value-type="float" office:value="126990848" calcext:value-type="float">
            <text:p>12699084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7584352677642E+018" calcext:value-type="float">
            <text:p>1.47584352677642E+018</text:p>
          </table:table-cell>
          <table:table-cell office:value-type="float" office:value="1.47584352690312E+018" calcext:value-type="float">
            <text:p>1.47584352690312E+018</text:p>
          </table:table-cell>
          <table:table-cell/>
          <table:table-cell table:formula="of:=[.C335] - [.B335]" office:value-type="float" office:value="126704128" calcext:value-type="float">
            <text:p>12670412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7584352677704E+018" calcext:value-type="float">
            <text:p>1.47584352677704E+018</text:p>
          </table:table-cell>
          <table:table-cell office:value-type="float" office:value="1.47584352690319E+018" calcext:value-type="float">
            <text:p>1.47584352690319E+018</text:p>
          </table:table-cell>
          <table:table-cell/>
          <table:table-cell table:formula="of:=[.C336] - [.B336]" office:value-type="float" office:value="126152960" calcext:value-type="float">
            <text:p>12615296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7584352677743E+018" calcext:value-type="float">
            <text:p>1.47584352677743E+018</text:p>
          </table:table-cell>
          <table:table-cell office:value-type="float" office:value="1.47584352690368E+018" calcext:value-type="float">
            <text:p>1.47584352690368E+018</text:p>
          </table:table-cell>
          <table:table-cell/>
          <table:table-cell table:formula="of:=[.C337] - [.B337]" office:value-type="float" office:value="126243840" calcext:value-type="float">
            <text:p>12624384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7584352677786E+018" calcext:value-type="float">
            <text:p>1.47584352677786E+018</text:p>
          </table:table-cell>
          <table:table-cell office:value-type="float" office:value="1.47584352690375E+018" calcext:value-type="float">
            <text:p>1.47584352690375E+018</text:p>
          </table:table-cell>
          <table:table-cell/>
          <table:table-cell table:formula="of:=[.C338] - [.B338]" office:value-type="float" office:value="125892096" calcext:value-type="float">
            <text:p>12589209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7584352677822E+018" calcext:value-type="float">
            <text:p>1.47584352677822E+018</text:p>
          </table:table-cell>
          <table:table-cell office:value-type="float" office:value="1.47584352690382E+018" calcext:value-type="float">
            <text:p>1.47584352690382E+018</text:p>
          </table:table-cell>
          <table:table-cell/>
          <table:table-cell table:formula="of:=[.C339] - [.B339]" office:value-type="float" office:value="125603328" calcext:value-type="float">
            <text:p>12560332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7584352677866E+018" calcext:value-type="float">
            <text:p>1.47584352677866E+018</text:p>
          </table:table-cell>
          <table:table-cell office:value-type="float" office:value="1.47584352690389E+018" calcext:value-type="float">
            <text:p>1.47584352690389E+018</text:p>
          </table:table-cell>
          <table:table-cell/>
          <table:table-cell table:formula="of:=[.C340] - [.B340]" office:value-type="float" office:value="125227776" calcext:value-type="float">
            <text:p>12522777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758435267793E+018" calcext:value-type="float">
            <text:p>1.4758435267793E+018</text:p>
          </table:table-cell>
          <table:table-cell office:value-type="float" office:value="1.47584352690396E+018" calcext:value-type="float">
            <text:p>1.47584352690396E+018</text:p>
          </table:table-cell>
          <table:table-cell/>
          <table:table-cell table:formula="of:=[.C341] - [.B341]" office:value-type="float" office:value="124657152" calcext:value-type="float">
            <text:p>12465715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7584352677967E+018" calcext:value-type="float">
            <text:p>1.47584352677967E+018</text:p>
          </table:table-cell>
          <table:table-cell office:value-type="float" office:value="1.47584352690403E+018" calcext:value-type="float">
            <text:p>1.47584352690403E+018</text:p>
          </table:table-cell>
          <table:table-cell/>
          <table:table-cell table:formula="of:=[.C342] - [.B342]" office:value-type="float" office:value="124359936" calcext:value-type="float">
            <text:p>12435993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7584352678002E+018" calcext:value-type="float">
            <text:p>1.47584352678002E+018</text:p>
          </table:table-cell>
          <table:table-cell office:value-type="float" office:value="1.4758435269041E+018" calcext:value-type="float">
            <text:p>1.4758435269041E+018</text:p>
          </table:table-cell>
          <table:table-cell/>
          <table:table-cell table:formula="of:=[.C343] - [.B343]" office:value-type="float" office:value="124076032" calcext:value-type="float">
            <text:p>12407603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7584352678037E+018" calcext:value-type="float">
            <text:p>1.47584352678037E+018</text:p>
          </table:table-cell>
          <table:table-cell office:value-type="float" office:value="1.47584352690416E+018" calcext:value-type="float">
            <text:p>1.47584352690416E+018</text:p>
          </table:table-cell>
          <table:table-cell/>
          <table:table-cell table:formula="of:=[.C344] - [.B344]" office:value-type="float" office:value="123787776" calcext:value-type="float">
            <text:p>12378777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7584352678073E+018" calcext:value-type="float">
            <text:p>1.47584352678073E+018</text:p>
          </table:table-cell>
          <table:table-cell office:value-type="float" office:value="1.47584352690465E+018" calcext:value-type="float">
            <text:p>1.47584352690465E+018</text:p>
          </table:table-cell>
          <table:table-cell/>
          <table:table-cell table:formula="of:=[.C345] - [.B345]" office:value-type="float" office:value="123920384" calcext:value-type="float">
            <text:p>12392038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7584352678115E+018" calcext:value-type="float">
            <text:p>1.47584352678115E+018</text:p>
          </table:table-cell>
          <table:table-cell office:value-type="float" office:value="1.47584352690472E+018" calcext:value-type="float">
            <text:p>1.47584352690472E+018</text:p>
          </table:table-cell>
          <table:table-cell/>
          <table:table-cell table:formula="of:=[.C346] - [.B346]" office:value-type="float" office:value="123575040" calcext:value-type="float">
            <text:p>12357504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758435267815E+018" calcext:value-type="float">
            <text:p>1.4758435267815E+018</text:p>
          </table:table-cell>
          <table:table-cell office:value-type="float" office:value="1.47584352690479E+018" calcext:value-type="float">
            <text:p>1.47584352690479E+018</text:p>
          </table:table-cell>
          <table:table-cell/>
          <table:table-cell table:formula="of:=[.C347] - [.B347]" office:value-type="float" office:value="123289856" calcext:value-type="float">
            <text:p>12328985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7584352678193E+018" calcext:value-type="float">
            <text:p>1.47584352678193E+018</text:p>
          </table:table-cell>
          <table:table-cell office:value-type="float" office:value="1.47584352690486E+018" calcext:value-type="float">
            <text:p>1.47584352690486E+018</text:p>
          </table:table-cell>
          <table:table-cell/>
          <table:table-cell table:formula="of:=[.C348] - [.B348]" office:value-type="float" office:value="122925056" calcext:value-type="float">
            <text:p>12292505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7584352678229E+018" calcext:value-type="float">
            <text:p>1.47584352678229E+018</text:p>
          </table:table-cell>
          <table:table-cell office:value-type="float" office:value="1.47584352690493E+018" calcext:value-type="float">
            <text:p>1.47584352690493E+018</text:p>
          </table:table-cell>
          <table:table-cell/>
          <table:table-cell table:formula="of:=[.C349] - [.B349]" office:value-type="float" office:value="122638080" calcext:value-type="float">
            <text:p>12263808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7584352678275E+018" calcext:value-type="float">
            <text:p>1.47584352678275E+018</text:p>
          </table:table-cell>
          <table:table-cell office:value-type="float" office:value="1.475843526905E+018" calcext:value-type="float">
            <text:p>1.475843526905E+018</text:p>
          </table:table-cell>
          <table:table-cell/>
          <table:table-cell table:formula="of:=[.C350] - [.B350]" office:value-type="float" office:value="122250240" calcext:value-type="float">
            <text:p>12225024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7584352678345E+018" calcext:value-type="float">
            <text:p>1.47584352678345E+018</text:p>
          </table:table-cell>
          <table:table-cell office:value-type="float" office:value="1.47584352690507E+018" calcext:value-type="float">
            <text:p>1.47584352690507E+018</text:p>
          </table:table-cell>
          <table:table-cell/>
          <table:table-cell table:formula="of:=[.C351] - [.B351]" office:value-type="float" office:value="121620992" calcext:value-type="float">
            <text:p>12162099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758435267838E+018" calcext:value-type="float">
            <text:p>1.4758435267838E+018</text:p>
          </table:table-cell>
          <table:table-cell office:value-type="float" office:value="1.47584352690514E+018" calcext:value-type="float">
            <text:p>1.47584352690514E+018</text:p>
          </table:table-cell>
          <table:table-cell/>
          <table:table-cell table:formula="of:=[.C352] - [.B352]" office:value-type="float" office:value="121332736" calcext:value-type="float">
            <text:p>12133273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7584352678415E+018" calcext:value-type="float">
            <text:p>1.47584352678415E+018</text:p>
          </table:table-cell>
          <table:table-cell office:value-type="float" office:value="1.4758435269052E+018" calcext:value-type="float">
            <text:p>1.4758435269052E+018</text:p>
          </table:table-cell>
          <table:table-cell/>
          <table:table-cell table:formula="of:=[.C353] - [.B353]" office:value-type="float" office:value="121049856" calcext:value-type="float">
            <text:p>12104985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7584352678451E+018" calcext:value-type="float">
            <text:p>1.47584352678451E+018</text:p>
          </table:table-cell>
          <table:table-cell office:value-type="float" office:value="1.47584352690527E+018" calcext:value-type="float">
            <text:p>1.47584352690527E+018</text:p>
          </table:table-cell>
          <table:table-cell/>
          <table:table-cell table:formula="of:=[.C354] - [.B354]" office:value-type="float" office:value="120761856" calcext:value-type="float">
            <text:p>12076185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7584352678507E+018" calcext:value-type="float">
            <text:p>1.47584352678507E+018</text:p>
          </table:table-cell>
          <table:table-cell office:value-type="float" office:value="1.47584352690752E+018" calcext:value-type="float">
            <text:p>1.47584352690752E+018</text:p>
          </table:table-cell>
          <table:table-cell/>
          <table:table-cell table:formula="of:=[.C355] - [.B355]" office:value-type="float" office:value="122446336" calcext:value-type="float">
            <text:p>12244633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7584352678556E+018" calcext:value-type="float">
            <text:p>1.47584352678556E+018</text:p>
          </table:table-cell>
          <table:table-cell office:value-type="float" office:value="1.4758435269076E+018" calcext:value-type="float">
            <text:p>1.4758435269076E+018</text:p>
          </table:table-cell>
          <table:table-cell/>
          <table:table-cell table:formula="of:=[.C356] - [.B356]" office:value-type="float" office:value="122034176" calcext:value-type="float">
            <text:p>12203417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7584352678604E+018" calcext:value-type="float">
            <text:p>1.47584352678604E+018</text:p>
          </table:table-cell>
          <table:table-cell office:value-type="float" office:value="1.47584352690767E+018" calcext:value-type="float">
            <text:p>1.47584352690767E+018</text:p>
          </table:table-cell>
          <table:table-cell/>
          <table:table-cell table:formula="of:=[.C357] - [.B357]" office:value-type="float" office:value="121629184" calcext:value-type="float">
            <text:p>12162918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758435267864E+018" calcext:value-type="float">
            <text:p>1.4758435267864E+018</text:p>
          </table:table-cell>
          <table:table-cell office:value-type="float" office:value="1.47584352690774E+018" calcext:value-type="float">
            <text:p>1.47584352690774E+018</text:p>
          </table:table-cell>
          <table:table-cell/>
          <table:table-cell table:formula="of:=[.C358] - [.B358]" office:value-type="float" office:value="121343488" calcext:value-type="float">
            <text:p>12134348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7584352678675E+018" calcext:value-type="float">
            <text:p>1.47584352678675E+018</text:p>
          </table:table-cell>
          <table:table-cell office:value-type="float" office:value="1.47584352690781E+018" calcext:value-type="float">
            <text:p>1.47584352690781E+018</text:p>
          </table:table-cell>
          <table:table-cell/>
          <table:table-cell table:formula="of:=[.C359] - [.B359]" office:value-type="float" office:value="121057024" calcext:value-type="float">
            <text:p>12105702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7584352678717E+018" calcext:value-type="float">
            <text:p>1.47584352678717E+018</text:p>
          </table:table-cell>
          <table:table-cell office:value-type="float" office:value="1.47584352690788E+018" calcext:value-type="float">
            <text:p>1.47584352690788E+018</text:p>
          </table:table-cell>
          <table:table-cell/>
          <table:table-cell table:formula="of:=[.C360] - [.B360]" office:value-type="float" office:value="120712960" calcext:value-type="float">
            <text:p>12071296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7584352678806E+018" calcext:value-type="float">
            <text:p>1.47584352678806E+018</text:p>
          </table:table-cell>
          <table:table-cell office:value-type="float" office:value="1.47584352690795E+018" calcext:value-type="float">
            <text:p>1.47584352690795E+018</text:p>
          </table:table-cell>
          <table:table-cell/>
          <table:table-cell table:formula="of:=[.C361] - [.B361]" office:value-type="float" office:value="119884032" calcext:value-type="float">
            <text:p>11988403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7584352678851E+018" calcext:value-type="float">
            <text:p>1.47584352678851E+018</text:p>
          </table:table-cell>
          <table:table-cell office:value-type="float" office:value="1.47584352690802E+018" calcext:value-type="float">
            <text:p>1.47584352690802E+018</text:p>
          </table:table-cell>
          <table:table-cell/>
          <table:table-cell table:formula="of:=[.C362] - [.B362]" office:value-type="float" office:value="119505664" calcext:value-type="float">
            <text:p>11950566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758435267889E+018" calcext:value-type="float">
            <text:p>1.4758435267889E+018</text:p>
          </table:table-cell>
          <table:table-cell office:value-type="float" office:value="1.47584352690809E+018" calcext:value-type="float">
            <text:p>1.47584352690809E+018</text:p>
          </table:table-cell>
          <table:table-cell/>
          <table:table-cell table:formula="of:=[.C363] - [.B363]" office:value-type="float" office:value="119183104" calcext:value-type="float">
            <text:p>11918310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7584352678926E+018" calcext:value-type="float">
            <text:p>1.47584352678926E+018</text:p>
          </table:table-cell>
          <table:table-cell office:value-type="float" office:value="1.47584352690815E+018" calcext:value-type="float">
            <text:p>1.47584352690815E+018</text:p>
          </table:table-cell>
          <table:table-cell/>
          <table:table-cell table:formula="of:=[.C364] - [.B364]" office:value-type="float" office:value="118895104" calcext:value-type="float">
            <text:p>11889510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7584352678969E+018" calcext:value-type="float">
            <text:p>1.47584352678969E+018</text:p>
          </table:table-cell>
          <table:table-cell office:value-type="float" office:value="1.47584352690822E+018" calcext:value-type="float">
            <text:p>1.47584352690822E+018</text:p>
          </table:table-cell>
          <table:table-cell/>
          <table:table-cell table:formula="of:=[.C365] - [.B365]" office:value-type="float" office:value="118535168" calcext:value-type="float">
            <text:p>11853516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7584352679014E+018" calcext:value-type="float">
            <text:p>1.47584352679014E+018</text:p>
          </table:table-cell>
          <table:table-cell office:value-type="float" office:value="1.47584352690829E+018" calcext:value-type="float">
            <text:p>1.47584352690829E+018</text:p>
          </table:table-cell>
          <table:table-cell/>
          <table:table-cell table:formula="of:=[.C366] - [.B366]" office:value-type="float" office:value="118151168" calcext:value-type="float">
            <text:p>11815116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758435267905E+018" calcext:value-type="float">
            <text:p>1.4758435267905E+018</text:p>
          </table:table-cell>
          <table:table-cell office:value-type="float" office:value="1.47584352690836E+018" calcext:value-type="float">
            <text:p>1.47584352690836E+018</text:p>
          </table:table-cell>
          <table:table-cell/>
          <table:table-cell table:formula="of:=[.C367] - [.B367]" office:value-type="float" office:value="117856000" calcext:value-type="float">
            <text:p>1178560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7584352679086E+018" calcext:value-type="float">
            <text:p>1.47584352679086E+018</text:p>
          </table:table-cell>
          <table:table-cell office:value-type="float" office:value="1.47584352690843E+018" calcext:value-type="float">
            <text:p>1.47584352690843E+018</text:p>
          </table:table-cell>
          <table:table-cell/>
          <table:table-cell table:formula="of:=[.C368] - [.B368]" office:value-type="float" office:value="117573120" calcext:value-type="float">
            <text:p>11757312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7584352679121E+018" calcext:value-type="float">
            <text:p>1.47584352679121E+018</text:p>
          </table:table-cell>
          <table:table-cell office:value-type="float" office:value="1.4758435269085E+018" calcext:value-type="float">
            <text:p>1.4758435269085E+018</text:p>
          </table:table-cell>
          <table:table-cell/>
          <table:table-cell table:formula="of:=[.C369] - [.B369]" office:value-type="float" office:value="117287936" calcext:value-type="float">
            <text:p>11728793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7584352679156E+018" calcext:value-type="float">
            <text:p>1.47584352679156E+018</text:p>
          </table:table-cell>
          <table:table-cell office:value-type="float" office:value="1.47584352691488E+018" calcext:value-type="float">
            <text:p>1.47584352691488E+018</text:p>
          </table:table-cell>
          <table:table-cell/>
          <table:table-cell table:formula="of:=[.C370] - [.B370]" office:value-type="float" office:value="123316224" calcext:value-type="float">
            <text:p>12331622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7584352679202E+018" calcext:value-type="float">
            <text:p>1.47584352679202E+018</text:p>
          </table:table-cell>
          <table:table-cell office:value-type="float" office:value="1.47584352691835E+018" calcext:value-type="float">
            <text:p>1.47584352691835E+018</text:p>
          </table:table-cell>
          <table:table-cell/>
          <table:table-cell table:formula="of:=[.C371] - [.B371]" office:value-type="float" office:value="126330112" calcext:value-type="float">
            <text:p>12633011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7584352679237E+018" calcext:value-type="float">
            <text:p>1.47584352679237E+018</text:p>
          </table:table-cell>
          <table:table-cell office:value-type="float" office:value="1.47584352691959E+018" calcext:value-type="float">
            <text:p>1.47584352691959E+018</text:p>
          </table:table-cell>
          <table:table-cell/>
          <table:table-cell table:formula="of:=[.C372] - [.B372]" office:value-type="float" office:value="127220224" calcext:value-type="float">
            <text:p>12722022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7584352679272E+018" calcext:value-type="float">
            <text:p>1.47584352679272E+018</text:p>
          </table:table-cell>
          <table:table-cell office:value-type="float" office:value="1.47584352692117E+018" calcext:value-type="float">
            <text:p>1.47584352692117E+018</text:p>
          </table:table-cell>
          <table:table-cell/>
          <table:table-cell table:formula="of:=[.C373] - [.B373]" office:value-type="float" office:value="128444928" calcext:value-type="float">
            <text:p>12844492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7584352679311E+018" calcext:value-type="float">
            <text:p>1.47584352679311E+018</text:p>
          </table:table-cell>
          <table:table-cell office:value-type="float" office:value="1.47584352692173E+018" calcext:value-type="float">
            <text:p>1.47584352692173E+018</text:p>
          </table:table-cell>
          <table:table-cell/>
          <table:table-cell table:formula="of:=[.C374] - [.B374]" office:value-type="float" office:value="128624896" calcext:value-type="float">
            <text:p>12862489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7584352679346E+018" calcext:value-type="float">
            <text:p>1.47584352679346E+018</text:p>
          </table:table-cell>
          <table:table-cell office:value-type="float" office:value="1.47584352692181E+018" calcext:value-type="float">
            <text:p>1.47584352692181E+018</text:p>
          </table:table-cell>
          <table:table-cell/>
          <table:table-cell table:formula="of:=[.C375] - [.B375]" office:value-type="float" office:value="128347392" calcext:value-type="float">
            <text:p>12834739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7584352679391E+018" calcext:value-type="float">
            <text:p>1.47584352679391E+018</text:p>
          </table:table-cell>
          <table:table-cell office:value-type="float" office:value="1.47584352692188E+018" calcext:value-type="float">
            <text:p>1.47584352692188E+018</text:p>
          </table:table-cell>
          <table:table-cell/>
          <table:table-cell table:formula="of:=[.C376] - [.B376]" office:value-type="float" office:value="127964160" calcext:value-type="float">
            <text:p>12796416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584352679436E+018" calcext:value-type="float">
            <text:p>1.47584352679436E+018</text:p>
          </table:table-cell>
          <table:table-cell office:value-type="float" office:value="1.47584352692284E+018" calcext:value-type="float">
            <text:p>1.47584352692284E+018</text:p>
          </table:table-cell>
          <table:table-cell/>
          <table:table-cell table:formula="of:=[.C377] - [.B377]" office:value-type="float" office:value="128477184" calcext:value-type="float">
            <text:p>12847718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7584352679471E+018" calcext:value-type="float">
            <text:p>1.47584352679471E+018</text:p>
          </table:table-cell>
          <table:table-cell office:value-type="float" office:value="1.47584352692295E+018" calcext:value-type="float">
            <text:p>1.47584352692295E+018</text:p>
          </table:table-cell>
          <table:table-cell/>
          <table:table-cell table:formula="of:=[.C378] - [.B378]" office:value-type="float" office:value="128233984" calcext:value-type="float">
            <text:p>12823398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7584352679507E+018" calcext:value-type="float">
            <text:p>1.47584352679507E+018</text:p>
          </table:table-cell>
          <table:table-cell office:value-type="float" office:value="1.47584352692302E+018" calcext:value-type="float">
            <text:p>1.47584352692302E+018</text:p>
          </table:table-cell>
          <table:table-cell/>
          <table:table-cell table:formula="of:=[.C379] - [.B379]" office:value-type="float" office:value="127953920" calcext:value-type="float">
            <text:p>12795392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7584352679542E+018" calcext:value-type="float">
            <text:p>1.47584352679542E+018</text:p>
          </table:table-cell>
          <table:table-cell office:value-type="float" office:value="1.47584352692309E+018" calcext:value-type="float">
            <text:p>1.47584352692309E+018</text:p>
          </table:table-cell>
          <table:table-cell/>
          <table:table-cell table:formula="of:=[.C380] - [.B380]" office:value-type="float" office:value="127669248" calcext:value-type="float">
            <text:p>12766924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758435267959E+018" calcext:value-type="float">
            <text:p>1.4758435267959E+018</text:p>
          </table:table-cell>
          <table:table-cell office:value-type="float" office:value="1.47584352692316E+018" calcext:value-type="float">
            <text:p>1.47584352692316E+018</text:p>
          </table:table-cell>
          <table:table-cell/>
          <table:table-cell table:formula="of:=[.C381] - [.B381]" office:value-type="float" office:value="127254784" calcext:value-type="float">
            <text:p>12725478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7584352679626E+018" calcext:value-type="float">
            <text:p>1.47584352679626E+018</text:p>
          </table:table-cell>
          <table:table-cell office:value-type="float" office:value="1.47584352693073E+018" calcext:value-type="float">
            <text:p>1.47584352693073E+018</text:p>
          </table:table-cell>
          <table:table-cell/>
          <table:table-cell table:formula="of:=[.C382] - [.B382]" office:value-type="float" office:value="134462976" calcext:value-type="float">
            <text:p>13446297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7584352679662E+018" calcext:value-type="float">
            <text:p>1.47584352679662E+018</text:p>
          </table:table-cell>
          <table:table-cell office:value-type="float" office:value="1.47584352693081E+018" calcext:value-type="float">
            <text:p>1.47584352693081E+018</text:p>
          </table:table-cell>
          <table:table-cell/>
          <table:table-cell table:formula="of:=[.C383] - [.B383]" office:value-type="float" office:value="134191104" calcext:value-type="float">
            <text:p>13419110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7584352679698E+018" calcext:value-type="float">
            <text:p>1.47584352679698E+018</text:p>
          </table:table-cell>
          <table:table-cell office:value-type="float" office:value="1.47584352693088E+018" calcext:value-type="float">
            <text:p>1.47584352693088E+018</text:p>
          </table:table-cell>
          <table:table-cell/>
          <table:table-cell table:formula="of:=[.C384] - [.B384]" office:value-type="float" office:value="133900032" calcext:value-type="float">
            <text:p>13390003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7584352679733E+018" calcext:value-type="float">
            <text:p>1.47584352679733E+018</text:p>
          </table:table-cell>
          <table:table-cell office:value-type="float" office:value="1.47584352693095E+018" calcext:value-type="float">
            <text:p>1.47584352693095E+018</text:p>
          </table:table-cell>
          <table:table-cell/>
          <table:table-cell table:formula="of:=[.C385] - [.B385]" office:value-type="float" office:value="133615104" calcext:value-type="float">
            <text:p>13361510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7584352679768E+018" calcext:value-type="float">
            <text:p>1.47584352679768E+018</text:p>
          </table:table-cell>
          <table:table-cell office:value-type="float" office:value="1.47584352693101E+018" calcext:value-type="float">
            <text:p>1.47584352693101E+018</text:p>
          </table:table-cell>
          <table:table-cell/>
          <table:table-cell table:formula="of:=[.C386] - [.B386]" office:value-type="float" office:value="133328384" calcext:value-type="float">
            <text:p>13332838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7584352679808E+018" calcext:value-type="float">
            <text:p>1.47584352679808E+018</text:p>
          </table:table-cell>
          <table:table-cell office:value-type="float" office:value="1.47584352693202E+018" calcext:value-type="float">
            <text:p>1.47584352693202E+018</text:p>
          </table:table-cell>
          <table:table-cell/>
          <table:table-cell table:formula="of:=[.C387] - [.B387]" office:value-type="float" office:value="133934848" calcext:value-type="float">
            <text:p>13393484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7584352679844E+018" calcext:value-type="float">
            <text:p>1.47584352679844E+018</text:p>
          </table:table-cell>
          <table:table-cell office:value-type="float" office:value="1.47584352693209E+018" calcext:value-type="float">
            <text:p>1.47584352693209E+018</text:p>
          </table:table-cell>
          <table:table-cell/>
          <table:table-cell table:formula="of:=[.C388] - [.B388]" office:value-type="float" office:value="133651712" calcext:value-type="float">
            <text:p>13365171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7584352679883E+018" calcext:value-type="float">
            <text:p>1.47584352679883E+018</text:p>
          </table:table-cell>
          <table:table-cell office:value-type="float" office:value="1.47584352693216E+018" calcext:value-type="float">
            <text:p>1.47584352693216E+018</text:p>
          </table:table-cell>
          <table:table-cell/>
          <table:table-cell table:formula="of:=[.C389] - [.B389]" office:value-type="float" office:value="133331968" calcext:value-type="float">
            <text:p>13333196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7584352679922E+018" calcext:value-type="float">
            <text:p>1.47584352679922E+018</text:p>
          </table:table-cell>
          <table:table-cell office:value-type="float" office:value="1.47584352693223E+018" calcext:value-type="float">
            <text:p>1.47584352693223E+018</text:p>
          </table:table-cell>
          <table:table-cell/>
          <table:table-cell table:formula="of:=[.C390] - [.B390]" office:value-type="float" office:value="133004032" calcext:value-type="float">
            <text:p>13300403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7584352679962E+018" calcext:value-type="float">
            <text:p>1.47584352679962E+018</text:p>
          </table:table-cell>
          <table:table-cell office:value-type="float" office:value="1.4758435269324E+018" calcext:value-type="float">
            <text:p>1.4758435269324E+018</text:p>
          </table:table-cell>
          <table:table-cell/>
          <table:table-cell table:formula="of:=[.C391] - [.B391]" office:value-type="float" office:value="132783104" calcext:value-type="float">
            <text:p>13278310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7584352680005E+018" calcext:value-type="float">
            <text:p>1.47584352680005E+018</text:p>
          </table:table-cell>
          <table:table-cell office:value-type="float" office:value="1.47584352693247E+018" calcext:value-type="float">
            <text:p>1.47584352693247E+018</text:p>
          </table:table-cell>
          <table:table-cell/>
          <table:table-cell table:formula="of:=[.C392] - [.B392]" office:value-type="float" office:value="132414720" calcext:value-type="float">
            <text:p>13241472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7584352680067E+018" calcext:value-type="float">
            <text:p>1.47584352680067E+018</text:p>
          </table:table-cell>
          <table:table-cell office:value-type="float" office:value="1.47584352693254E+018" calcext:value-type="float">
            <text:p>1.47584352693254E+018</text:p>
          </table:table-cell>
          <table:table-cell/>
          <table:table-cell table:formula="of:=[.C393] - [.B393]" office:value-type="float" office:value="131871488" calcext:value-type="float">
            <text:p>13187148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7584352680103E+018" calcext:value-type="float">
            <text:p>1.47584352680103E+018</text:p>
          </table:table-cell>
          <table:table-cell office:value-type="float" office:value="1.47584352693261E+018" calcext:value-type="float">
            <text:p>1.47584352693261E+018</text:p>
          </table:table-cell>
          <table:table-cell/>
          <table:table-cell table:formula="of:=[.C394] - [.B394]" office:value-type="float" office:value="131582976" calcext:value-type="float">
            <text:p>13158297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7584352680155E+018" calcext:value-type="float">
            <text:p>1.47584352680155E+018</text:p>
          </table:table-cell>
          <table:table-cell office:value-type="float" office:value="1.47584352693267E+018" calcext:value-type="float">
            <text:p>1.47584352693267E+018</text:p>
          </table:table-cell>
          <table:table-cell/>
          <table:table-cell table:formula="of:=[.C395] - [.B395]" office:value-type="float" office:value="131128064" calcext:value-type="float">
            <text:p>13112806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7584352680204E+018" calcext:value-type="float">
            <text:p>1.47584352680204E+018</text:p>
          </table:table-cell>
          <table:table-cell office:value-type="float" office:value="1.47584352693275E+018" calcext:value-type="float">
            <text:p>1.47584352693275E+018</text:p>
          </table:table-cell>
          <table:table-cell/>
          <table:table-cell table:formula="of:=[.C396] - [.B396]" office:value-type="float" office:value="130704128" calcext:value-type="float">
            <text:p>13070412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7584352680252E+018" calcext:value-type="float">
            <text:p>1.47584352680252E+018</text:p>
          </table:table-cell>
          <table:table-cell office:value-type="float" office:value="1.47584352693281E+018" calcext:value-type="float">
            <text:p>1.47584352693281E+018</text:p>
          </table:table-cell>
          <table:table-cell/>
          <table:table-cell table:formula="of:=[.C397] - [.B397]" office:value-type="float" office:value="130292736" calcext:value-type="float">
            <text:p>13029273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758435268036E+018" calcext:value-type="float">
            <text:p>1.4758435268036E+018</text:p>
          </table:table-cell>
          <table:table-cell office:value-type="float" office:value="1.47584352693291E+018" calcext:value-type="float">
            <text:p>1.47584352693291E+018</text:p>
          </table:table-cell>
          <table:table-cell/>
          <table:table-cell table:formula="of:=[.C398] - [.B398]" office:value-type="float" office:value="129316608" calcext:value-type="float">
            <text:p>12931660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7584352680417E+018" calcext:value-type="float">
            <text:p>1.47584352680417E+018</text:p>
          </table:table-cell>
          <table:table-cell office:value-type="float" office:value="1.47584352693298E+018" calcext:value-type="float">
            <text:p>1.47584352693298E+018</text:p>
          </table:table-cell>
          <table:table-cell/>
          <table:table-cell table:formula="of:=[.C399] - [.B399]" office:value-type="float" office:value="128816896" calcext:value-type="float">
            <text:p>12881689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7584352680467E+018" calcext:value-type="float">
            <text:p>1.47584352680467E+018</text:p>
          </table:table-cell>
          <table:table-cell office:value-type="float" office:value="1.47584352693305E+018" calcext:value-type="float">
            <text:p>1.47584352693305E+018</text:p>
          </table:table-cell>
          <table:table-cell/>
          <table:table-cell table:formula="of:=[.C400] - [.B400]" office:value-type="float" office:value="128379136" calcext:value-type="float">
            <text:p>12837913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7584352680568E+018" calcext:value-type="float">
            <text:p>1.47584352680568E+018</text:p>
          </table:table-cell>
          <table:table-cell office:value-type="float" office:value="1.47584352693312E+018" calcext:value-type="float">
            <text:p>1.47584352693312E+018</text:p>
          </table:table-cell>
          <table:table-cell/>
          <table:table-cell table:formula="of:=[.C401] - [.B401]" office:value-type="float" office:value="127441152" calcext:value-type="float">
            <text:p>12744115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7584352680605E+018" calcext:value-type="float">
            <text:p>1.47584352680605E+018</text:p>
          </table:table-cell>
          <table:table-cell office:value-type="float" office:value="1.47584352693541E+018" calcext:value-type="float">
            <text:p>1.47584352693541E+018</text:p>
          </table:table-cell>
          <table:table-cell/>
          <table:table-cell table:formula="of:=[.C402] - [.B402]" office:value-type="float" office:value="129358336" calcext:value-type="float">
            <text:p>12935833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7584352680651E+018" calcext:value-type="float">
            <text:p>1.47584352680651E+018</text:p>
          </table:table-cell>
          <table:table-cell office:value-type="float" office:value="1.47584352693548E+018" calcext:value-type="float">
            <text:p>1.47584352693548E+018</text:p>
          </table:table-cell>
          <table:table-cell/>
          <table:table-cell table:formula="of:=[.C403] - [.B403]" office:value-type="float" office:value="128978176" calcext:value-type="float">
            <text:p>12897817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758435268071E+018" calcext:value-type="float">
            <text:p>1.4758435268071E+018</text:p>
          </table:table-cell>
          <table:table-cell office:value-type="float" office:value="1.47584352693555E+018" calcext:value-type="float">
            <text:p>1.47584352693555E+018</text:p>
          </table:table-cell>
          <table:table-cell/>
          <table:table-cell table:formula="of:=[.C404] - [.B404]" office:value-type="float" office:value="128457984" calcext:value-type="float">
            <text:p>12845798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7584352680761E+018" calcext:value-type="float">
            <text:p>1.47584352680761E+018</text:p>
          </table:table-cell>
          <table:table-cell office:value-type="float" office:value="1.47584352693563E+018" calcext:value-type="float">
            <text:p>1.47584352693563E+018</text:p>
          </table:table-cell>
          <table:table-cell/>
          <table:table-cell table:formula="of:=[.C405] - [.B405]" office:value-type="float" office:value="128020736" calcext:value-type="float">
            <text:p>12802073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7584352681017E+018" calcext:value-type="float">
            <text:p>1.47584352681017E+018</text:p>
          </table:table-cell>
          <table:table-cell office:value-type="float" office:value="1.47584352693569E+018" calcext:value-type="float">
            <text:p>1.47584352693569E+018</text:p>
          </table:table-cell>
          <table:table-cell/>
          <table:table-cell table:formula="of:=[.C406] - [.B406]" office:value-type="float" office:value="125528320" calcext:value-type="float">
            <text:p>12552832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7584352681062E+018" calcext:value-type="float">
            <text:p>1.47584352681062E+018</text:p>
          </table:table-cell>
          <table:table-cell office:value-type="float" office:value="1.47584352693576E+018" calcext:value-type="float">
            <text:p>1.47584352693576E+018</text:p>
          </table:table-cell>
          <table:table-cell/>
          <table:table-cell table:formula="of:=[.C407] - [.B407]" office:value-type="float" office:value="125141504" calcext:value-type="float">
            <text:p>12514150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7584352681119E+018" calcext:value-type="float">
            <text:p>1.47584352681119E+018</text:p>
          </table:table-cell>
          <table:table-cell office:value-type="float" office:value="1.47584352693583E+018" calcext:value-type="float">
            <text:p>1.47584352693583E+018</text:p>
          </table:table-cell>
          <table:table-cell/>
          <table:table-cell table:formula="of:=[.C408] - [.B408]" office:value-type="float" office:value="124638976" calcext:value-type="float">
            <text:p>12463897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7584352681202E+018" calcext:value-type="float">
            <text:p>1.47584352681202E+018</text:p>
          </table:table-cell>
          <table:table-cell office:value-type="float" office:value="1.4758435269359E+018" calcext:value-type="float">
            <text:p>1.4758435269359E+018</text:p>
          </table:table-cell>
          <table:table-cell/>
          <table:table-cell table:formula="of:=[.C409] - [.B409]" office:value-type="float" office:value="123877632" calcext:value-type="float">
            <text:p>12387763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7584352681249E+018" calcext:value-type="float">
            <text:p>1.47584352681249E+018</text:p>
          </table:table-cell>
          <table:table-cell office:value-type="float" office:value="1.47584352693766E+018" calcext:value-type="float">
            <text:p>1.47584352693766E+018</text:p>
          </table:table-cell>
          <table:table-cell/>
          <table:table-cell table:formula="of:=[.C410] - [.B410]" office:value-type="float" office:value="125172224" calcext:value-type="float">
            <text:p>12517222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7584352681289E+018" calcext:value-type="float">
            <text:p>1.47584352681289E+018</text:p>
          </table:table-cell>
          <table:table-cell office:value-type="float" office:value="1.4758435269427E+018" calcext:value-type="float">
            <text:p>1.4758435269427E+018</text:p>
          </table:table-cell>
          <table:table-cell/>
          <table:table-cell table:formula="of:=[.C411] - [.B411]" office:value-type="float" office:value="129811968" calcext:value-type="float">
            <text:p>12981196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7584352681325E+018" calcext:value-type="float">
            <text:p>1.47584352681325E+018</text:p>
          </table:table-cell>
          <table:table-cell office:value-type="float" office:value="1.47584352694624E+018" calcext:value-type="float">
            <text:p>1.47584352694624E+018</text:p>
          </table:table-cell>
          <table:table-cell/>
          <table:table-cell table:formula="of:=[.C412] - [.B412]" office:value-type="float" office:value="132985088" calcext:value-type="float">
            <text:p>13298508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7584352681368E+018" calcext:value-type="float">
            <text:p>1.47584352681368E+018</text:p>
          </table:table-cell>
          <table:table-cell office:value-type="float" office:value="1.47584352694632E+018" calcext:value-type="float">
            <text:p>1.47584352694632E+018</text:p>
          </table:table-cell>
          <table:table-cell/>
          <table:table-cell table:formula="of:=[.C413] - [.B413]" office:value-type="float" office:value="132642816" calcext:value-type="float">
            <text:p>13264281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7584352681403E+018" calcext:value-type="float">
            <text:p>1.47584352681403E+018</text:p>
          </table:table-cell>
          <table:table-cell office:value-type="float" office:value="1.47584352694639E+018" calcext:value-type="float">
            <text:p>1.47584352694639E+018</text:p>
          </table:table-cell>
          <table:table-cell/>
          <table:table-cell table:formula="of:=[.C414] - [.B414]" office:value-type="float" office:value="132359168" calcext:value-type="float">
            <text:p>13235916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7584352681439E+018" calcext:value-type="float">
            <text:p>1.47584352681439E+018</text:p>
          </table:table-cell>
          <table:table-cell office:value-type="float" office:value="1.47584352694646E+018" calcext:value-type="float">
            <text:p>1.47584352694646E+018</text:p>
          </table:table-cell>
          <table:table-cell/>
          <table:table-cell table:formula="of:=[.C415] - [.B415]" office:value-type="float" office:value="132072960" calcext:value-type="float">
            <text:p>13207296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7584352681474E+018" calcext:value-type="float">
            <text:p>1.47584352681474E+018</text:p>
          </table:table-cell>
          <table:table-cell office:value-type="float" office:value="1.47584352694653E+018" calcext:value-type="float">
            <text:p>1.47584352694653E+018</text:p>
          </table:table-cell>
          <table:table-cell/>
          <table:table-cell table:formula="of:=[.C416] - [.B416]" office:value-type="float" office:value="131794176" calcext:value-type="float">
            <text:p>13179417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7584352681549E+018" calcext:value-type="float">
            <text:p>1.47584352681549E+018</text:p>
          </table:table-cell>
          <table:table-cell office:value-type="float" office:value="1.4758435269466E+018" calcext:value-type="float">
            <text:p>1.4758435269466E+018</text:p>
          </table:table-cell>
          <table:table-cell/>
          <table:table-cell table:formula="of:=[.C417] - [.B417]" office:value-type="float" office:value="131104000" calcext:value-type="float">
            <text:p>1311040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75843526816E+018" calcext:value-type="float">
            <text:p>1.475843526816E+018</text:p>
          </table:table-cell>
          <table:table-cell office:value-type="float" office:value="1.47584352694667E+018" calcext:value-type="float">
            <text:p>1.47584352694667E+018</text:p>
          </table:table-cell>
          <table:table-cell/>
          <table:table-cell table:formula="of:=[.C418] - [.B418]" office:value-type="float" office:value="130665984" calcext:value-type="float">
            <text:p>13066598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7584352681643E+018" calcext:value-type="float">
            <text:p>1.47584352681643E+018</text:p>
          </table:table-cell>
          <table:table-cell office:value-type="float" office:value="1.47584352694674E+018" calcext:value-type="float">
            <text:p>1.47584352694674E+018</text:p>
          </table:table-cell>
          <table:table-cell/>
          <table:table-cell table:formula="of:=[.C419] - [.B419]" office:value-type="float" office:value="130307840" calcext:value-type="float">
            <text:p>13030784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7584352681682E+018" calcext:value-type="float">
            <text:p>1.47584352681682E+018</text:p>
          </table:table-cell>
          <table:table-cell office:value-type="float" office:value="1.47584352694681E+018" calcext:value-type="float">
            <text:p>1.47584352694681E+018</text:p>
          </table:table-cell>
          <table:table-cell/>
          <table:table-cell table:formula="of:=[.C420] - [.B420]" office:value-type="float" office:value="129985536" calcext:value-type="float">
            <text:p>12998553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7584352681717E+018" calcext:value-type="float">
            <text:p>1.47584352681717E+018</text:p>
          </table:table-cell>
          <table:table-cell office:value-type="float" office:value="1.47584352694687E+018" calcext:value-type="float">
            <text:p>1.47584352694687E+018</text:p>
          </table:table-cell>
          <table:table-cell/>
          <table:table-cell table:formula="of:=[.C421] - [.B421]" office:value-type="float" office:value="129699840" calcext:value-type="float">
            <text:p>12969984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7584352681758E+018" calcext:value-type="float">
            <text:p>1.47584352681758E+018</text:p>
          </table:table-cell>
          <table:table-cell office:value-type="float" office:value="1.47584352694694E+018" calcext:value-type="float">
            <text:p>1.47584352694694E+018</text:p>
          </table:table-cell>
          <table:table-cell/>
          <table:table-cell table:formula="of:=[.C422] - [.B422]" office:value-type="float" office:value="129358336" calcext:value-type="float">
            <text:p>12935833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7584352681809E+018" calcext:value-type="float">
            <text:p>1.47584352681809E+018</text:p>
          </table:table-cell>
          <table:table-cell office:value-type="float" office:value="1.4758435269475E+018" calcext:value-type="float">
            <text:p>1.4758435269475E+018</text:p>
          </table:table-cell>
          <table:table-cell/>
          <table:table-cell table:formula="of:=[.C423] - [.B423]" office:value-type="float" office:value="129413120" calcext:value-type="float">
            <text:p>12941312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7584352681853E+018" calcext:value-type="float">
            <text:p>1.47584352681853E+018</text:p>
          </table:table-cell>
          <table:table-cell office:value-type="float" office:value="1.47584352694757E+018" calcext:value-type="float">
            <text:p>1.47584352694757E+018</text:p>
          </table:table-cell>
          <table:table-cell/>
          <table:table-cell table:formula="of:=[.C424] - [.B424]" office:value-type="float" office:value="129037824" calcext:value-type="float">
            <text:p>12903782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7584352681901E+018" calcext:value-type="float">
            <text:p>1.47584352681901E+018</text:p>
          </table:table-cell>
          <table:table-cell office:value-type="float" office:value="1.47584352694764E+018" calcext:value-type="float">
            <text:p>1.47584352694764E+018</text:p>
          </table:table-cell>
          <table:table-cell/>
          <table:table-cell table:formula="of:=[.C425] - [.B425]" office:value-type="float" office:value="128637696" calcext:value-type="float">
            <text:p>12863769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758435268194E+018" calcext:value-type="float">
            <text:p>1.4758435268194E+018</text:p>
          </table:table-cell>
          <table:table-cell office:value-type="float" office:value="1.47584352694951E+018" calcext:value-type="float">
            <text:p>1.47584352694951E+018</text:p>
          </table:table-cell>
          <table:table-cell/>
          <table:table-cell table:formula="of:=[.C426] - [.B426]" office:value-type="float" office:value="130108672" calcext:value-type="float">
            <text:p>13010867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7584352681984E+018" calcext:value-type="float">
            <text:p>1.47584352681984E+018</text:p>
          </table:table-cell>
          <table:table-cell office:value-type="float" office:value="1.47584352695004E+018" calcext:value-type="float">
            <text:p>1.47584352695004E+018</text:p>
          </table:table-cell>
          <table:table-cell/>
          <table:table-cell table:formula="of:=[.C427] - [.B427]" office:value-type="float" office:value="130202112" calcext:value-type="float">
            <text:p>13020211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7584352682026E+018" calcext:value-type="float">
            <text:p>1.47584352682026E+018</text:p>
          </table:table-cell>
          <table:table-cell office:value-type="float" office:value="1.47584352695012E+018" calcext:value-type="float">
            <text:p>1.47584352695012E+018</text:p>
          </table:table-cell>
          <table:table-cell/>
          <table:table-cell table:formula="of:=[.C428] - [.B428]" office:value-type="float" office:value="129861376" calcext:value-type="float">
            <text:p>12986137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758435268208E+018" calcext:value-type="float">
            <text:p>1.4758435268208E+018</text:p>
          </table:table-cell>
          <table:table-cell office:value-type="float" office:value="1.47584352695019E+018" calcext:value-type="float">
            <text:p>1.47584352695019E+018</text:p>
          </table:table-cell>
          <table:table-cell/>
          <table:table-cell table:formula="of:=[.C429] - [.B429]" office:value-type="float" office:value="129387264" calcext:value-type="float">
            <text:p>12938726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758435268213E+018" calcext:value-type="float">
            <text:p>1.4758435268213E+018</text:p>
          </table:table-cell>
          <table:table-cell office:value-type="float" office:value="1.47584352695026E+018" calcext:value-type="float">
            <text:p>1.47584352695026E+018</text:p>
          </table:table-cell>
          <table:table-cell/>
          <table:table-cell table:formula="of:=[.C430] - [.B430]" office:value-type="float" office:value="128953856" calcext:value-type="float">
            <text:p>12895385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7584352682179E+018" calcext:value-type="float">
            <text:p>1.47584352682179E+018</text:p>
          </table:table-cell>
          <table:table-cell office:value-type="float" office:value="1.47584352695033E+018" calcext:value-type="float">
            <text:p>1.47584352695033E+018</text:p>
          </table:table-cell>
          <table:table-cell/>
          <table:table-cell table:formula="of:=[.C431] - [.B431]" office:value-type="float" office:value="128535040" calcext:value-type="float">
            <text:p>12853504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7584352682279E+018" calcext:value-type="float">
            <text:p>1.47584352682279E+018</text:p>
          </table:table-cell>
          <table:table-cell office:value-type="float" office:value="1.4758435269504E+018" calcext:value-type="float">
            <text:p>1.4758435269504E+018</text:p>
          </table:table-cell>
          <table:table-cell/>
          <table:table-cell table:formula="of:=[.C432] - [.B432]" office:value-type="float" office:value="127603200" calcext:value-type="float">
            <text:p>12760320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7584352682377E+018" calcext:value-type="float">
            <text:p>1.47584352682377E+018</text:p>
          </table:table-cell>
          <table:table-cell office:value-type="float" office:value="1.47584352695046E+018" calcext:value-type="float">
            <text:p>1.47584352695046E+018</text:p>
          </table:table-cell>
          <table:table-cell/>
          <table:table-cell table:formula="of:=[.C433] - [.B433]" office:value-type="float" office:value="126695424" calcext:value-type="float">
            <text:p>12669542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7584352682523E+018" calcext:value-type="float">
            <text:p>1.47584352682523E+018</text:p>
          </table:table-cell>
          <table:table-cell office:value-type="float" office:value="1.47584352695053E+018" calcext:value-type="float">
            <text:p>1.47584352695053E+018</text:p>
          </table:table-cell>
          <table:table-cell/>
          <table:table-cell table:formula="of:=[.C434] - [.B434]" office:value-type="float" office:value="125306624" calcext:value-type="float">
            <text:p>12530662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7584352682686E+018" calcext:value-type="float">
            <text:p>1.47584352682686E+018</text:p>
          </table:table-cell>
          <table:table-cell office:value-type="float" office:value="1.4758435269506E+018" calcext:value-type="float">
            <text:p>1.4758435269506E+018</text:p>
          </table:table-cell>
          <table:table-cell/>
          <table:table-cell table:formula="of:=[.C435] - [.B435]" office:value-type="float" office:value="123745536" calcext:value-type="float">
            <text:p>12374553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7584352682761E+018" calcext:value-type="float">
            <text:p>1.47584352682761E+018</text:p>
          </table:table-cell>
          <table:table-cell office:value-type="float" office:value="1.47584352695067E+018" calcext:value-type="float">
            <text:p>1.47584352695067E+018</text:p>
          </table:table-cell>
          <table:table-cell/>
          <table:table-cell table:formula="of:=[.C436] - [.B436]" office:value-type="float" office:value="123060992" calcext:value-type="float">
            <text:p>12306099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758435268282E+018" calcext:value-type="float">
            <text:p>1.4758435268282E+018</text:p>
          </table:table-cell>
          <table:table-cell office:value-type="float" office:value="1.47584352695074E+018" calcext:value-type="float">
            <text:p>1.47584352695074E+018</text:p>
          </table:table-cell>
          <table:table-cell/>
          <table:table-cell table:formula="of:=[.C437] - [.B437]" office:value-type="float" office:value="122540288" calcext:value-type="float">
            <text:p>12254028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7584352682856E+018" calcext:value-type="float">
            <text:p>1.47584352682856E+018</text:p>
          </table:table-cell>
          <table:table-cell office:value-type="float" office:value="1.47584352695081E+018" calcext:value-type="float">
            <text:p>1.47584352695081E+018</text:p>
          </table:table-cell>
          <table:table-cell/>
          <table:table-cell table:formula="of:=[.C438] - [.B438]" office:value-type="float" office:value="122251008" calcext:value-type="float">
            <text:p>12225100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7584352682909E+018" calcext:value-type="float">
            <text:p>1.47584352682909E+018</text:p>
          </table:table-cell>
          <table:table-cell office:value-type="float" office:value="1.47584352695088E+018" calcext:value-type="float">
            <text:p>1.47584352695088E+018</text:p>
          </table:table-cell>
          <table:table-cell/>
          <table:table-cell table:formula="of:=[.C439] - [.B439]" office:value-type="float" office:value="121785344" calcext:value-type="float">
            <text:p>12178534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7584352682952E+018" calcext:value-type="float">
            <text:p>1.47584352682952E+018</text:p>
          </table:table-cell>
          <table:table-cell office:value-type="float" office:value="1.47584352695094E+018" calcext:value-type="float">
            <text:p>1.47584352695094E+018</text:p>
          </table:table-cell>
          <table:table-cell/>
          <table:table-cell table:formula="of:=[.C440] - [.B440]" office:value-type="float" office:value="121427968" calcext:value-type="float">
            <text:p>12142796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7584352682988E+018" calcext:value-type="float">
            <text:p>1.47584352682988E+018</text:p>
          </table:table-cell>
          <table:table-cell office:value-type="float" office:value="1.47584352695101E+018" calcext:value-type="float">
            <text:p>1.47584352695101E+018</text:p>
          </table:table-cell>
          <table:table-cell/>
          <table:table-cell table:formula="of:=[.C441] - [.B441]" office:value-type="float" office:value="121136128" calcext:value-type="float">
            <text:p>12113612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7584352683023E+018" calcext:value-type="float">
            <text:p>1.47584352683023E+018</text:p>
          </table:table-cell>
          <table:table-cell office:value-type="float" office:value="1.47584352695109E+018" calcext:value-type="float">
            <text:p>1.47584352695109E+018</text:p>
          </table:table-cell>
          <table:table-cell/>
          <table:table-cell table:formula="of:=[.C442] - [.B442]" office:value-type="float" office:value="120854272" calcext:value-type="float">
            <text:p>12085427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7584352683058E+018" calcext:value-type="float">
            <text:p>1.47584352683058E+018</text:p>
          </table:table-cell>
          <table:table-cell office:value-type="float" office:value="1.47584352695116E+018" calcext:value-type="float">
            <text:p>1.47584352695116E+018</text:p>
          </table:table-cell>
          <table:table-cell/>
          <table:table-cell table:formula="of:=[.C443] - [.B443]" office:value-type="float" office:value="120570880" calcext:value-type="float">
            <text:p>12057088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7584352683094E+018" calcext:value-type="float">
            <text:p>1.47584352683094E+018</text:p>
          </table:table-cell>
          <table:table-cell office:value-type="float" office:value="1.47584352695259E+018" calcext:value-type="float">
            <text:p>1.47584352695259E+018</text:p>
          </table:table-cell>
          <table:table-cell/>
          <table:table-cell table:formula="of:=[.C444] - [.B444]" office:value-type="float" office:value="121655552" calcext:value-type="float">
            <text:p>12165555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7584352683162E+018" calcext:value-type="float">
            <text:p>1.47584352683162E+018</text:p>
          </table:table-cell>
          <table:table-cell office:value-type="float" office:value="1.47584352695267E+018" calcext:value-type="float">
            <text:p>1.47584352695267E+018</text:p>
          </table:table-cell>
          <table:table-cell/>
          <table:table-cell table:formula="of:=[.C445] - [.B445]" office:value-type="float" office:value="121056000" calcext:value-type="float">
            <text:p>12105600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7584352683198E+018" calcext:value-type="float">
            <text:p>1.47584352683198E+018</text:p>
          </table:table-cell>
          <table:table-cell office:value-type="float" office:value="1.47584352695274E+018" calcext:value-type="float">
            <text:p>1.47584352695274E+018</text:p>
          </table:table-cell>
          <table:table-cell/>
          <table:table-cell table:formula="of:=[.C446] - [.B446]" office:value-type="float" office:value="120762880" calcext:value-type="float">
            <text:p>12076288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7584352683233E+018" calcext:value-type="float">
            <text:p>1.47584352683233E+018</text:p>
          </table:table-cell>
          <table:table-cell office:value-type="float" office:value="1.47584352695281E+018" calcext:value-type="float">
            <text:p>1.47584352695281E+018</text:p>
          </table:table-cell>
          <table:table-cell/>
          <table:table-cell table:formula="of:=[.C447] - [.B447]" office:value-type="float" office:value="120478976" calcext:value-type="float">
            <text:p>12047897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7584352683268E+018" calcext:value-type="float">
            <text:p>1.47584352683268E+018</text:p>
          </table:table-cell>
          <table:table-cell office:value-type="float" office:value="1.47584352695364E+018" calcext:value-type="float">
            <text:p>1.47584352695364E+018</text:p>
          </table:table-cell>
          <table:table-cell/>
          <table:table-cell table:formula="of:=[.C448] - [.B448]" office:value-type="float" office:value="120962048" calcext:value-type="float">
            <text:p>12096204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7584352683307E+018" calcext:value-type="float">
            <text:p>1.47584352683307E+018</text:p>
          </table:table-cell>
          <table:table-cell office:value-type="float" office:value="1.475843526955E+018" calcext:value-type="float">
            <text:p>1.475843526955E+018</text:p>
          </table:table-cell>
          <table:table-cell/>
          <table:table-cell table:formula="of:=[.C449] - [.B449]" office:value-type="float" office:value="121929728" calcext:value-type="float">
            <text:p>12192972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7584352683363E+018" calcext:value-type="float">
            <text:p>1.47584352683363E+018</text:p>
          </table:table-cell>
          <table:table-cell office:value-type="float" office:value="1.47584352695792E+018" calcext:value-type="float">
            <text:p>1.47584352695792E+018</text:p>
          </table:table-cell>
          <table:table-cell/>
          <table:table-cell table:formula="of:=[.C450] - [.B450]" office:value-type="float" office:value="124286208" calcext:value-type="float">
            <text:p>12428620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7584352683467E+018" calcext:value-type="float">
            <text:p>1.47584352683467E+018</text:p>
          </table:table-cell>
          <table:table-cell office:value-type="float" office:value="1.47584352695809E+018" calcext:value-type="float">
            <text:p>1.47584352695809E+018</text:p>
          </table:table-cell>
          <table:table-cell/>
          <table:table-cell table:formula="of:=[.C451] - [.B451]" office:value-type="float" office:value="123416064" calcext:value-type="float">
            <text:p>12341606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7584352683503E+018" calcext:value-type="float">
            <text:p>1.47584352683503E+018</text:p>
          </table:table-cell>
          <table:table-cell office:value-type="float" office:value="1.47584352695816E+018" calcext:value-type="float">
            <text:p>1.47584352695816E+018</text:p>
          </table:table-cell>
          <table:table-cell/>
          <table:table-cell table:formula="of:=[.C452] - [.B452]" office:value-type="float" office:value="123129856" calcext:value-type="float">
            <text:p>12312985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7584352683542E+018" calcext:value-type="float">
            <text:p>1.47584352683542E+018</text:p>
          </table:table-cell>
          <table:table-cell office:value-type="float" office:value="1.47584352695823E+018" calcext:value-type="float">
            <text:p>1.47584352695823E+018</text:p>
          </table:table-cell>
          <table:table-cell/>
          <table:table-cell table:formula="of:=[.C453] - [.B453]" office:value-type="float" office:value="122811904" calcext:value-type="float">
            <text:p>12281190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7584352683588E+018" calcext:value-type="float">
            <text:p>1.47584352683588E+018</text:p>
          </table:table-cell>
          <table:table-cell office:value-type="float" office:value="1.4758435269583E+018" calcext:value-type="float">
            <text:p>1.4758435269583E+018</text:p>
          </table:table-cell>
          <table:table-cell/>
          <table:table-cell table:formula="of:=[.C454] - [.B454]" office:value-type="float" office:value="122419968" calcext:value-type="float">
            <text:p>12241996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7584352683629E+018" calcext:value-type="float">
            <text:p>1.47584352683629E+018</text:p>
          </table:table-cell>
          <table:table-cell office:value-type="float" office:value="1.47584352695837E+018" calcext:value-type="float">
            <text:p>1.47584352695837E+018</text:p>
          </table:table-cell>
          <table:table-cell/>
          <table:table-cell table:formula="of:=[.C455] - [.B455]" office:value-type="float" office:value="122079744" calcext:value-type="float">
            <text:p>12207974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7584352683681E+018" calcext:value-type="float">
            <text:p>1.47584352683681E+018</text:p>
          </table:table-cell>
          <table:table-cell office:value-type="float" office:value="1.47584352695854E+018" calcext:value-type="float">
            <text:p>1.47584352695854E+018</text:p>
          </table:table-cell>
          <table:table-cell/>
          <table:table-cell table:formula="of:=[.C456] - [.B456]" office:value-type="float" office:value="121724672" calcext:value-type="float">
            <text:p>12172467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7584352683728E+018" calcext:value-type="float">
            <text:p>1.47584352683728E+018</text:p>
          </table:table-cell>
          <table:table-cell office:value-type="float" office:value="1.47584352695933E+018" calcext:value-type="float">
            <text:p>1.47584352695933E+018</text:p>
          </table:table-cell>
          <table:table-cell/>
          <table:table-cell table:formula="of:=[.C457] - [.B457]" office:value-type="float" office:value="122049792" calcext:value-type="float">
            <text:p>12204979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7584352683777E+018" calcext:value-type="float">
            <text:p>1.47584352683777E+018</text:p>
          </table:table-cell>
          <table:table-cell office:value-type="float" office:value="1.4758435269595E+018" calcext:value-type="float">
            <text:p>1.4758435269595E+018</text:p>
          </table:table-cell>
          <table:table-cell/>
          <table:table-cell table:formula="of:=[.C458] - [.B458]" office:value-type="float" office:value="121729280" calcext:value-type="float">
            <text:p>12172928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7584352683812E+018" calcext:value-type="float">
            <text:p>1.47584352683812E+018</text:p>
          </table:table-cell>
          <table:table-cell office:value-type="float" office:value="1.47584352695967E+018" calcext:value-type="float">
            <text:p>1.47584352695967E+018</text:p>
          </table:table-cell>
          <table:table-cell/>
          <table:table-cell table:formula="of:=[.C459] - [.B459]" office:value-type="float" office:value="121546240" calcext:value-type="float">
            <text:p>12154624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758435268386E+018" calcext:value-type="float">
            <text:p>1.4758435268386E+018</text:p>
          </table:table-cell>
          <table:table-cell office:value-type="float" office:value="1.47584352695974E+018" calcext:value-type="float">
            <text:p>1.47584352695974E+018</text:p>
          </table:table-cell>
          <table:table-cell/>
          <table:table-cell table:formula="of:=[.C460] - [.B460]" office:value-type="float" office:value="121138944" calcext:value-type="float">
            <text:p>12113894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7584352683914E+018" calcext:value-type="float">
            <text:p>1.47584352683914E+018</text:p>
          </table:table-cell>
          <table:table-cell office:value-type="float" office:value="1.47584352695981E+018" calcext:value-type="float">
            <text:p>1.47584352695981E+018</text:p>
          </table:table-cell>
          <table:table-cell/>
          <table:table-cell table:formula="of:=[.C461] - [.B461]" office:value-type="float" office:value="120670208" calcext:value-type="float">
            <text:p>12067020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7584352683955E+018" calcext:value-type="float">
            <text:p>1.47584352683955E+018</text:p>
          </table:table-cell>
          <table:table-cell office:value-type="float" office:value="1.47584352695988E+018" calcext:value-type="float">
            <text:p>1.47584352695988E+018</text:p>
          </table:table-cell>
          <table:table-cell/>
          <table:table-cell table:formula="of:=[.C462] - [.B462]" office:value-type="float" office:value="120330752" calcext:value-type="float">
            <text:p>12033075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758435268401E+018" calcext:value-type="float">
            <text:p>1.4758435268401E+018</text:p>
          </table:table-cell>
          <table:table-cell office:value-type="float" office:value="1.47584352695995E+018" calcext:value-type="float">
            <text:p>1.47584352695995E+018</text:p>
          </table:table-cell>
          <table:table-cell/>
          <table:table-cell table:formula="of:=[.C463] - [.B463]" office:value-type="float" office:value="119849472" calcext:value-type="float">
            <text:p>11984947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7584352684046E+018" calcext:value-type="float">
            <text:p>1.47584352684046E+018</text:p>
          </table:table-cell>
          <table:table-cell office:value-type="float" office:value="1.47584352696002E+018" calcext:value-type="float">
            <text:p>1.47584352696002E+018</text:p>
          </table:table-cell>
          <table:table-cell/>
          <table:table-cell table:formula="of:=[.C464] - [.B464]" office:value-type="float" office:value="119559936" calcext:value-type="float">
            <text:p>11955993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7584352684299E+018" calcext:value-type="float">
            <text:p>1.47584352684299E+018</text:p>
          </table:table-cell>
          <table:table-cell office:value-type="float" office:value="1.47584352696143E+018" calcext:value-type="float">
            <text:p>1.47584352696143E+018</text:p>
          </table:table-cell>
          <table:table-cell/>
          <table:table-cell table:formula="of:=[.C465] - [.B465]" office:value-type="float" office:value="118438144" calcext:value-type="float">
            <text:p>11843814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7584352684336E+018" calcext:value-type="float">
            <text:p>1.47584352684336E+018</text:p>
          </table:table-cell>
          <table:table-cell office:value-type="float" office:value="1.475843526964E+018" calcext:value-type="float">
            <text:p>1.475843526964E+018</text:p>
          </table:table-cell>
          <table:table-cell/>
          <table:table-cell table:formula="of:=[.C466] - [.B466]" office:value-type="float" office:value="120641280" calcext:value-type="float">
            <text:p>12064128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7584352684375E+018" calcext:value-type="float">
            <text:p>1.47584352684375E+018</text:p>
          </table:table-cell>
          <table:table-cell office:value-type="float" office:value="1.47584352696454E+018" calcext:value-type="float">
            <text:p>1.47584352696454E+018</text:p>
          </table:table-cell>
          <table:table-cell/>
          <table:table-cell table:formula="of:=[.C467] - [.B467]" office:value-type="float" office:value="120785920" calcext:value-type="float">
            <text:p>12078592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7584352684415E+018" calcext:value-type="float">
            <text:p>1.47584352684415E+018</text:p>
          </table:table-cell>
          <table:table-cell office:value-type="float" office:value="1.47584352696504E+018" calcext:value-type="float">
            <text:p>1.47584352696504E+018</text:p>
          </table:table-cell>
          <table:table-cell/>
          <table:table-cell table:formula="of:=[.C468] - [.B468]" office:value-type="float" office:value="120888320" calcext:value-type="float">
            <text:p>12088832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758435268445E+018" calcext:value-type="float">
            <text:p>1.4758435268445E+018</text:p>
          </table:table-cell>
          <table:table-cell office:value-type="float" office:value="1.47584352696552E+018" calcext:value-type="float">
            <text:p>1.47584352696552E+018</text:p>
          </table:table-cell>
          <table:table-cell/>
          <table:table-cell table:formula="of:=[.C469] - [.B469]" office:value-type="float" office:value="121025536" calcext:value-type="float">
            <text:p>12102553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7584352684485E+018" calcext:value-type="float">
            <text:p>1.47584352684485E+018</text:p>
          </table:table-cell>
          <table:table-cell office:value-type="float" office:value="1.4758435269656E+018" calcext:value-type="float">
            <text:p>1.4758435269656E+018</text:p>
          </table:table-cell>
          <table:table-cell/>
          <table:table-cell table:formula="of:=[.C470] - [.B470]" office:value-type="float" office:value="120749824" calcext:value-type="float">
            <text:p>12074982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7584352684534E+018" calcext:value-type="float">
            <text:p>1.47584352684534E+018</text:p>
          </table:table-cell>
          <table:table-cell office:value-type="float" office:value="1.47584352696567E+018" calcext:value-type="float">
            <text:p>1.47584352696567E+018</text:p>
          </table:table-cell>
          <table:table-cell/>
          <table:table-cell table:formula="of:=[.C471] - [.B471]" office:value-type="float" office:value="120327936" calcext:value-type="float">
            <text:p>12032793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7584352684569E+018" calcext:value-type="float">
            <text:p>1.47584352684569E+018</text:p>
          </table:table-cell>
          <table:table-cell office:value-type="float" office:value="1.47584352696615E+018" calcext:value-type="float">
            <text:p>1.47584352696615E+018</text:p>
          </table:table-cell>
          <table:table-cell/>
          <table:table-cell table:formula="of:=[.C472] - [.B472]" office:value-type="float" office:value="120460032" calcext:value-type="float">
            <text:p>12046003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7584352684622E+018" calcext:value-type="float">
            <text:p>1.47584352684622E+018</text:p>
          </table:table-cell>
          <table:table-cell office:value-type="float" office:value="1.47584352696623E+018" calcext:value-type="float">
            <text:p>1.47584352696623E+018</text:p>
          </table:table-cell>
          <table:table-cell/>
          <table:table-cell table:formula="of:=[.C473] - [.B473]" office:value-type="float" office:value="120010752" calcext:value-type="float">
            <text:p>12001075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7584352684751E+018" calcext:value-type="float">
            <text:p>1.47584352684751E+018</text:p>
          </table:table-cell>
          <table:table-cell office:value-type="float" office:value="1.4758435269663E+018" calcext:value-type="float">
            <text:p>1.4758435269663E+018</text:p>
          </table:table-cell>
          <table:table-cell/>
          <table:table-cell table:formula="of:=[.C474] - [.B474]" office:value-type="float" office:value="118788096" calcext:value-type="float">
            <text:p>11878809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7584352684792E+018" calcext:value-type="float">
            <text:p>1.47584352684792E+018</text:p>
          </table:table-cell>
          <table:table-cell office:value-type="float" office:value="1.47584352696637E+018" calcext:value-type="float">
            <text:p>1.47584352696637E+018</text:p>
          </table:table-cell>
          <table:table-cell/>
          <table:table-cell table:formula="of:=[.C475] - [.B475]" office:value-type="float" office:value="118448896" calcext:value-type="float">
            <text:p>11844889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7584352684837E+018" calcext:value-type="float">
            <text:p>1.47584352684837E+018</text:p>
          </table:table-cell>
          <table:table-cell office:value-type="float" office:value="1.47584352696686E+018" calcext:value-type="float">
            <text:p>1.47584352696686E+018</text:p>
          </table:table-cell>
          <table:table-cell/>
          <table:table-cell table:formula="of:=[.C476] - [.B476]" office:value-type="float" office:value="118491392" calcext:value-type="float">
            <text:p>11849139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7584352684887E+018" calcext:value-type="float">
            <text:p>1.47584352684887E+018</text:p>
          </table:table-cell>
          <table:table-cell office:value-type="float" office:value="1.47584352696693E+018" calcext:value-type="float">
            <text:p>1.47584352696693E+018</text:p>
          </table:table-cell>
          <table:table-cell/>
          <table:table-cell table:formula="of:=[.C477] - [.B477]" office:value-type="float" office:value="118058240" calcext:value-type="float">
            <text:p>11805824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7584352684927E+018" calcext:value-type="float">
            <text:p>1.47584352684927E+018</text:p>
          </table:table-cell>
          <table:table-cell office:value-type="float" office:value="1.475843526967E+018" calcext:value-type="float">
            <text:p>1.475843526967E+018</text:p>
          </table:table-cell>
          <table:table-cell/>
          <table:table-cell table:formula="of:=[.C478] - [.B478]" office:value-type="float" office:value="117733120" calcext:value-type="float">
            <text:p>11773312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7584352684978E+018" calcext:value-type="float">
            <text:p>1.47584352684978E+018</text:p>
          </table:table-cell>
          <table:table-cell office:value-type="float" office:value="1.47584352696707E+018" calcext:value-type="float">
            <text:p>1.47584352696707E+018</text:p>
          </table:table-cell>
          <table:table-cell/>
          <table:table-cell table:formula="of:=[.C479] - [.B479]" office:value-type="float" office:value="117293568" calcext:value-type="float">
            <text:p>11729356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7584352685022E+018" calcext:value-type="float">
            <text:p>1.47584352685022E+018</text:p>
          </table:table-cell>
          <table:table-cell office:value-type="float" office:value="1.47584352696714E+018" calcext:value-type="float">
            <text:p>1.47584352696714E+018</text:p>
          </table:table-cell>
          <table:table-cell/>
          <table:table-cell table:formula="of:=[.C480] - [.B480]" office:value-type="float" office:value="116916992" calcext:value-type="float">
            <text:p>11691699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758435268508E+018" calcext:value-type="float">
            <text:p>1.4758435268508E+018</text:p>
          </table:table-cell>
          <table:table-cell office:value-type="float" office:value="1.47584352696721E+018" calcext:value-type="float">
            <text:p>1.47584352696721E+018</text:p>
          </table:table-cell>
          <table:table-cell/>
          <table:table-cell table:formula="of:=[.C481] - [.B481]" office:value-type="float" office:value="116407296" calcext:value-type="float">
            <text:p>11640729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7584352685128E+018" calcext:value-type="float">
            <text:p>1.47584352685128E+018</text:p>
          </table:table-cell>
          <table:table-cell office:value-type="float" office:value="1.47584352696728E+018" calcext:value-type="float">
            <text:p>1.47584352696728E+018</text:p>
          </table:table-cell>
          <table:table-cell/>
          <table:table-cell table:formula="of:=[.C482] - [.B482]" office:value-type="float" office:value="115992064" calcext:value-type="float">
            <text:p>11599206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7584352685169E+018" calcext:value-type="float">
            <text:p>1.47584352685169E+018</text:p>
          </table:table-cell>
          <table:table-cell office:value-type="float" office:value="1.47584352696787E+018" calcext:value-type="float">
            <text:p>1.47584352696787E+018</text:p>
          </table:table-cell>
          <table:table-cell/>
          <table:table-cell table:formula="of:=[.C483] - [.B483]" office:value-type="float" office:value="116178944" calcext:value-type="float">
            <text:p>11617894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7584352685208E+018" calcext:value-type="float">
            <text:p>1.47584352685208E+018</text:p>
          </table:table-cell>
          <table:table-cell office:value-type="float" office:value="1.47584352696808E+018" calcext:value-type="float">
            <text:p>1.47584352696808E+018</text:p>
          </table:table-cell>
          <table:table-cell/>
          <table:table-cell table:formula="of:=[.C484] - [.B484]" office:value-type="float" office:value="115995904" calcext:value-type="float">
            <text:p>11599590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7584352685257E+018" calcext:value-type="float">
            <text:p>1.47584352685257E+018</text:p>
          </table:table-cell>
          <table:table-cell office:value-type="float" office:value="1.47584352697149E+018" calcext:value-type="float">
            <text:p>1.47584352697149E+018</text:p>
          </table:table-cell>
          <table:table-cell/>
          <table:table-cell table:formula="of:=[.C485] - [.B485]" office:value-type="float" office:value="118926080" calcext:value-type="float">
            <text:p>11892608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7584352685308E+018" calcext:value-type="float">
            <text:p>1.47584352685308E+018</text:p>
          </table:table-cell>
          <table:table-cell office:value-type="float" office:value="1.47584352697262E+018" calcext:value-type="float">
            <text:p>1.47584352697262E+018</text:p>
          </table:table-cell>
          <table:table-cell/>
          <table:table-cell table:formula="of:=[.C486] - [.B486]" office:value-type="float" office:value="119539200" calcext:value-type="float">
            <text:p>1195392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758435268537E+018" calcext:value-type="float">
            <text:p>1.4758435268537E+018</text:p>
          </table:table-cell>
          <table:table-cell office:value-type="float" office:value="1.47584352697307E+018" calcext:value-type="float">
            <text:p>1.47584352697307E+018</text:p>
          </table:table-cell>
          <table:table-cell/>
          <table:table-cell table:formula="of:=[.C487] - [.B487]" office:value-type="float" office:value="119367936" calcext:value-type="float">
            <text:p>11936793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7584352685406E+018" calcext:value-type="float">
            <text:p>1.47584352685406E+018</text:p>
          </table:table-cell>
          <table:table-cell office:value-type="float" office:value="1.4758435269781E+018" calcext:value-type="float">
            <text:p>1.4758435269781E+018</text:p>
          </table:table-cell>
          <table:table-cell/>
          <table:table-cell table:formula="of:=[.C488] - [.B488]" office:value-type="float" office:value="124035840" calcext:value-type="float">
            <text:p>12403584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7584352685458E+018" calcext:value-type="float">
            <text:p>1.47584352685458E+018</text:p>
          </table:table-cell>
          <table:table-cell office:value-type="float" office:value="1.4758435269784E+018" calcext:value-type="float">
            <text:p>1.4758435269784E+018</text:p>
          </table:table-cell>
          <table:table-cell/>
          <table:table-cell table:formula="of:=[.C489] - [.B489]" office:value-type="float" office:value="123816448" calcext:value-type="float">
            <text:p>12381644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7584352685523E+018" calcext:value-type="float">
            <text:p>1.47584352685523E+018</text:p>
          </table:table-cell>
          <table:table-cell office:value-type="float" office:value="1.47584352697846E+018" calcext:value-type="float">
            <text:p>1.47584352697846E+018</text:p>
          </table:table-cell>
          <table:table-cell/>
          <table:table-cell table:formula="of:=[.C490] - [.B490]" office:value-type="float" office:value="123230976" calcext:value-type="float">
            <text:p>12323097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7584352685719E+018" calcext:value-type="float">
            <text:p>1.47584352685719E+018</text:p>
          </table:table-cell>
          <table:table-cell office:value-type="float" office:value="1.47584352697852E+018" calcext:value-type="float">
            <text:p>1.47584352697852E+018</text:p>
          </table:table-cell>
          <table:table-cell/>
          <table:table-cell table:formula="of:=[.C491] - [.B491]" office:value-type="float" office:value="121323008" calcext:value-type="float">
            <text:p>12132300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7584352685755E+018" calcext:value-type="float">
            <text:p>1.47584352685755E+018</text:p>
          </table:table-cell>
          <table:table-cell office:value-type="float" office:value="1.47584352698328E+018" calcext:value-type="float">
            <text:p>1.47584352698328E+018</text:p>
          </table:table-cell>
          <table:table-cell/>
          <table:table-cell table:formula="of:=[.C492] - [.B492]" office:value-type="float" office:value="125731840" calcext:value-type="float">
            <text:p>12573184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7584352685795E+018" calcext:value-type="float">
            <text:p>1.47584352685795E+018</text:p>
          </table:table-cell>
          <table:table-cell office:value-type="float" office:value="1.47584352698516E+018" calcext:value-type="float">
            <text:p>1.47584352698516E+018</text:p>
          </table:table-cell>
          <table:table-cell/>
          <table:table-cell table:formula="of:=[.C493] - [.B493]" office:value-type="float" office:value="127214592" calcext:value-type="float">
            <text:p>12721459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7584352685835E+018" calcext:value-type="float">
            <text:p>1.47584352685835E+018</text:p>
          </table:table-cell>
          <table:table-cell office:value-type="float" office:value="1.47584352699341E+018" calcext:value-type="float">
            <text:p>1.47584352699341E+018</text:p>
          </table:table-cell>
          <table:table-cell/>
          <table:table-cell table:formula="of:=[.C494] - [.B494]" office:value-type="float" office:value="135060992" calcext:value-type="float">
            <text:p>13506099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7584352685873E+018" calcext:value-type="float">
            <text:p>1.47584352685873E+018</text:p>
          </table:table-cell>
          <table:table-cell office:value-type="float" office:value="1.47584352699381E+018" calcext:value-type="float">
            <text:p>1.47584352699381E+018</text:p>
          </table:table-cell>
          <table:table-cell/>
          <table:table-cell table:formula="of:=[.C495] - [.B495]" office:value-type="float" office:value="135076864" calcext:value-type="float">
            <text:p>13507686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758435268593E+018" calcext:value-type="float">
            <text:p>1.4758435268593E+018</text:p>
          </table:table-cell>
          <table:table-cell office:value-type="float" office:value="1.47584352699807E+018" calcext:value-type="float">
            <text:p>1.47584352699807E+018</text:p>
          </table:table-cell>
          <table:table-cell/>
          <table:table-cell table:formula="of:=[.C496] - [.B496]" office:value-type="float" office:value="138771712" calcext:value-type="float">
            <text:p>13877171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7584352685973E+018" calcext:value-type="float">
            <text:p>1.47584352685973E+018</text:p>
          </table:table-cell>
          <table:table-cell office:value-type="float" office:value="1.47584352700018E+018" calcext:value-type="float">
            <text:p>1.47584352700018E+018</text:p>
          </table:table-cell>
          <table:table-cell/>
          <table:table-cell table:formula="of:=[.C497] - [.B497]" office:value-type="float" office:value="140452864" calcext:value-type="float">
            <text:p>14045286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7584352686018E+018" calcext:value-type="float">
            <text:p>1.47584352686018E+018</text:p>
          </table:table-cell>
          <table:table-cell office:value-type="float" office:value="1.47584352700071E+018" calcext:value-type="float">
            <text:p>1.47584352700071E+018</text:p>
          </table:table-cell>
          <table:table-cell/>
          <table:table-cell table:formula="of:=[.C498] - [.B498]" office:value-type="float" office:value="140532736" calcext:value-type="float">
            <text:p>14053273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7584352686063E+018" calcext:value-type="float">
            <text:p>1.47584352686063E+018</text:p>
          </table:table-cell>
          <table:table-cell office:value-type="float" office:value="1.47584352700077E+018" calcext:value-type="float">
            <text:p>1.47584352700077E+018</text:p>
          </table:table-cell>
          <table:table-cell/>
          <table:table-cell table:formula="of:=[.C499] - [.B499]" office:value-type="float" office:value="140140800" calcext:value-type="float">
            <text:p>14014080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7584352686109E+018" calcext:value-type="float">
            <text:p>1.47584352686109E+018</text:p>
          </table:table-cell>
          <table:table-cell office:value-type="float" office:value="1.47584352700083E+018" calcext:value-type="float">
            <text:p>1.47584352700083E+018</text:p>
          </table:table-cell>
          <table:table-cell/>
          <table:table-cell table:formula="of:=[.C500] - [.B500]" office:value-type="float" office:value="139737344" calcext:value-type="float">
            <text:p>13973734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7584352686208E+018" calcext:value-type="float">
            <text:p>1.47584352686208E+018</text:p>
          </table:table-cell>
          <table:table-cell office:value-type="float" office:value="1.47584352700089E+018" calcext:value-type="float">
            <text:p>1.47584352700089E+018</text:p>
          </table:table-cell>
          <table:table-cell/>
          <table:table-cell table:formula="of:=[.C501] - [.B501]" office:value-type="float" office:value="138807808" calcext:value-type="float">
            <text:p>13880780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7584352686244E+018" calcext:value-type="float">
            <text:p>1.47584352686244E+018</text:p>
          </table:table-cell>
          <table:table-cell office:value-type="float" office:value="1.47584352700095E+018" calcext:value-type="float">
            <text:p>1.47584352700095E+018</text:p>
          </table:table-cell>
          <table:table-cell/>
          <table:table-cell table:formula="of:=[.C502] - [.B502]" office:value-type="float" office:value="138503680" calcext:value-type="float">
            <text:p>13850368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7584352686283E+018" calcext:value-type="float">
            <text:p>1.47584352686283E+018</text:p>
          </table:table-cell>
          <table:table-cell office:value-type="float" office:value="1.47584352700101E+018" calcext:value-type="float">
            <text:p>1.47584352700101E+018</text:p>
          </table:table-cell>
          <table:table-cell/>
          <table:table-cell table:formula="of:=[.C503] - [.B503]" office:value-type="float" office:value="138176768" calcext:value-type="float">
            <text:p>13817676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7584352686331E+018" calcext:value-type="float">
            <text:p>1.47584352686331E+018</text:p>
          </table:table-cell>
          <table:table-cell office:value-type="float" office:value="1.47584352700106E+018" calcext:value-type="float">
            <text:p>1.47584352700106E+018</text:p>
          </table:table-cell>
          <table:table-cell/>
          <table:table-cell table:formula="of:=[.C504] - [.B504]" office:value-type="float" office:value="137757952" calcext:value-type="float">
            <text:p>13775795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7584352686417E+018" calcext:value-type="float">
            <text:p>1.47584352686417E+018</text:p>
          </table:table-cell>
          <table:table-cell office:value-type="float" office:value="1.47584352700167E+018" calcext:value-type="float">
            <text:p>1.47584352700167E+018</text:p>
          </table:table-cell>
          <table:table-cell/>
          <table:table-cell table:formula="of:=[.C505] - [.B505]" office:value-type="float" office:value="137509632" calcext:value-type="float">
            <text:p>13750963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7584352686458E+018" calcext:value-type="float">
            <text:p>1.47584352686458E+018</text:p>
          </table:table-cell>
          <table:table-cell office:value-type="float" office:value="1.47584352700174E+018" calcext:value-type="float">
            <text:p>1.47584352700174E+018</text:p>
          </table:table-cell>
          <table:table-cell/>
          <table:table-cell table:formula="of:=[.C506] - [.B506]" office:value-type="float" office:value="137158912" calcext:value-type="float">
            <text:p>13715891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7584352686512E+018" calcext:value-type="float">
            <text:p>1.47584352686512E+018</text:p>
          </table:table-cell>
          <table:table-cell office:value-type="float" office:value="1.47584352700179E+018" calcext:value-type="float">
            <text:p>1.47584352700179E+018</text:p>
          </table:table-cell>
          <table:table-cell/>
          <table:table-cell table:formula="of:=[.C507] - [.B507]" office:value-type="float" office:value="136676608" calcext:value-type="float">
            <text:p>13667660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7584352686575E+018" calcext:value-type="float">
            <text:p>1.47584352686575E+018</text:p>
          </table:table-cell>
          <table:table-cell office:value-type="float" office:value="1.47584352700185E+018" calcext:value-type="float">
            <text:p>1.47584352700185E+018</text:p>
          </table:table-cell>
          <table:table-cell/>
          <table:table-cell table:formula="of:=[.C508] - [.B508]" office:value-type="float" office:value="136099072" calcext:value-type="float">
            <text:p>13609907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7584352686611E+018" calcext:value-type="float">
            <text:p>1.47584352686611E+018</text:p>
          </table:table-cell>
          <table:table-cell office:value-type="float" office:value="1.47584352700191E+018" calcext:value-type="float">
            <text:p>1.47584352700191E+018</text:p>
          </table:table-cell>
          <table:table-cell/>
          <table:table-cell table:formula="of:=[.C509] - [.B509]" office:value-type="float" office:value="135796736" calcext:value-type="float">
            <text:p>13579673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7584352686646E+018" calcext:value-type="float">
            <text:p>1.47584352686646E+018</text:p>
          </table:table-cell>
          <table:table-cell office:value-type="float" office:value="1.47584352700197E+018" calcext:value-type="float">
            <text:p>1.47584352700197E+018</text:p>
          </table:table-cell>
          <table:table-cell/>
          <table:table-cell table:formula="of:=[.C510] - [.B510]" office:value-type="float" office:value="135503360" calcext:value-type="float">
            <text:p>13550336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7584352686698E+018" calcext:value-type="float">
            <text:p>1.47584352686698E+018</text:p>
          </table:table-cell>
          <table:table-cell office:value-type="float" office:value="1.47584352700206E+018" calcext:value-type="float">
            <text:p>1.47584352700206E+018</text:p>
          </table:table-cell>
          <table:table-cell/>
          <table:table-cell table:formula="of:=[.C511] - [.B511]" office:value-type="float" office:value="135075840" calcext:value-type="float">
            <text:p>13507584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758435268674E+018" calcext:value-type="float">
            <text:p>1.4758435268674E+018</text:p>
          </table:table-cell>
          <table:table-cell office:value-type="float" office:value="1.47584352700212E+018" calcext:value-type="float">
            <text:p>1.47584352700212E+018</text:p>
          </table:table-cell>
          <table:table-cell/>
          <table:table-cell table:formula="of:=[.C512] - [.B512]" office:value-type="float" office:value="134714880" calcext:value-type="float">
            <text:p>13471488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7584352686792E+018" calcext:value-type="float">
            <text:p>1.47584352686792E+018</text:p>
          </table:table-cell>
          <table:table-cell office:value-type="float" office:value="1.47584352700217E+018" calcext:value-type="float">
            <text:p>1.47584352700217E+018</text:p>
          </table:table-cell>
          <table:table-cell/>
          <table:table-cell table:formula="of:=[.C513] - [.B513]" office:value-type="float" office:value="134251008" calcext:value-type="float">
            <text:p>13425100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7584352687069E+018" calcext:value-type="float">
            <text:p>1.47584352687069E+018</text:p>
          </table:table-cell>
          <table:table-cell office:value-type="float" office:value="1.47584352700223E+018" calcext:value-type="float">
            <text:p>1.47584352700223E+018</text:p>
          </table:table-cell>
          <table:table-cell/>
          <table:table-cell table:formula="of:=[.C514] - [.B514]" office:value-type="float" office:value="131542016" calcext:value-type="float">
            <text:p>13154201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7584352687105E+018" calcext:value-type="float">
            <text:p>1.47584352687105E+018</text:p>
          </table:table-cell>
          <table:table-cell office:value-type="float" office:value="1.47584352700229E+018" calcext:value-type="float">
            <text:p>1.47584352700229E+018</text:p>
          </table:table-cell>
          <table:table-cell/>
          <table:table-cell table:formula="of:=[.C515] - [.B515]" office:value-type="float" office:value="131234048" calcext:value-type="float">
            <text:p>13123404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7584352687141E+018" calcext:value-type="float">
            <text:p>1.47584352687141E+018</text:p>
          </table:table-cell>
          <table:table-cell office:value-type="float" office:value="1.47584352700235E+018" calcext:value-type="float">
            <text:p>1.47584352700235E+018</text:p>
          </table:table-cell>
          <table:table-cell/>
          <table:table-cell table:formula="of:=[.C516] - [.B516]" office:value-type="float" office:value="130938880" calcext:value-type="float">
            <text:p>13093888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7584352687176E+018" calcext:value-type="float">
            <text:p>1.47584352687176E+018</text:p>
          </table:table-cell>
          <table:table-cell office:value-type="float" office:value="1.4758435270024E+018" calcext:value-type="float">
            <text:p>1.4758435270024E+018</text:p>
          </table:table-cell>
          <table:table-cell/>
          <table:table-cell table:formula="of:=[.C517] - [.B517]" office:value-type="float" office:value="130646528" calcext:value-type="float">
            <text:p>13064652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7584352687232E+018" calcext:value-type="float">
            <text:p>1.47584352687232E+018</text:p>
          </table:table-cell>
          <table:table-cell office:value-type="float" office:value="1.4758435270026E+018" calcext:value-type="float">
            <text:p>1.4758435270026E+018</text:p>
          </table:table-cell>
          <table:table-cell/>
          <table:table-cell table:formula="of:=[.C518] - [.B518]" office:value-type="float" office:value="130275328" calcext:value-type="float">
            <text:p>13027532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7584352687273E+018" calcext:value-type="float">
            <text:p>1.47584352687273E+018</text:p>
          </table:table-cell>
          <table:table-cell office:value-type="float" office:value="1.4758435270048E+018" calcext:value-type="float">
            <text:p>1.4758435270048E+018</text:p>
          </table:table-cell>
          <table:table-cell/>
          <table:table-cell table:formula="of:=[.C519] - [.B519]" office:value-type="float" office:value="132061952" calcext:value-type="float">
            <text:p>13206195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7584352687355E+018" calcext:value-type="float">
            <text:p>1.47584352687355E+018</text:p>
          </table:table-cell>
          <table:table-cell office:value-type="float" office:value="1.47584352700722E+018" calcext:value-type="float">
            <text:p>1.47584352700722E+018</text:p>
          </table:table-cell>
          <table:table-cell/>
          <table:table-cell table:formula="of:=[.C520] - [.B520]" office:value-type="float" office:value="133665024" calcext:value-type="float">
            <text:p>13366502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7584352687392E+018" calcext:value-type="float">
            <text:p>1.47584352687392E+018</text:p>
          </table:table-cell>
          <table:table-cell office:value-type="float" office:value="1.47584352701191E+018" calcext:value-type="float">
            <text:p>1.47584352701191E+018</text:p>
          </table:table-cell>
          <table:table-cell/>
          <table:table-cell table:formula="of:=[.C521] - [.B521]" office:value-type="float" office:value="137991168" calcext:value-type="float">
            <text:p>13799116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7584352687502E+018" calcext:value-type="float">
            <text:p>1.47584352687502E+018</text:p>
          </table:table-cell>
          <table:table-cell office:value-type="float" office:value="1.47584352701423E+018" calcext:value-type="float">
            <text:p>1.47584352701423E+018</text:p>
          </table:table-cell>
          <table:table-cell/>
          <table:table-cell table:formula="of:=[.C522] - [.B522]" office:value-type="float" office:value="139209472" calcext:value-type="float">
            <text:p>13920947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7584352687596E+018" calcext:value-type="float">
            <text:p>1.47584352687596E+018</text:p>
          </table:table-cell>
          <table:table-cell office:value-type="float" office:value="1.47584352701659E+018" calcext:value-type="float">
            <text:p>1.47584352701659E+018</text:p>
          </table:table-cell>
          <table:table-cell/>
          <table:table-cell table:formula="of:=[.C523] - [.B523]" office:value-type="float" office:value="140636928" calcext:value-type="float">
            <text:p>14063692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7584352687637E+018" calcext:value-type="float">
            <text:p>1.47584352687637E+018</text:p>
          </table:table-cell>
          <table:table-cell office:value-type="float" office:value="1.47584352701705E+018" calcext:value-type="float">
            <text:p>1.47584352701705E+018</text:p>
          </table:table-cell>
          <table:table-cell/>
          <table:table-cell table:formula="of:=[.C524] - [.B524]" office:value-type="float" office:value="140674304" calcext:value-type="float">
            <text:p>14067430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7584352687863E+018" calcext:value-type="float">
            <text:p>1.47584352687863E+018</text:p>
          </table:table-cell>
          <table:table-cell office:value-type="float" office:value="1.47584352701745E+018" calcext:value-type="float">
            <text:p>1.47584352701745E+018</text:p>
          </table:table-cell>
          <table:table-cell/>
          <table:table-cell table:formula="of:=[.C525] - [.B525]" office:value-type="float" office:value="138818048" calcext:value-type="float">
            <text:p>13881804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7584352687901E+018" calcext:value-type="float">
            <text:p>1.47584352687901E+018</text:p>
          </table:table-cell>
          <table:table-cell office:value-type="float" office:value="1.47584352701751E+018" calcext:value-type="float">
            <text:p>1.47584352701751E+018</text:p>
          </table:table-cell>
          <table:table-cell/>
          <table:table-cell table:formula="of:=[.C526] - [.B526]" office:value-type="float" office:value="138501632" calcext:value-type="float">
            <text:p>13850163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7584352687936E+018" calcext:value-type="float">
            <text:p>1.47584352687936E+018</text:p>
          </table:table-cell>
          <table:table-cell office:value-type="float" office:value="1.47584352701757E+018" calcext:value-type="float">
            <text:p>1.47584352701757E+018</text:p>
          </table:table-cell>
          <table:table-cell/>
          <table:table-cell table:formula="of:=[.C527] - [.B527]" office:value-type="float" office:value="138205184" calcext:value-type="float">
            <text:p>13820518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7584352687972E+018" calcext:value-type="float">
            <text:p>1.47584352687972E+018</text:p>
          </table:table-cell>
          <table:table-cell office:value-type="float" office:value="1.47584352701763E+018" calcext:value-type="float">
            <text:p>1.47584352701763E+018</text:p>
          </table:table-cell>
          <table:table-cell/>
          <table:table-cell table:formula="of:=[.C528] - [.B528]" office:value-type="float" office:value="137911040" calcext:value-type="float">
            <text:p>13791104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7584352688013E+018" calcext:value-type="float">
            <text:p>1.47584352688013E+018</text:p>
          </table:table-cell>
          <table:table-cell office:value-type="float" office:value="1.47584352701768E+018" calcext:value-type="float">
            <text:p>1.47584352701768E+018</text:p>
          </table:table-cell>
          <table:table-cell/>
          <table:table-cell table:formula="of:=[.C529] - [.B529]" office:value-type="float" office:value="137556736" calcext:value-type="float">
            <text:p>13755673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7584352688059E+018" calcext:value-type="float">
            <text:p>1.47584352688059E+018</text:p>
          </table:table-cell>
          <table:table-cell office:value-type="float" office:value="1.47584352701787E+018" calcext:value-type="float">
            <text:p>1.47584352701787E+018</text:p>
          </table:table-cell>
          <table:table-cell/>
          <table:table-cell table:formula="of:=[.C530] - [.B530]" office:value-type="float" office:value="137274368" calcext:value-type="float">
            <text:p>13727436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7584352688103E+018" calcext:value-type="float">
            <text:p>1.47584352688103E+018</text:p>
          </table:table-cell>
          <table:table-cell office:value-type="float" office:value="1.47584352701808E+018" calcext:value-type="float">
            <text:p>1.47584352701808E+018</text:p>
          </table:table-cell>
          <table:table-cell/>
          <table:table-cell table:formula="of:=[.C531] - [.B531]" office:value-type="float" office:value="137053952" calcext:value-type="float">
            <text:p>13705395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7584352688174E+018" calcext:value-type="float">
            <text:p>1.47584352688174E+018</text:p>
          </table:table-cell>
          <table:table-cell office:value-type="float" office:value="1.47584352701897E+018" calcext:value-type="float">
            <text:p>1.47584352701897E+018</text:p>
          </table:table-cell>
          <table:table-cell/>
          <table:table-cell table:formula="of:=[.C532] - [.B532]" office:value-type="float" office:value="137225728" calcext:value-type="float">
            <text:p>13722572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758435268821E+018" calcext:value-type="float">
            <text:p>1.4758435268821E+018</text:p>
          </table:table-cell>
          <table:table-cell office:value-type="float" office:value="1.4758435270235E+018" calcext:value-type="float">
            <text:p>1.4758435270235E+018</text:p>
          </table:table-cell>
          <table:table-cell/>
          <table:table-cell table:formula="of:=[.C533] - [.B533]" office:value-type="float" office:value="141405184" calcext:value-type="float">
            <text:p>14140518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7584352688264E+018" calcext:value-type="float">
            <text:p>1.47584352688264E+018</text:p>
          </table:table-cell>
          <table:table-cell office:value-type="float" office:value="1.47584352702418E+018" calcext:value-type="float">
            <text:p>1.47584352702418E+018</text:p>
          </table:table-cell>
          <table:table-cell/>
          <table:table-cell table:formula="of:=[.C534] - [.B534]" office:value-type="float" office:value="141537792" calcext:value-type="float">
            <text:p>14153779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7584352688311E+018" calcext:value-type="float">
            <text:p>1.47584352688311E+018</text:p>
          </table:table-cell>
          <table:table-cell office:value-type="float" office:value="1.47584352702426E+018" calcext:value-type="float">
            <text:p>1.47584352702426E+018</text:p>
          </table:table-cell>
          <table:table-cell/>
          <table:table-cell table:formula="of:=[.C535] - [.B535]" office:value-type="float" office:value="141152256" calcext:value-type="float">
            <text:p>14115225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7584352688371E+018" calcext:value-type="float">
            <text:p>1.47584352688371E+018</text:p>
          </table:table-cell>
          <table:table-cell office:value-type="float" office:value="1.47584352702432E+018" calcext:value-type="float">
            <text:p>1.47584352702432E+018</text:p>
          </table:table-cell>
          <table:table-cell/>
          <table:table-cell table:formula="of:=[.C536] - [.B536]" office:value-type="float" office:value="140612352" calcext:value-type="float">
            <text:p>14061235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7584352688454E+018" calcext:value-type="float">
            <text:p>1.47584352688454E+018</text:p>
          </table:table-cell>
          <table:table-cell office:value-type="float" office:value="1.47584352702438E+018" calcext:value-type="float">
            <text:p>1.47584352702438E+018</text:p>
          </table:table-cell>
          <table:table-cell/>
          <table:table-cell table:formula="of:=[.C537] - [.B537]" office:value-type="float" office:value="139834880" calcext:value-type="float">
            <text:p>13983488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758435268849E+018" calcext:value-type="float">
            <text:p>1.4758435268849E+018</text:p>
          </table:table-cell>
          <table:table-cell office:value-type="float" office:value="1.47584352702449E+018" calcext:value-type="float">
            <text:p>1.47584352702449E+018</text:p>
          </table:table-cell>
          <table:table-cell/>
          <table:table-cell table:formula="of:=[.C538] - [.B538]" office:value-type="float" office:value="139599104" calcext:value-type="float">
            <text:p>13959910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7584352688525E+018" calcext:value-type="float">
            <text:p>1.47584352688525E+018</text:p>
          </table:table-cell>
          <table:table-cell office:value-type="float" office:value="1.47584352702455E+018" calcext:value-type="float">
            <text:p>1.47584352702455E+018</text:p>
          </table:table-cell>
          <table:table-cell/>
          <table:table-cell table:formula="of:=[.C539] - [.B539]" office:value-type="float" office:value="139306240" calcext:value-type="float">
            <text:p>13930624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7584352688566E+018" calcext:value-type="float">
            <text:p>1.47584352688566E+018</text:p>
          </table:table-cell>
          <table:table-cell office:value-type="float" office:value="1.47584352702461E+018" calcext:value-type="float">
            <text:p>1.47584352702461E+018</text:p>
          </table:table-cell>
          <table:table-cell/>
          <table:table-cell table:formula="of:=[.C540] - [.B540]" office:value-type="float" office:value="138947072" calcext:value-type="float">
            <text:p>13894707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7584352688601E+018" calcext:value-type="float">
            <text:p>1.47584352688601E+018</text:p>
          </table:table-cell>
          <table:table-cell office:value-type="float" office:value="1.47584352702471E+018" calcext:value-type="float">
            <text:p>1.47584352702471E+018</text:p>
          </table:table-cell>
          <table:table-cell/>
          <table:table-cell table:formula="of:=[.C541] - [.B541]" office:value-type="float" office:value="138700032" calcext:value-type="float">
            <text:p>13870003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7584352688672E+018" calcext:value-type="float">
            <text:p>1.47584352688672E+018</text:p>
          </table:table-cell>
          <table:table-cell office:value-type="float" office:value="1.47584352702479E+018" calcext:value-type="float">
            <text:p>1.47584352702479E+018</text:p>
          </table:table-cell>
          <table:table-cell/>
          <table:table-cell table:formula="of:=[.C542] - [.B542]" office:value-type="float" office:value="138068224" calcext:value-type="float">
            <text:p>13806822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7584352688708E+018" calcext:value-type="float">
            <text:p>1.47584352688708E+018</text:p>
          </table:table-cell>
          <table:table-cell office:value-type="float" office:value="1.47584352702485E+018" calcext:value-type="float">
            <text:p>1.47584352702485E+018</text:p>
          </table:table-cell>
          <table:table-cell/>
          <table:table-cell table:formula="of:=[.C543] - [.B543]" office:value-type="float" office:value="137765632" calcext:value-type="float">
            <text:p>13776563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7584352688747E+018" calcext:value-type="float">
            <text:p>1.47584352688747E+018</text:p>
          </table:table-cell>
          <table:table-cell office:value-type="float" office:value="1.47584352702788E+018" calcext:value-type="float">
            <text:p>1.47584352702788E+018</text:p>
          </table:table-cell>
          <table:table-cell/>
          <table:table-cell table:formula="of:=[.C544] - [.B544]" office:value-type="float" office:value="140410112" calcext:value-type="float">
            <text:p>14041011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7584352688782E+018" calcext:value-type="float">
            <text:p>1.47584352688782E+018</text:p>
          </table:table-cell>
          <table:table-cell office:value-type="float" office:value="1.47584352702794E+018" calcext:value-type="float">
            <text:p>1.47584352702794E+018</text:p>
          </table:table-cell>
          <table:table-cell/>
          <table:table-cell table:formula="of:=[.C545] - [.B545]" office:value-type="float" office:value="140121088" calcext:value-type="float">
            <text:p>14012108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7584352688817E+018" calcext:value-type="float">
            <text:p>1.47584352688817E+018</text:p>
          </table:table-cell>
          <table:table-cell office:value-type="float" office:value="1.475843527028E+018" calcext:value-type="float">
            <text:p>1.475843527028E+018</text:p>
          </table:table-cell>
          <table:table-cell/>
          <table:table-cell table:formula="of:=[.C546] - [.B546]" office:value-type="float" office:value="139826688" calcext:value-type="float">
            <text:p>13982668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7584352688852E+018" calcext:value-type="float">
            <text:p>1.47584352688852E+018</text:p>
          </table:table-cell>
          <table:table-cell office:value-type="float" office:value="1.47584352702806E+018" calcext:value-type="float">
            <text:p>1.47584352702806E+018</text:p>
          </table:table-cell>
          <table:table-cell/>
          <table:table-cell table:formula="of:=[.C547] - [.B547]" office:value-type="float" office:value="139533568" calcext:value-type="float">
            <text:p>13953356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7584352688888E+018" calcext:value-type="float">
            <text:p>1.47584352688888E+018</text:p>
          </table:table-cell>
          <table:table-cell office:value-type="float" office:value="1.47584352702812E+018" calcext:value-type="float">
            <text:p>1.47584352702812E+018</text:p>
          </table:table-cell>
          <table:table-cell/>
          <table:table-cell table:formula="of:=[.C548] - [.B548]" office:value-type="float" office:value="139240960" calcext:value-type="float">
            <text:p>13924096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7584352688946E+018" calcext:value-type="float">
            <text:p>1.47584352688946E+018</text:p>
          </table:table-cell>
          <table:table-cell office:value-type="float" office:value="1.47584352702817E+018" calcext:value-type="float">
            <text:p>1.47584352702817E+018</text:p>
          </table:table-cell>
          <table:table-cell/>
          <table:table-cell table:formula="of:=[.C549] - [.B549]" office:value-type="float" office:value="138707968" calcext:value-type="float">
            <text:p>13870796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7584352688987E+018" calcext:value-type="float">
            <text:p>1.47584352688987E+018</text:p>
          </table:table-cell>
          <table:table-cell office:value-type="float" office:value="1.47584352702823E+018" calcext:value-type="float">
            <text:p>1.47584352702823E+018</text:p>
          </table:table-cell>
          <table:table-cell/>
          <table:table-cell table:formula="of:=[.C550] - [.B550]" office:value-type="float" office:value="138355712" calcext:value-type="float">
            <text:p>13835571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7584352689023E+018" calcext:value-type="float">
            <text:p>1.47584352689023E+018</text:p>
          </table:table-cell>
          <table:table-cell office:value-type="float" office:value="1.47584352702829E+018" calcext:value-type="float">
            <text:p>1.47584352702829E+018</text:p>
          </table:table-cell>
          <table:table-cell/>
          <table:table-cell table:formula="of:=[.C551] - [.B551]" office:value-type="float" office:value="138053888" calcext:value-type="float">
            <text:p>13805388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758435268908E+018" calcext:value-type="float">
            <text:p>1.4758435268908E+018</text:p>
          </table:table-cell>
          <table:table-cell office:value-type="float" office:value="1.47584352702835E+018" calcext:value-type="float">
            <text:p>1.47584352702835E+018</text:p>
          </table:table-cell>
          <table:table-cell/>
          <table:table-cell table:formula="of:=[.C552] - [.B552]" office:value-type="float" office:value="137542400" calcext:value-type="float">
            <text:p>1375424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7584352689119E+018" calcext:value-type="float">
            <text:p>1.47584352689119E+018</text:p>
          </table:table-cell>
          <table:table-cell office:value-type="float" office:value="1.4758435270284E+018" calcext:value-type="float">
            <text:p>1.4758435270284E+018</text:p>
          </table:table-cell>
          <table:table-cell/>
          <table:table-cell table:formula="of:=[.C553] - [.B553]" office:value-type="float" office:value="137209088" calcext:value-type="float">
            <text:p>13720908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7584352689182E+018" calcext:value-type="float">
            <text:p>1.47584352689182E+018</text:p>
          </table:table-cell>
          <table:table-cell office:value-type="float" office:value="1.47584352702846E+018" calcext:value-type="float">
            <text:p>1.47584352702846E+018</text:p>
          </table:table-cell>
          <table:table-cell/>
          <table:table-cell table:formula="of:=[.C554] - [.B554]" office:value-type="float" office:value="136635904" calcext:value-type="float">
            <text:p>13663590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7584352689291E+018" calcext:value-type="float">
            <text:p>1.47584352689291E+018</text:p>
          </table:table-cell>
          <table:table-cell office:value-type="float" office:value="1.47584352702852E+018" calcext:value-type="float">
            <text:p>1.47584352702852E+018</text:p>
          </table:table-cell>
          <table:table-cell/>
          <table:table-cell table:formula="of:=[.C555] - [.B555]" office:value-type="float" office:value="135608064" calcext:value-type="float">
            <text:p>13560806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7584352689342E+018" calcext:value-type="float">
            <text:p>1.47584352689342E+018</text:p>
          </table:table-cell>
          <table:table-cell office:value-type="float" office:value="1.47584352702857E+018" calcext:value-type="float">
            <text:p>1.47584352702857E+018</text:p>
          </table:table-cell>
          <table:table-cell/>
          <table:table-cell table:formula="of:=[.C556] - [.B556]" office:value-type="float" office:value="135158784" calcext:value-type="float">
            <text:p>13515878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7584352689605E+018" calcext:value-type="float">
            <text:p>1.47584352689605E+018</text:p>
          </table:table-cell>
          <table:table-cell office:value-type="float" office:value="1.47584352702863E+018" calcext:value-type="float">
            <text:p>1.47584352702863E+018</text:p>
          </table:table-cell>
          <table:table-cell/>
          <table:table-cell table:formula="of:=[.C557] - [.B557]" office:value-type="float" office:value="132584704" calcext:value-type="float">
            <text:p>13258470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7584352689646E+018" calcext:value-type="float">
            <text:p>1.47584352689646E+018</text:p>
          </table:table-cell>
          <table:table-cell office:value-type="float" office:value="1.47584352702869E+018" calcext:value-type="float">
            <text:p>1.47584352702869E+018</text:p>
          </table:table-cell>
          <table:table-cell/>
          <table:table-cell table:formula="of:=[.C558] - [.B558]" office:value-type="float" office:value="132225792" calcext:value-type="float">
            <text:p>13222579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7584352689722E+018" calcext:value-type="float">
            <text:p>1.47584352689722E+018</text:p>
          </table:table-cell>
          <table:table-cell office:value-type="float" office:value="1.47584352702875E+018" calcext:value-type="float">
            <text:p>1.47584352702875E+018</text:p>
          </table:table-cell>
          <table:table-cell/>
          <table:table-cell table:formula="of:=[.C559] - [.B559]" office:value-type="float" office:value="131527936" calcext:value-type="float">
            <text:p>13152793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7584352689763E+018" calcext:value-type="float">
            <text:p>1.47584352689763E+018</text:p>
          </table:table-cell>
          <table:table-cell office:value-type="float" office:value="1.47584352702888E+018" calcext:value-type="float">
            <text:p>1.47584352702888E+018</text:p>
          </table:table-cell>
          <table:table-cell/>
          <table:table-cell table:formula="of:=[.C560] - [.B560]" office:value-type="float" office:value="131243264" calcext:value-type="float">
            <text:p>13124326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7584352689806E+018" calcext:value-type="float">
            <text:p>1.47584352689806E+018</text:p>
          </table:table-cell>
          <table:table-cell office:value-type="float" office:value="1.47584352702894E+018" calcext:value-type="float">
            <text:p>1.47584352702894E+018</text:p>
          </table:table-cell>
          <table:table-cell/>
          <table:table-cell table:formula="of:=[.C561] - [.B561]" office:value-type="float" office:value="130872320" calcext:value-type="float">
            <text:p>13087232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7584352689892E+018" calcext:value-type="float">
            <text:p>1.47584352689892E+018</text:p>
          </table:table-cell>
          <table:table-cell office:value-type="float" office:value="1.47584352702899E+018" calcext:value-type="float">
            <text:p>1.47584352702899E+018</text:p>
          </table:table-cell>
          <table:table-cell/>
          <table:table-cell table:formula="of:=[.C562] - [.B562]" office:value-type="float" office:value="130075904" calcext:value-type="float">
            <text:p>13007590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7584352689932E+018" calcext:value-type="float">
            <text:p>1.47584352689932E+018</text:p>
          </table:table-cell>
          <table:table-cell office:value-type="float" office:value="1.47584352702905E+018" calcext:value-type="float">
            <text:p>1.47584352702905E+018</text:p>
          </table:table-cell>
          <table:table-cell/>
          <table:table-cell table:formula="of:=[.C563] - [.B563]" office:value-type="float" office:value="129733632" calcext:value-type="float">
            <text:p>12973363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7584352689974E+018" calcext:value-type="float">
            <text:p>1.47584352689974E+018</text:p>
          </table:table-cell>
          <table:table-cell office:value-type="float" office:value="1.47584352702911E+018" calcext:value-type="float">
            <text:p>1.47584352702911E+018</text:p>
          </table:table-cell>
          <table:table-cell/>
          <table:table-cell table:formula="of:=[.C564] - [.B564]" office:value-type="float" office:value="129365248" calcext:value-type="float">
            <text:p>12936524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7584352690019E+018" calcext:value-type="float">
            <text:p>1.47584352690019E+018</text:p>
          </table:table-cell>
          <table:table-cell office:value-type="float" office:value="1.47584352702917E+018" calcext:value-type="float">
            <text:p>1.47584352702917E+018</text:p>
          </table:table-cell>
          <table:table-cell/>
          <table:table-cell table:formula="of:=[.C565] - [.B565]" office:value-type="float" office:value="128971264" calcext:value-type="float">
            <text:p>12897126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758435269006E+018" calcext:value-type="float">
            <text:p>1.4758435269006E+018</text:p>
          </table:table-cell>
          <table:table-cell office:value-type="float" office:value="1.47584352702922E+018" calcext:value-type="float">
            <text:p>1.47584352702922E+018</text:p>
          </table:table-cell>
          <table:table-cell/>
          <table:table-cell table:formula="of:=[.C566] - [.B566]" office:value-type="float" office:value="128626944" calcext:value-type="float">
            <text:p>12862694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7584352690125E+018" calcext:value-type="float">
            <text:p>1.47584352690125E+018</text:p>
          </table:table-cell>
          <table:table-cell office:value-type="float" office:value="1.47584352702928E+018" calcext:value-type="float">
            <text:p>1.47584352702928E+018</text:p>
          </table:table-cell>
          <table:table-cell/>
          <table:table-cell table:formula="of:=[.C567] - [.B567]" office:value-type="float" office:value="128032768" calcext:value-type="float">
            <text:p>12803276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7584352690188E+018" calcext:value-type="float">
            <text:p>1.47584352690188E+018</text:p>
          </table:table-cell>
          <table:table-cell office:value-type="float" office:value="1.47584352702934E+018" calcext:value-type="float">
            <text:p>1.47584352702934E+018</text:p>
          </table:table-cell>
          <table:table-cell/>
          <table:table-cell table:formula="of:=[.C568] - [.B568]" office:value-type="float" office:value="127459072" calcext:value-type="float">
            <text:p>12745907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7584352690231E+018" calcext:value-type="float">
            <text:p>1.47584352690231E+018</text:p>
          </table:table-cell>
          <table:table-cell office:value-type="float" office:value="1.47584352702939E+018" calcext:value-type="float">
            <text:p>1.47584352702939E+018</text:p>
          </table:table-cell>
          <table:table-cell/>
          <table:table-cell table:formula="of:=[.C569] - [.B569]" office:value-type="float" office:value="127083008" calcext:value-type="float">
            <text:p>12708300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758435269027E+018" calcext:value-type="float">
            <text:p>1.4758435269027E+018</text:p>
          </table:table-cell>
          <table:table-cell office:value-type="float" office:value="1.47584352702945E+018" calcext:value-type="float">
            <text:p>1.47584352702945E+018</text:p>
          </table:table-cell>
          <table:table-cell/>
          <table:table-cell table:formula="of:=[.C570] - [.B570]" office:value-type="float" office:value="126752256" calcext:value-type="float">
            <text:p>12675225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758435269035E+018" calcext:value-type="float">
            <text:p>1.4758435269035E+018</text:p>
          </table:table-cell>
          <table:table-cell office:value-type="float" office:value="1.47584352702951E+018" calcext:value-type="float">
            <text:p>1.47584352702951E+018</text:p>
          </table:table-cell>
          <table:table-cell/>
          <table:table-cell table:formula="of:=[.C571] - [.B571]" office:value-type="float" office:value="126006784" calcext:value-type="float">
            <text:p>12600678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7584352690444E+018" calcext:value-type="float">
            <text:p>1.47584352690444E+018</text:p>
          </table:table-cell>
          <table:table-cell office:value-type="float" office:value="1.47584352702957E+018" calcext:value-type="float">
            <text:p>1.47584352702957E+018</text:p>
          </table:table-cell>
          <table:table-cell/>
          <table:table-cell table:formula="of:=[.C572] - [.B572]" office:value-type="float" office:value="125125888" calcext:value-type="float">
            <text:p>12512588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7584352690558E+018" calcext:value-type="float">
            <text:p>1.47584352690558E+018</text:p>
          </table:table-cell>
          <table:table-cell office:value-type="float" office:value="1.47584352702962E+018" calcext:value-type="float">
            <text:p>1.47584352702962E+018</text:p>
          </table:table-cell>
          <table:table-cell/>
          <table:table-cell table:formula="of:=[.C573] - [.B573]" office:value-type="float" office:value="124040448" calcext:value-type="float">
            <text:p>12404044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7584352690622E+018" calcext:value-type="float">
            <text:p>1.47584352690622E+018</text:p>
          </table:table-cell>
          <table:table-cell office:value-type="float" office:value="1.47584352702968E+018" calcext:value-type="float">
            <text:p>1.47584352702968E+018</text:p>
          </table:table-cell>
          <table:table-cell/>
          <table:table-cell table:formula="of:=[.C574] - [.B574]" office:value-type="float" office:value="123454464" calcext:value-type="float">
            <text:p>12345446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758435269088E+018" calcext:value-type="float">
            <text:p>1.4758435269088E+018</text:p>
          </table:table-cell>
          <table:table-cell office:value-type="float" office:value="1.47584352702974E+018" calcext:value-type="float">
            <text:p>1.47584352702974E+018</text:p>
          </table:table-cell>
          <table:table-cell/>
          <table:table-cell table:formula="of:=[.C575] - [.B575]" office:value-type="float" office:value="120931072" calcext:value-type="float">
            <text:p>12093107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7584352690916E+018" calcext:value-type="float">
            <text:p>1.47584352690916E+018</text:p>
          </table:table-cell>
          <table:table-cell office:value-type="float" office:value="1.47584352702979E+018" calcext:value-type="float">
            <text:p>1.47584352702979E+018</text:p>
          </table:table-cell>
          <table:table-cell/>
          <table:table-cell table:formula="of:=[.C576] - [.B576]" office:value-type="float" office:value="120628992" calcext:value-type="float">
            <text:p>12062899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7584352690954E+018" calcext:value-type="float">
            <text:p>1.47584352690954E+018</text:p>
          </table:table-cell>
          <table:table-cell office:value-type="float" office:value="1.47584352702985E+018" calcext:value-type="float">
            <text:p>1.47584352702985E+018</text:p>
          </table:table-cell>
          <table:table-cell/>
          <table:table-cell table:formula="of:=[.C577] - [.B577]" office:value-type="float" office:value="120312064" calcext:value-type="float">
            <text:p>12031206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7584352690992E+018" calcext:value-type="float">
            <text:p>1.47584352690992E+018</text:p>
          </table:table-cell>
          <table:table-cell office:value-type="float" office:value="1.47584352702991E+018" calcext:value-type="float">
            <text:p>1.47584352702991E+018</text:p>
          </table:table-cell>
          <table:table-cell/>
          <table:table-cell table:formula="of:=[.C578] - [.B578]" office:value-type="float" office:value="119986176" calcext:value-type="float">
            <text:p>11998617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7584352691027E+018" calcext:value-type="float">
            <text:p>1.47584352691027E+018</text:p>
          </table:table-cell>
          <table:table-cell office:value-type="float" office:value="1.47584352702996E+018" calcext:value-type="float">
            <text:p>1.47584352702996E+018</text:p>
          </table:table-cell>
          <table:table-cell/>
          <table:table-cell table:formula="of:=[.C579] - [.B579]" office:value-type="float" office:value="119688704" calcext:value-type="float">
            <text:p>11968870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7584352691063E+018" calcext:value-type="float">
            <text:p>1.47584352691063E+018</text:p>
          </table:table-cell>
          <table:table-cell office:value-type="float" office:value="1.47584352703002E+018" calcext:value-type="float">
            <text:p>1.47584352703002E+018</text:p>
          </table:table-cell>
          <table:table-cell/>
          <table:table-cell table:formula="of:=[.C580] - [.B580]" office:value-type="float" office:value="119393024" calcext:value-type="float">
            <text:p>11939302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7584352691098E+018" calcext:value-type="float">
            <text:p>1.47584352691098E+018</text:p>
          </table:table-cell>
          <table:table-cell office:value-type="float" office:value="1.47584352703008E+018" calcext:value-type="float">
            <text:p>1.47584352703008E+018</text:p>
          </table:table-cell>
          <table:table-cell/>
          <table:table-cell table:formula="of:=[.C581] - [.B581]" office:value-type="float" office:value="119098880" calcext:value-type="float">
            <text:p>11909888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7584352691138E+018" calcext:value-type="float">
            <text:p>1.47584352691138E+018</text:p>
          </table:table-cell>
          <table:table-cell office:value-type="float" office:value="1.47584352703013E+018" calcext:value-type="float">
            <text:p>1.47584352703013E+018</text:p>
          </table:table-cell>
          <table:table-cell/>
          <table:table-cell table:formula="of:=[.C582] - [.B582]" office:value-type="float" office:value="118758912" calcext:value-type="float">
            <text:p>11875891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7584352691173E+018" calcext:value-type="float">
            <text:p>1.47584352691173E+018</text:p>
          </table:table-cell>
          <table:table-cell office:value-type="float" office:value="1.47584352703019E+018" calcext:value-type="float">
            <text:p>1.47584352703019E+018</text:p>
          </table:table-cell>
          <table:table-cell/>
          <table:table-cell table:formula="of:=[.C583] - [.B583]" office:value-type="float" office:value="118461696" calcext:value-type="float">
            <text:p>11846169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7584352691208E+018" calcext:value-type="float">
            <text:p>1.47584352691208E+018</text:p>
          </table:table-cell>
          <table:table-cell office:value-type="float" office:value="1.47584352703025E+018" calcext:value-type="float">
            <text:p>1.47584352703025E+018</text:p>
          </table:table-cell>
          <table:table-cell/>
          <table:table-cell table:formula="of:=[.C584] - [.B584]" office:value-type="float" office:value="118167040" calcext:value-type="float">
            <text:p>11816704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7584352691243E+018" calcext:value-type="float">
            <text:p>1.47584352691243E+018</text:p>
          </table:table-cell>
          <table:table-cell office:value-type="float" office:value="1.4758435270303E+018" calcext:value-type="float">
            <text:p>1.4758435270303E+018</text:p>
          </table:table-cell>
          <table:table-cell/>
          <table:table-cell table:formula="of:=[.C585] - [.B585]" office:value-type="float" office:value="117871360" calcext:value-type="float">
            <text:p>11787136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7584352691295E+018" calcext:value-type="float">
            <text:p>1.47584352691295E+018</text:p>
          </table:table-cell>
          <table:table-cell office:value-type="float" office:value="1.47584352703036E+018" calcext:value-type="float">
            <text:p>1.47584352703036E+018</text:p>
          </table:table-cell>
          <table:table-cell/>
          <table:table-cell table:formula="of:=[.C586] - [.B586]" office:value-type="float" office:value="117409024" calcext:value-type="float">
            <text:p>11740902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7584352691331E+018" calcext:value-type="float">
            <text:p>1.47584352691331E+018</text:p>
          </table:table-cell>
          <table:table-cell office:value-type="float" office:value="1.47584352703042E+018" calcext:value-type="float">
            <text:p>1.47584352703042E+018</text:p>
          </table:table-cell>
          <table:table-cell/>
          <table:table-cell table:formula="of:=[.C587] - [.B587]" office:value-type="float" office:value="117105920" calcext:value-type="float">
            <text:p>11710592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7584352691367E+018" calcext:value-type="float">
            <text:p>1.47584352691367E+018</text:p>
          </table:table-cell>
          <table:table-cell office:value-type="float" office:value="1.47584352703047E+018" calcext:value-type="float">
            <text:p>1.47584352703047E+018</text:p>
          </table:table-cell>
          <table:table-cell/>
          <table:table-cell table:formula="of:=[.C588] - [.B588]" office:value-type="float" office:value="116806144" calcext:value-type="float">
            <text:p>11680614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7584352691402E+018" calcext:value-type="float">
            <text:p>1.47584352691402E+018</text:p>
          </table:table-cell>
          <table:table-cell office:value-type="float" office:value="1.47584352703053E+018" calcext:value-type="float">
            <text:p>1.47584352703053E+018</text:p>
          </table:table-cell>
          <table:table-cell/>
          <table:table-cell table:formula="of:=[.C589] - [.B589]" office:value-type="float" office:value="116514048" calcext:value-type="float">
            <text:p>11651404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7584352691437E+018" calcext:value-type="float">
            <text:p>1.47584352691437E+018</text:p>
          </table:table-cell>
          <table:table-cell office:value-type="float" office:value="1.47584352703059E+018" calcext:value-type="float">
            <text:p>1.47584352703059E+018</text:p>
          </table:table-cell>
          <table:table-cell/>
          <table:table-cell table:formula="of:=[.C590] - [.B590]" office:value-type="float" office:value="116218880" calcext:value-type="float">
            <text:p>11621888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7584352691472E+018" calcext:value-type="float">
            <text:p>1.47584352691472E+018</text:p>
          </table:table-cell>
          <table:table-cell office:value-type="float" office:value="1.47584352703064E+018" calcext:value-type="float">
            <text:p>1.47584352703064E+018</text:p>
          </table:table-cell>
          <table:table-cell/>
          <table:table-cell table:formula="of:=[.C591] - [.B591]" office:value-type="float" office:value="115921920" calcext:value-type="float">
            <text:p>11592192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7584352691518E+018" calcext:value-type="float">
            <text:p>1.47584352691518E+018</text:p>
          </table:table-cell>
          <table:table-cell office:value-type="float" office:value="1.4758435270307E+018" calcext:value-type="float">
            <text:p>1.4758435270307E+018</text:p>
          </table:table-cell>
          <table:table-cell/>
          <table:table-cell table:formula="of:=[.C592] - [.B592]" office:value-type="float" office:value="115520000" calcext:value-type="float">
            <text:p>11552000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7584352691554E+018" calcext:value-type="float">
            <text:p>1.47584352691554E+018</text:p>
          </table:table-cell>
          <table:table-cell office:value-type="float" office:value="1.47584352703076E+018" calcext:value-type="float">
            <text:p>1.47584352703076E+018</text:p>
          </table:table-cell>
          <table:table-cell/>
          <table:table-cell table:formula="of:=[.C593] - [.B593]" office:value-type="float" office:value="115218176" calcext:value-type="float">
            <text:p>11521817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7584352691589E+018" calcext:value-type="float">
            <text:p>1.47584352691589E+018</text:p>
          </table:table-cell>
          <table:table-cell office:value-type="float" office:value="1.47584352703081E+018" calcext:value-type="float">
            <text:p>1.47584352703081E+018</text:p>
          </table:table-cell>
          <table:table-cell/>
          <table:table-cell table:formula="of:=[.C594] - [.B594]" office:value-type="float" office:value="114923008" calcext:value-type="float">
            <text:p>11492300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7584352691624E+018" calcext:value-type="float">
            <text:p>1.47584352691624E+018</text:p>
          </table:table-cell>
          <table:table-cell office:value-type="float" office:value="1.47584352703087E+018" calcext:value-type="float">
            <text:p>1.47584352703087E+018</text:p>
          </table:table-cell>
          <table:table-cell/>
          <table:table-cell table:formula="of:=[.C595] - [.B595]" office:value-type="float" office:value="114628096" calcext:value-type="float">
            <text:p>11462809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7584352691668E+018" calcext:value-type="float">
            <text:p>1.47584352691668E+018</text:p>
          </table:table-cell>
          <table:table-cell office:value-type="float" office:value="1.47584352703093E+018" calcext:value-type="float">
            <text:p>1.47584352703093E+018</text:p>
          </table:table-cell>
          <table:table-cell/>
          <table:table-cell table:formula="of:=[.C596] - [.B596]" office:value-type="float" office:value="114251776" calcext:value-type="float">
            <text:p>11425177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7584352691707E+018" calcext:value-type="float">
            <text:p>1.47584352691707E+018</text:p>
          </table:table-cell>
          <table:table-cell office:value-type="float" office:value="1.47584352703099E+018" calcext:value-type="float">
            <text:p>1.47584352703099E+018</text:p>
          </table:table-cell>
          <table:table-cell/>
          <table:table-cell table:formula="of:=[.C597] - [.B597]" office:value-type="float" office:value="113918464" calcext:value-type="float">
            <text:p>11391846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7584352691742E+018" calcext:value-type="float">
            <text:p>1.47584352691742E+018</text:p>
          </table:table-cell>
          <table:table-cell office:value-type="float" office:value="1.47584352703104E+018" calcext:value-type="float">
            <text:p>1.47584352703104E+018</text:p>
          </table:table-cell>
          <table:table-cell/>
          <table:table-cell table:formula="of:=[.C598] - [.B598]" office:value-type="float" office:value="113620992" calcext:value-type="float">
            <text:p>11362099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7584352691777E+018" calcext:value-type="float">
            <text:p>1.47584352691777E+018</text:p>
          </table:table-cell>
          <table:table-cell office:value-type="float" office:value="1.4758435270311E+018" calcext:value-type="float">
            <text:p>1.4758435270311E+018</text:p>
          </table:table-cell>
          <table:table-cell/>
          <table:table-cell table:formula="of:=[.C599] - [.B599]" office:value-type="float" office:value="113326592" calcext:value-type="float">
            <text:p>11332659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7584352691819E+018" calcext:value-type="float">
            <text:p>1.47584352691819E+018</text:p>
          </table:table-cell>
          <table:table-cell office:value-type="float" office:value="1.47584352703116E+018" calcext:value-type="float">
            <text:p>1.47584352703116E+018</text:p>
          </table:table-cell>
          <table:table-cell/>
          <table:table-cell table:formula="of:=[.C600] - [.B600]" office:value-type="float" office:value="112963584" calcext:value-type="float">
            <text:p>11296358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7584352691864E+018" calcext:value-type="float">
            <text:p>1.47584352691864E+018</text:p>
          </table:table-cell>
          <table:table-cell office:value-type="float" office:value="1.47584352703121E+018" calcext:value-type="float">
            <text:p>1.47584352703121E+018</text:p>
          </table:table-cell>
          <table:table-cell/>
          <table:table-cell table:formula="of:=[.C601] - [.B601]" office:value-type="float" office:value="112567296" calcext:value-type="float">
            <text:p>11256729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7584352691908E+018" calcext:value-type="float">
            <text:p>1.47584352691908E+018</text:p>
          </table:table-cell>
          <table:table-cell office:value-type="float" office:value="1.47584352703127E+018" calcext:value-type="float">
            <text:p>1.47584352703127E+018</text:p>
          </table:table-cell>
          <table:table-cell/>
          <table:table-cell table:formula="of:=[.C602] - [.B602]" office:value-type="float" office:value="112193280" calcext:value-type="float">
            <text:p>11219328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7584352691944E+018" calcext:value-type="float">
            <text:p>1.47584352691944E+018</text:p>
          </table:table-cell>
          <table:table-cell office:value-type="float" office:value="1.47584352703133E+018" calcext:value-type="float">
            <text:p>1.47584352703133E+018</text:p>
          </table:table-cell>
          <table:table-cell/>
          <table:table-cell table:formula="of:=[.C603] - [.B603]" office:value-type="float" office:value="111882240" calcext:value-type="float">
            <text:p>11188224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7584352691987E+018" calcext:value-type="float">
            <text:p>1.47584352691987E+018</text:p>
          </table:table-cell>
          <table:table-cell office:value-type="float" office:value="1.47584352703138E+018" calcext:value-type="float">
            <text:p>1.47584352703138E+018</text:p>
          </table:table-cell>
          <table:table-cell/>
          <table:table-cell table:formula="of:=[.C604] - [.B604]" office:value-type="float" office:value="111513344" calcext:value-type="float">
            <text:p>11151334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7584352692043E+018" calcext:value-type="float">
            <text:p>1.47584352692043E+018</text:p>
          </table:table-cell>
          <table:table-cell office:value-type="float" office:value="1.47584352703144E+018" calcext:value-type="float">
            <text:p>1.47584352703144E+018</text:p>
          </table:table-cell>
          <table:table-cell/>
          <table:table-cell table:formula="of:=[.C605] - [.B605]" office:value-type="float" office:value="111011072" calcext:value-type="float">
            <text:p>11101107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7584352692101E+018" calcext:value-type="float">
            <text:p>1.47584352692101E+018</text:p>
          </table:table-cell>
          <table:table-cell office:value-type="float" office:value="1.4758435270315E+018" calcext:value-type="float">
            <text:p>1.4758435270315E+018</text:p>
          </table:table-cell>
          <table:table-cell/>
          <table:table-cell table:formula="of:=[.C606] - [.B606]" office:value-type="float" office:value="110489344" calcext:value-type="float">
            <text:p>11048934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7584352692147E+018" calcext:value-type="float">
            <text:p>1.47584352692147E+018</text:p>
          </table:table-cell>
          <table:table-cell office:value-type="float" office:value="1.47584352703155E+018" calcext:value-type="float">
            <text:p>1.47584352703155E+018</text:p>
          </table:table-cell>
          <table:table-cell/>
          <table:table-cell table:formula="of:=[.C607] - [.B607]" office:value-type="float" office:value="110080000" calcext:value-type="float">
            <text:p>11008000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7584352692213E+018" calcext:value-type="float">
            <text:p>1.47584352692213E+018</text:p>
          </table:table-cell>
          <table:table-cell office:value-type="float" office:value="1.47584352703161E+018" calcext:value-type="float">
            <text:p>1.47584352703161E+018</text:p>
          </table:table-cell>
          <table:table-cell/>
          <table:table-cell table:formula="of:=[.C608] - [.B608]" office:value-type="float" office:value="109476864" calcext:value-type="float">
            <text:p>10947686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7584352692265E+018" calcext:value-type="float">
            <text:p>1.47584352692265E+018</text:p>
          </table:table-cell>
          <table:table-cell office:value-type="float" office:value="1.47584352703167E+018" calcext:value-type="float">
            <text:p>1.47584352703167E+018</text:p>
          </table:table-cell>
          <table:table-cell/>
          <table:table-cell table:formula="of:=[.C609] - [.B609]" office:value-type="float" office:value="109014272" calcext:value-type="float">
            <text:p>10901427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7584352692354E+018" calcext:value-type="float">
            <text:p>1.47584352692354E+018</text:p>
          </table:table-cell>
          <table:table-cell office:value-type="float" office:value="1.47584352703172E+018" calcext:value-type="float">
            <text:p>1.47584352703172E+018</text:p>
          </table:table-cell>
          <table:table-cell/>
          <table:table-cell table:formula="of:=[.C610] - [.B610]" office:value-type="float" office:value="108184064" calcext:value-type="float">
            <text:p>10818406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758435269239E+018" calcext:value-type="float">
            <text:p>1.4758435269239E+018</text:p>
          </table:table-cell>
          <table:table-cell office:value-type="float" office:value="1.47584352703178E+018" calcext:value-type="float">
            <text:p>1.47584352703178E+018</text:p>
          </table:table-cell>
          <table:table-cell/>
          <table:table-cell table:formula="of:=[.C611] - [.B611]" office:value-type="float" office:value="107875328" calcext:value-type="float">
            <text:p>10787532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7584352692431E+018" calcext:value-type="float">
            <text:p>1.47584352692431E+018</text:p>
          </table:table-cell>
          <table:table-cell office:value-type="float" office:value="1.47584352703184E+018" calcext:value-type="float">
            <text:p>1.47584352703184E+018</text:p>
          </table:table-cell>
          <table:table-cell/>
          <table:table-cell table:formula="of:=[.C612] - [.B612]" office:value-type="float" office:value="107528704" calcext:value-type="float">
            <text:p>10752870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7584352692476E+018" calcext:value-type="float">
            <text:p>1.47584352692476E+018</text:p>
          </table:table-cell>
          <table:table-cell office:value-type="float" office:value="1.47584352703189E+018" calcext:value-type="float">
            <text:p>1.47584352703189E+018</text:p>
          </table:table-cell>
          <table:table-cell/>
          <table:table-cell table:formula="of:=[.C613] - [.B613]" office:value-type="float" office:value="107135232" calcext:value-type="float">
            <text:p>10713523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7584352692525E+018" calcext:value-type="float">
            <text:p>1.47584352692525E+018</text:p>
          </table:table-cell>
          <table:table-cell office:value-type="float" office:value="1.47584352703195E+018" calcext:value-type="float">
            <text:p>1.47584352703195E+018</text:p>
          </table:table-cell>
          <table:table-cell/>
          <table:table-cell table:formula="of:=[.C614] - [.B614]" office:value-type="float" office:value="106700800" calcext:value-type="float">
            <text:p>1067008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758435269256E+018" calcext:value-type="float">
            <text:p>1.4758435269256E+018</text:p>
          </table:table-cell>
          <table:table-cell office:value-type="float" office:value="1.47584352703487E+018" calcext:value-type="float">
            <text:p>1.47584352703487E+018</text:p>
          </table:table-cell>
          <table:table-cell/>
          <table:table-cell table:formula="of:=[.C615] - [.B615]" office:value-type="float" office:value="109263104" calcext:value-type="float">
            <text:p>10926310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7584352692595E+018" calcext:value-type="float">
            <text:p>1.47584352692595E+018</text:p>
          </table:table-cell>
          <table:table-cell office:value-type="float" office:value="1.47584352703493E+018" calcext:value-type="float">
            <text:p>1.47584352703493E+018</text:p>
          </table:table-cell>
          <table:table-cell/>
          <table:table-cell table:formula="of:=[.C616] - [.B616]" office:value-type="float" office:value="108973312" calcext:value-type="float">
            <text:p>10897331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758435269265E+018" calcext:value-type="float">
            <text:p>1.4758435269265E+018</text:p>
          </table:table-cell>
          <table:table-cell office:value-type="float" office:value="1.47584352703499E+018" calcext:value-type="float">
            <text:p>1.47584352703499E+018</text:p>
          </table:table-cell>
          <table:table-cell/>
          <table:table-cell table:formula="of:=[.C617] - [.B617]" office:value-type="float" office:value="108481024" calcext:value-type="float">
            <text:p>10848102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7584352692732E+018" calcext:value-type="float">
            <text:p>1.47584352692732E+018</text:p>
          </table:table-cell>
          <table:table-cell office:value-type="float" office:value="1.47584352703504E+018" calcext:value-type="float">
            <text:p>1.47584352703504E+018</text:p>
          </table:table-cell>
          <table:table-cell/>
          <table:table-cell table:formula="of:=[.C618] - [.B618]" office:value-type="float" office:value="107723776" calcext:value-type="float">
            <text:p>10772377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7584352692768E+018" calcext:value-type="float">
            <text:p>1.47584352692768E+018</text:p>
          </table:table-cell>
          <table:table-cell office:value-type="float" office:value="1.4758435270351E+018" calcext:value-type="float">
            <text:p>1.4758435270351E+018</text:p>
          </table:table-cell>
          <table:table-cell/>
          <table:table-cell table:formula="of:=[.C619] - [.B619]" office:value-type="float" office:value="107424512" calcext:value-type="float">
            <text:p>10742451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7584352692821E+018" calcext:value-type="float">
            <text:p>1.47584352692821E+018</text:p>
          </table:table-cell>
          <table:table-cell office:value-type="float" office:value="1.47584352703516E+018" calcext:value-type="float">
            <text:p>1.47584352703516E+018</text:p>
          </table:table-cell>
          <table:table-cell/>
          <table:table-cell table:formula="of:=[.C620] - [.B620]" office:value-type="float" office:value="106945280" calcext:value-type="float">
            <text:p>10694528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7584352692869E+018" calcext:value-type="float">
            <text:p>1.47584352692869E+018</text:p>
          </table:table-cell>
          <table:table-cell office:value-type="float" office:value="1.47584352703521E+018" calcext:value-type="float">
            <text:p>1.47584352703521E+018</text:p>
          </table:table-cell>
          <table:table-cell/>
          <table:table-cell table:formula="of:=[.C621] - [.B621]" office:value-type="float" office:value="106528768" calcext:value-type="float">
            <text:p>10652876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7584352692904E+018" calcext:value-type="float">
            <text:p>1.47584352692904E+018</text:p>
          </table:table-cell>
          <table:table-cell office:value-type="float" office:value="1.47584352703528E+018" calcext:value-type="float">
            <text:p>1.47584352703528E+018</text:p>
          </table:table-cell>
          <table:table-cell/>
          <table:table-cell table:formula="of:=[.C622] - [.B622]" office:value-type="float" office:value="106242816" calcext:value-type="float">
            <text:p>10624281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7584352692939E+018" calcext:value-type="float">
            <text:p>1.47584352692939E+018</text:p>
          </table:table-cell>
          <table:table-cell office:value-type="float" office:value="1.47584352703534E+018" calcext:value-type="float">
            <text:p>1.47584352703534E+018</text:p>
          </table:table-cell>
          <table:table-cell/>
          <table:table-cell table:formula="of:=[.C623] - [.B623]" office:value-type="float" office:value="105948672" calcext:value-type="float">
            <text:p>10594867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7584352692995E+018" calcext:value-type="float">
            <text:p>1.47584352692995E+018</text:p>
          </table:table-cell>
          <table:table-cell office:value-type="float" office:value="1.47584352703541E+018" calcext:value-type="float">
            <text:p>1.47584352703541E+018</text:p>
          </table:table-cell>
          <table:table-cell/>
          <table:table-cell table:formula="of:=[.C624] - [.B624]" office:value-type="float" office:value="105458688" calcext:value-type="float">
            <text:p>10545868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7584352693036E+018" calcext:value-type="float">
            <text:p>1.47584352693036E+018</text:p>
          </table:table-cell>
          <table:table-cell office:value-type="float" office:value="1.47584352703547E+018" calcext:value-type="float">
            <text:p>1.47584352703547E+018</text:p>
          </table:table-cell>
          <table:table-cell/>
          <table:table-cell table:formula="of:=[.C625] - [.B625]" office:value-type="float" office:value="105106176" calcext:value-type="float">
            <text:p>10510617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7584352693135E+018" calcext:value-type="float">
            <text:p>1.47584352693135E+018</text:p>
          </table:table-cell>
          <table:table-cell office:value-type="float" office:value="1.47584352703552E+018" calcext:value-type="float">
            <text:p>1.47584352703552E+018</text:p>
          </table:table-cell>
          <table:table-cell/>
          <table:table-cell table:formula="of:=[.C626] - [.B626]" office:value-type="float" office:value="104171264" calcext:value-type="float">
            <text:p>10417126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7584352693183E+018" calcext:value-type="float">
            <text:p>1.47584352693183E+018</text:p>
          </table:table-cell>
          <table:table-cell office:value-type="float" office:value="1.47584352703558E+018" calcext:value-type="float">
            <text:p>1.47584352703558E+018</text:p>
          </table:table-cell>
          <table:table-cell/>
          <table:table-cell table:formula="of:=[.C627] - [.B627]" office:value-type="float" office:value="103749376" calcext:value-type="float">
            <text:p>10374937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7584352693345E+018" calcext:value-type="float">
            <text:p>1.47584352693345E+018</text:p>
          </table:table-cell>
          <table:table-cell office:value-type="float" office:value="1.47584352703564E+018" calcext:value-type="float">
            <text:p>1.47584352703564E+018</text:p>
          </table:table-cell>
          <table:table-cell/>
          <table:table-cell table:formula="of:=[.C628] - [.B628]" office:value-type="float" office:value="102184960" calcext:value-type="float">
            <text:p>10218496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7584352693383E+018" calcext:value-type="float">
            <text:p>1.47584352693383E+018</text:p>
          </table:table-cell>
          <table:table-cell office:value-type="float" office:value="1.47584352703569E+018" calcext:value-type="float">
            <text:p>1.47584352703569E+018</text:p>
          </table:table-cell>
          <table:table-cell/>
          <table:table-cell table:formula="of:=[.C629] - [.B629]" office:value-type="float" office:value="101863680" calcext:value-type="float">
            <text:p>10186368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7584352693419E+018" calcext:value-type="float">
            <text:p>1.47584352693419E+018</text:p>
          </table:table-cell>
          <table:table-cell office:value-type="float" office:value="1.47584352703575E+018" calcext:value-type="float">
            <text:p>1.47584352703575E+018</text:p>
          </table:table-cell>
          <table:table-cell/>
          <table:table-cell table:formula="of:=[.C630] - [.B630]" office:value-type="float" office:value="101563136" calcext:value-type="float">
            <text:p>10156313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7584352693616E+018" calcext:value-type="float">
            <text:p>1.47584352693616E+018</text:p>
          </table:table-cell>
          <table:table-cell office:value-type="float" office:value="1.47584352703581E+018" calcext:value-type="float">
            <text:p>1.47584352703581E+018</text:p>
          </table:table-cell>
          <table:table-cell/>
          <table:table-cell table:formula="of:=[.C631] - [.B631]" office:value-type="float" office:value="99646208" calcext:value-type="float">
            <text:p>9964620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7584352693657E+018" calcext:value-type="float">
            <text:p>1.47584352693657E+018</text:p>
          </table:table-cell>
          <table:table-cell office:value-type="float" office:value="1.47584352703587E+018" calcext:value-type="float">
            <text:p>1.47584352703587E+018</text:p>
          </table:table-cell>
          <table:table-cell/>
          <table:table-cell table:formula="of:=[.C632] - [.B632]" office:value-type="float" office:value="99292928" calcext:value-type="float">
            <text:p>9929292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7584352693692E+018" calcext:value-type="float">
            <text:p>1.47584352693692E+018</text:p>
          </table:table-cell>
          <table:table-cell office:value-type="float" office:value="1.47584352703592E+018" calcext:value-type="float">
            <text:p>1.47584352703592E+018</text:p>
          </table:table-cell>
          <table:table-cell/>
          <table:table-cell table:formula="of:=[.C633] - [.B633]" office:value-type="float" office:value="98997248" calcext:value-type="float">
            <text:p>9899724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7584352693742E+018" calcext:value-type="float">
            <text:p>1.47584352693742E+018</text:p>
          </table:table-cell>
          <table:table-cell office:value-type="float" office:value="1.47584352703598E+018" calcext:value-type="float">
            <text:p>1.47584352703598E+018</text:p>
          </table:table-cell>
          <table:table-cell/>
          <table:table-cell table:formula="of:=[.C634] - [.B634]" office:value-type="float" office:value="98556672" calcext:value-type="float">
            <text:p>9855667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7584352693792E+018" calcext:value-type="float">
            <text:p>1.47584352693792E+018</text:p>
          </table:table-cell>
          <table:table-cell office:value-type="float" office:value="1.47584352703604E+018" calcext:value-type="float">
            <text:p>1.47584352703604E+018</text:p>
          </table:table-cell>
          <table:table-cell/>
          <table:table-cell table:formula="of:=[.C635] - [.B635]" office:value-type="float" office:value="98115840" calcext:value-type="float">
            <text:p>9811584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7584352693828E+018" calcext:value-type="float">
            <text:p>1.47584352693828E+018</text:p>
          </table:table-cell>
          <table:table-cell office:value-type="float" office:value="1.47584352703609E+018" calcext:value-type="float">
            <text:p>1.47584352703609E+018</text:p>
          </table:table-cell>
          <table:table-cell/>
          <table:table-cell table:formula="of:=[.C636] - [.B636]" office:value-type="float" office:value="97812992" calcext:value-type="float">
            <text:p>9781299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7584352693863E+018" calcext:value-type="float">
            <text:p>1.47584352693863E+018</text:p>
          </table:table-cell>
          <table:table-cell office:value-type="float" office:value="1.47584352703615E+018" calcext:value-type="float">
            <text:p>1.47584352703615E+018</text:p>
          </table:table-cell>
          <table:table-cell/>
          <table:table-cell table:formula="of:=[.C637] - [.B637]" office:value-type="float" office:value="97517056" calcext:value-type="float">
            <text:p>9751705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7584352693898E+018" calcext:value-type="float">
            <text:p>1.47584352693898E+018</text:p>
          </table:table-cell>
          <table:table-cell office:value-type="float" office:value="1.47584352703621E+018" calcext:value-type="float">
            <text:p>1.47584352703621E+018</text:p>
          </table:table-cell>
          <table:table-cell/>
          <table:table-cell table:formula="of:=[.C638] - [.B638]" office:value-type="float" office:value="97224192" calcext:value-type="float">
            <text:p>9722419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7584352693934E+018" calcext:value-type="float">
            <text:p>1.47584352693934E+018</text:p>
          </table:table-cell>
          <table:table-cell office:value-type="float" office:value="1.47584352703626E+018" calcext:value-type="float">
            <text:p>1.47584352703626E+018</text:p>
          </table:table-cell>
          <table:table-cell/>
          <table:table-cell table:formula="of:=[.C639] - [.B639]" office:value-type="float" office:value="96928768" calcext:value-type="float">
            <text:p>9692876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758435269398E+018" calcext:value-type="float">
            <text:p>1.4758435269398E+018</text:p>
          </table:table-cell>
          <table:table-cell office:value-type="float" office:value="1.47584352703632E+018" calcext:value-type="float">
            <text:p>1.47584352703632E+018</text:p>
          </table:table-cell>
          <table:table-cell/>
          <table:table-cell table:formula="of:=[.C640] - [.B640]" office:value-type="float" office:value="96525056" calcext:value-type="float">
            <text:p>9652505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7584352694024E+018" calcext:value-type="float">
            <text:p>1.47584352694024E+018</text:p>
          </table:table-cell>
          <table:table-cell office:value-type="float" office:value="1.47584352703638E+018" calcext:value-type="float">
            <text:p>1.47584352703638E+018</text:p>
          </table:table-cell>
          <table:table-cell/>
          <table:table-cell table:formula="of:=[.C641] - [.B641]" office:value-type="float" office:value="96141568" calcext:value-type="float">
            <text:p>9614156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7584352694067E+018" calcext:value-type="float">
            <text:p>1.47584352694067E+018</text:p>
          </table:table-cell>
          <table:table-cell office:value-type="float" office:value="1.47584352703644E+018" calcext:value-type="float">
            <text:p>1.47584352703644E+018</text:p>
          </table:table-cell>
          <table:table-cell/>
          <table:table-cell table:formula="of:=[.C642] - [.B642]" office:value-type="float" office:value="95767808" calcext:value-type="float">
            <text:p>9576780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7584352694102E+018" calcext:value-type="float">
            <text:p>1.47584352694102E+018</text:p>
          </table:table-cell>
          <table:table-cell office:value-type="float" office:value="1.47584352703649E+018" calcext:value-type="float">
            <text:p>1.47584352703649E+018</text:p>
          </table:table-cell>
          <table:table-cell/>
          <table:table-cell table:formula="of:=[.C643] - [.B643]" office:value-type="float" office:value="95470080" calcext:value-type="float">
            <text:p>9547008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7584352694142E+018" calcext:value-type="float">
            <text:p>1.47584352694142E+018</text:p>
          </table:table-cell>
          <table:table-cell office:value-type="float" office:value="1.47584352703655E+018" calcext:value-type="float">
            <text:p>1.47584352703655E+018</text:p>
          </table:table-cell>
          <table:table-cell/>
          <table:table-cell table:formula="of:=[.C644] - [.B644]" office:value-type="float" office:value="95128064" calcext:value-type="float">
            <text:p>9512806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7584352694178E+018" calcext:value-type="float">
            <text:p>1.47584352694178E+018</text:p>
          </table:table-cell>
          <table:table-cell office:value-type="float" office:value="1.47584352703661E+018" calcext:value-type="float">
            <text:p>1.47584352703661E+018</text:p>
          </table:table-cell>
          <table:table-cell/>
          <table:table-cell table:formula="of:=[.C645] - [.B645]" office:value-type="float" office:value="94830080" calcext:value-type="float">
            <text:p>9483008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7584352694213E+018" calcext:value-type="float">
            <text:p>1.47584352694213E+018</text:p>
          </table:table-cell>
          <table:table-cell office:value-type="float" office:value="1.47584352703666E+018" calcext:value-type="float">
            <text:p>1.47584352703666E+018</text:p>
          </table:table-cell>
          <table:table-cell/>
          <table:table-cell table:formula="of:=[.C646] - [.B646]" office:value-type="float" office:value="94536448" calcext:value-type="float">
            <text:p>9453644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7584352694254E+018" calcext:value-type="float">
            <text:p>1.47584352694254E+018</text:p>
          </table:table-cell>
          <table:table-cell office:value-type="float" office:value="1.47584352703672E+018" calcext:value-type="float">
            <text:p>1.47584352703672E+018</text:p>
          </table:table-cell>
          <table:table-cell/>
          <table:table-cell table:formula="of:=[.C647] - [.B647]" office:value-type="float" office:value="94175232" calcext:value-type="float">
            <text:p>9417523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7584352694303E+018" calcext:value-type="float">
            <text:p>1.47584352694303E+018</text:p>
          </table:table-cell>
          <table:table-cell office:value-type="float" office:value="1.47584352703678E+018" calcext:value-type="float">
            <text:p>1.47584352703678E+018</text:p>
          </table:table-cell>
          <table:table-cell/>
          <table:table-cell table:formula="of:=[.C648] - [.B648]" office:value-type="float" office:value="93742080" calcext:value-type="float">
            <text:p>9374208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758435269434E+018" calcext:value-type="float">
            <text:p>1.4758435269434E+018</text:p>
          </table:table-cell>
          <table:table-cell office:value-type="float" office:value="1.47584352703683E+018" calcext:value-type="float">
            <text:p>1.47584352703683E+018</text:p>
          </table:table-cell>
          <table:table-cell/>
          <table:table-cell table:formula="of:=[.C649] - [.B649]" office:value-type="float" office:value="93437952" calcext:value-type="float">
            <text:p>9343795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7584352694375E+018" calcext:value-type="float">
            <text:p>1.47584352694375E+018</text:p>
          </table:table-cell>
          <table:table-cell office:value-type="float" office:value="1.47584352703689E+018" calcext:value-type="float">
            <text:p>1.47584352703689E+018</text:p>
          </table:table-cell>
          <table:table-cell/>
          <table:table-cell table:formula="of:=[.C650] - [.B650]" office:value-type="float" office:value="93142016" calcext:value-type="float">
            <text:p>9314201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758435269441E+018" calcext:value-type="float">
            <text:p>1.4758435269441E+018</text:p>
          </table:table-cell>
          <table:table-cell office:value-type="float" office:value="1.47584352703695E+018" calcext:value-type="float">
            <text:p>1.47584352703695E+018</text:p>
          </table:table-cell>
          <table:table-cell/>
          <table:table-cell table:formula="of:=[.C651] - [.B651]" office:value-type="float" office:value="92848128" calcext:value-type="float">
            <text:p>9284812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7584352694453E+018" calcext:value-type="float">
            <text:p>1.47584352694453E+018</text:p>
          </table:table-cell>
          <table:table-cell office:value-type="float" office:value="1.475843527037E+018" calcext:value-type="float">
            <text:p>1.475843527037E+018</text:p>
          </table:table-cell>
          <table:table-cell/>
          <table:table-cell table:formula="of:=[.C652] - [.B652]" office:value-type="float" office:value="92472832" calcext:value-type="float">
            <text:p>9247283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75843526945E+018" calcext:value-type="float">
            <text:p>1.475843526945E+018</text:p>
          </table:table-cell>
          <table:table-cell office:value-type="float" office:value="1.4758435270371E+018" calcext:value-type="float">
            <text:p>1.4758435270371E+018</text:p>
          </table:table-cell>
          <table:table-cell/>
          <table:table-cell table:formula="of:=[.C653] - [.B653]" office:value-type="float" office:value="92102400" calcext:value-type="float">
            <text:p>9210240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7584352694535E+018" calcext:value-type="float">
            <text:p>1.47584352694535E+018</text:p>
          </table:table-cell>
          <table:table-cell office:value-type="float" office:value="1.47584352703716E+018" calcext:value-type="float">
            <text:p>1.47584352703716E+018</text:p>
          </table:table-cell>
          <table:table-cell/>
          <table:table-cell table:formula="of:=[.C654] - [.B654]" office:value-type="float" office:value="91806976" calcext:value-type="float">
            <text:p>9180697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758435269457E+018" calcext:value-type="float">
            <text:p>1.4758435269457E+018</text:p>
          </table:table-cell>
          <table:table-cell office:value-type="float" office:value="1.47584352703722E+018" calcext:value-type="float">
            <text:p>1.47584352703722E+018</text:p>
          </table:table-cell>
          <table:table-cell/>
          <table:table-cell table:formula="of:=[.C655] - [.B655]" office:value-type="float" office:value="91513856" calcext:value-type="float">
            <text:p>9151385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7584352694606E+018" calcext:value-type="float">
            <text:p>1.47584352694606E+018</text:p>
          </table:table-cell>
          <table:table-cell office:value-type="float" office:value="1.47584352703728E+018" calcext:value-type="float">
            <text:p>1.47584352703728E+018</text:p>
          </table:table-cell>
          <table:table-cell/>
          <table:table-cell table:formula="of:=[.C656] - [.B656]" office:value-type="float" office:value="91217920" calcext:value-type="float">
            <text:p>9121792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7584352694722E+018" calcext:value-type="float">
            <text:p>1.47584352694722E+018</text:p>
          </table:table-cell>
          <table:table-cell office:value-type="float" office:value="1.47584352703733E+018" calcext:value-type="float">
            <text:p>1.47584352703733E+018</text:p>
          </table:table-cell>
          <table:table-cell/>
          <table:table-cell table:formula="of:=[.C657] - [.B657]" office:value-type="float" office:value="90112000" calcext:value-type="float">
            <text:p>9011200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75843526948E+018" calcext:value-type="float">
            <text:p>1.475843526948E+018</text:p>
          </table:table-cell>
          <table:table-cell office:value-type="float" office:value="1.47584352703739E+018" calcext:value-type="float">
            <text:p>1.47584352703739E+018</text:p>
          </table:table-cell>
          <table:table-cell/>
          <table:table-cell table:formula="of:=[.C658] - [.B658]" office:value-type="float" office:value="89388288" calcext:value-type="float">
            <text:p>8938828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7584352694846E+018" calcext:value-type="float">
            <text:p>1.47584352694846E+018</text:p>
          </table:table-cell>
          <table:table-cell office:value-type="float" office:value="1.47584352703745E+018" calcext:value-type="float">
            <text:p>1.47584352703745E+018</text:p>
          </table:table-cell>
          <table:table-cell/>
          <table:table-cell table:formula="of:=[.C659] - [.B659]" office:value-type="float" office:value="88990208" calcext:value-type="float">
            <text:p>8899020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7584352694991E+018" calcext:value-type="float">
            <text:p>1.47584352694991E+018</text:p>
          </table:table-cell>
          <table:table-cell office:value-type="float" office:value="1.4758435270375E+018" calcext:value-type="float">
            <text:p>1.4758435270375E+018</text:p>
          </table:table-cell>
          <table:table-cell/>
          <table:table-cell table:formula="of:=[.C660] - [.B660]" office:value-type="float" office:value="87596032" calcext:value-type="float">
            <text:p>8759603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7584352695151E+018" calcext:value-type="float">
            <text:p>1.47584352695151E+018</text:p>
          </table:table-cell>
          <table:table-cell office:value-type="float" office:value="1.47584352703756E+018" calcext:value-type="float">
            <text:p>1.47584352703756E+018</text:p>
          </table:table-cell>
          <table:table-cell/>
          <table:table-cell table:formula="of:=[.C661] - [.B661]" office:value-type="float" office:value="86048256" calcext:value-type="float">
            <text:p>8604825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7584352695311E+018" calcext:value-type="float">
            <text:p>1.47584352695311E+018</text:p>
          </table:table-cell>
          <table:table-cell office:value-type="float" office:value="1.47584352703762E+018" calcext:value-type="float">
            <text:p>1.47584352703762E+018</text:p>
          </table:table-cell>
          <table:table-cell/>
          <table:table-cell table:formula="of:=[.C662] - [.B662]" office:value-type="float" office:value="84507136" calcext:value-type="float">
            <text:p>8450713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7584352695356E+018" calcext:value-type="float">
            <text:p>1.47584352695356E+018</text:p>
          </table:table-cell>
          <table:table-cell office:value-type="float" office:value="1.47584352703767E+018" calcext:value-type="float">
            <text:p>1.47584352703767E+018</text:p>
          </table:table-cell>
          <table:table-cell/>
          <table:table-cell table:formula="of:=[.C663] - [.B663]" office:value-type="float" office:value="84107776" calcext:value-type="float">
            <text:p>8410777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7584352695406E+018" calcext:value-type="float">
            <text:p>1.47584352695406E+018</text:p>
          </table:table-cell>
          <table:table-cell office:value-type="float" office:value="1.47584352703773E+018" calcext:value-type="float">
            <text:p>1.47584352703773E+018</text:p>
          </table:table-cell>
          <table:table-cell/>
          <table:table-cell table:formula="of:=[.C664] - [.B664]" office:value-type="float" office:value="83673088" calcext:value-type="float">
            <text:p>8367308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7584352695442E+018" calcext:value-type="float">
            <text:p>1.47584352695442E+018</text:p>
          </table:table-cell>
          <table:table-cell office:value-type="float" office:value="1.47584352703779E+018" calcext:value-type="float">
            <text:p>1.47584352703779E+018</text:p>
          </table:table-cell>
          <table:table-cell/>
          <table:table-cell table:formula="of:=[.C665] - [.B665]" office:value-type="float" office:value="83367168" calcext:value-type="float">
            <text:p>8336716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7584352695484E+018" calcext:value-type="float">
            <text:p>1.47584352695484E+018</text:p>
          </table:table-cell>
          <table:table-cell office:value-type="float" office:value="1.47584352703784E+018" calcext:value-type="float">
            <text:p>1.47584352703784E+018</text:p>
          </table:table-cell>
          <table:table-cell/>
          <table:table-cell table:formula="of:=[.C666] - [.B666]" office:value-type="float" office:value="83002880" calcext:value-type="float">
            <text:p>8300288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7584352695527E+018" calcext:value-type="float">
            <text:p>1.47584352695527E+018</text:p>
          </table:table-cell>
          <table:table-cell office:value-type="float" office:value="1.4758435270379E+018" calcext:value-type="float">
            <text:p>1.4758435270379E+018</text:p>
          </table:table-cell>
          <table:table-cell/>
          <table:table-cell table:formula="of:=[.C667] - [.B667]" office:value-type="float" office:value="82633728" calcext:value-type="float">
            <text:p>8263372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7584352695567E+018" calcext:value-type="float">
            <text:p>1.47584352695567E+018</text:p>
          </table:table-cell>
          <table:table-cell office:value-type="float" office:value="1.47584352703796E+018" calcext:value-type="float">
            <text:p>1.47584352703796E+018</text:p>
          </table:table-cell>
          <table:table-cell/>
          <table:table-cell table:formula="of:=[.C668] - [.B668]" office:value-type="float" office:value="82285824" calcext:value-type="float">
            <text:p>8228582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7584352695602E+018" calcext:value-type="float">
            <text:p>1.47584352695602E+018</text:p>
          </table:table-cell>
          <table:table-cell office:value-type="float" office:value="1.47584352703801E+018" calcext:value-type="float">
            <text:p>1.47584352703801E+018</text:p>
          </table:table-cell>
          <table:table-cell/>
          <table:table-cell table:formula="of:=[.C669] - [.B669]" office:value-type="float" office:value="81990912" calcext:value-type="float">
            <text:p>8199091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7584352695637E+018" calcext:value-type="float">
            <text:p>1.47584352695637E+018</text:p>
          </table:table-cell>
          <table:table-cell office:value-type="float" office:value="1.47584352703807E+018" calcext:value-type="float">
            <text:p>1.47584352703807E+018</text:p>
          </table:table-cell>
          <table:table-cell/>
          <table:table-cell table:formula="of:=[.C670] - [.B670]" office:value-type="float" office:value="81698048" calcext:value-type="float">
            <text:p>8169804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7584352695682E+018" calcext:value-type="float">
            <text:p>1.47584352695682E+018</text:p>
          </table:table-cell>
          <table:table-cell office:value-type="float" office:value="1.47584352703813E+018" calcext:value-type="float">
            <text:p>1.47584352703813E+018</text:p>
          </table:table-cell>
          <table:table-cell/>
          <table:table-cell table:formula="of:=[.C671] - [.B671]" office:value-type="float" office:value="81307648" calcext:value-type="float">
            <text:p>8130764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7584352695729E+018" calcext:value-type="float">
            <text:p>1.47584352695729E+018</text:p>
          </table:table-cell>
          <table:table-cell office:value-type="float" office:value="1.47584352703818E+018" calcext:value-type="float">
            <text:p>1.47584352703818E+018</text:p>
          </table:table-cell>
          <table:table-cell/>
          <table:table-cell table:formula="of:=[.C672] - [.B672]" office:value-type="float" office:value="80891904" calcext:value-type="float">
            <text:p>8089190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7584352695783E+018" calcext:value-type="float">
            <text:p>1.47584352695783E+018</text:p>
          </table:table-cell>
          <table:table-cell office:value-type="float" office:value="1.47584352703824E+018" calcext:value-type="float">
            <text:p>1.47584352703824E+018</text:p>
          </table:table-cell>
          <table:table-cell/>
          <table:table-cell table:formula="of:=[.C673] - [.B673]" office:value-type="float" office:value="80411136" calcext:value-type="float">
            <text:p>8041113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7584352695883E+018" calcext:value-type="float">
            <text:p>1.47584352695883E+018</text:p>
          </table:table-cell>
          <table:table-cell office:value-type="float" office:value="1.4758435270383E+018" calcext:value-type="float">
            <text:p>1.4758435270383E+018</text:p>
          </table:table-cell>
          <table:table-cell/>
          <table:table-cell table:formula="of:=[.C674] - [.B674]" office:value-type="float" office:value="79467008" calcext:value-type="float">
            <text:p>7946700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7584352695925E+018" calcext:value-type="float">
            <text:p>1.47584352695925E+018</text:p>
          </table:table-cell>
          <table:table-cell office:value-type="float" office:value="1.47584352703835E+018" calcext:value-type="float">
            <text:p>1.47584352703835E+018</text:p>
          </table:table-cell>
          <table:table-cell/>
          <table:table-cell table:formula="of:=[.C675] - [.B675]" office:value-type="float" office:value="79106560" calcext:value-type="float">
            <text:p>7910656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758435269603E+018" calcext:value-type="float">
            <text:p>1.4758435269603E+018</text:p>
          </table:table-cell>
          <table:table-cell office:value-type="float" office:value="1.47584352703841E+018" calcext:value-type="float">
            <text:p>1.47584352703841E+018</text:p>
          </table:table-cell>
          <table:table-cell/>
          <table:table-cell table:formula="of:=[.C676] - [.B676]" office:value-type="float" office:value="78109184" calcext:value-type="float">
            <text:p>7810918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7584352696078E+018" calcext:value-type="float">
            <text:p>1.47584352696078E+018</text:p>
          </table:table-cell>
          <table:table-cell office:value-type="float" office:value="1.47584352703847E+018" calcext:value-type="float">
            <text:p>1.47584352703847E+018</text:p>
          </table:table-cell>
          <table:table-cell/>
          <table:table-cell table:formula="of:=[.C677] - [.B677]" office:value-type="float" office:value="77685760" calcext:value-type="float">
            <text:p>7768576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7584352696115E+018" calcext:value-type="float">
            <text:p>1.47584352696115E+018</text:p>
          </table:table-cell>
          <table:table-cell office:value-type="float" office:value="1.47584352703852E+018" calcext:value-type="float">
            <text:p>1.47584352703852E+018</text:p>
          </table:table-cell>
          <table:table-cell/>
          <table:table-cell table:formula="of:=[.C678] - [.B678]" office:value-type="float" office:value="77378304" calcext:value-type="float">
            <text:p>7737830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7584352696182E+018" calcext:value-type="float">
            <text:p>1.47584352696182E+018</text:p>
          </table:table-cell>
          <table:table-cell office:value-type="float" office:value="1.47584352703858E+018" calcext:value-type="float">
            <text:p>1.47584352703858E+018</text:p>
          </table:table-cell>
          <table:table-cell/>
          <table:table-cell table:formula="of:=[.C679] - [.B679]" office:value-type="float" office:value="76755968" calcext:value-type="float">
            <text:p>7675596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7584352696225E+018" calcext:value-type="float">
            <text:p>1.47584352696225E+018</text:p>
          </table:table-cell>
          <table:table-cell office:value-type="float" office:value="1.47584352703864E+018" calcext:value-type="float">
            <text:p>1.47584352703864E+018</text:p>
          </table:table-cell>
          <table:table-cell/>
          <table:table-cell table:formula="of:=[.C680] - [.B680]" office:value-type="float" office:value="76385792" calcext:value-type="float">
            <text:p>7638579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7584352696261E+018" calcext:value-type="float">
            <text:p>1.47584352696261E+018</text:p>
          </table:table-cell>
          <table:table-cell office:value-type="float" office:value="1.47584352703869E+018" calcext:value-type="float">
            <text:p>1.47584352703869E+018</text:p>
          </table:table-cell>
          <table:table-cell/>
          <table:table-cell table:formula="of:=[.C681] - [.B681]" office:value-type="float" office:value="76086016" calcext:value-type="float">
            <text:p>7608601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7584352696307E+018" calcext:value-type="float">
            <text:p>1.47584352696307E+018</text:p>
          </table:table-cell>
          <table:table-cell office:value-type="float" office:value="1.47584352703875E+018" calcext:value-type="float">
            <text:p>1.47584352703875E+018</text:p>
          </table:table-cell>
          <table:table-cell/>
          <table:table-cell table:formula="of:=[.C682] - [.B682]" office:value-type="float" office:value="75677696" calcext:value-type="float">
            <text:p>7567769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7584352696432E+018" calcext:value-type="float">
            <text:p>1.47584352696432E+018</text:p>
          </table:table-cell>
          <table:table-cell office:value-type="float" office:value="1.47584352703881E+018" calcext:value-type="float">
            <text:p>1.47584352703881E+018</text:p>
          </table:table-cell>
          <table:table-cell/>
          <table:table-cell table:formula="of:=[.C683] - [.B683]" office:value-type="float" office:value="74486272" calcext:value-type="float">
            <text:p>7448627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7584352696484E+018" calcext:value-type="float">
            <text:p>1.47584352696484E+018</text:p>
          </table:table-cell>
          <table:table-cell office:value-type="float" office:value="1.47584352703886E+018" calcext:value-type="float">
            <text:p>1.47584352703886E+018</text:p>
          </table:table-cell>
          <table:table-cell/>
          <table:table-cell table:formula="of:=[.C684] - [.B684]" office:value-type="float" office:value="74024960" calcext:value-type="float">
            <text:p>7402496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7584352696533E+018" calcext:value-type="float">
            <text:p>1.47584352696533E+018</text:p>
          </table:table-cell>
          <table:table-cell office:value-type="float" office:value="1.47584352703892E+018" calcext:value-type="float">
            <text:p>1.47584352703892E+018</text:p>
          </table:table-cell>
          <table:table-cell/>
          <table:table-cell table:formula="of:=[.C685] - [.B685]" office:value-type="float" office:value="73587968" calcext:value-type="float">
            <text:p>7358796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7584352696598E+018" calcext:value-type="float">
            <text:p>1.47584352696598E+018</text:p>
          </table:table-cell>
          <table:table-cell office:value-type="float" office:value="1.47584352703898E+018" calcext:value-type="float">
            <text:p>1.47584352703898E+018</text:p>
          </table:table-cell>
          <table:table-cell/>
          <table:table-cell table:formula="of:=[.C686] - [.B686]" office:value-type="float" office:value="72998656" calcext:value-type="float">
            <text:p>7299865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7584352696667E+018" calcext:value-type="float">
            <text:p>1.47584352696667E+018</text:p>
          </table:table-cell>
          <table:table-cell office:value-type="float" office:value="1.47584352703904E+018" calcext:value-type="float">
            <text:p>1.47584352703904E+018</text:p>
          </table:table-cell>
          <table:table-cell/>
          <table:table-cell table:formula="of:=[.C687] - [.B687]" office:value-type="float" office:value="72367104" calcext:value-type="float">
            <text:p>723671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verage:</text:p>
          </table:table-cell>
        </table:table-row>
        <table:table-row table:style-name="ro1">
          <table:table-cell table:number-columns-repeated="4"/>
          <table:table-cell table:formula="of:= AVERAGE([.E1:.E687])" office:value-type="float" office:value="117585067.411936" calcext:value-type="float">
            <text:p>117585067.4119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7T13:38:00.273187562</dc:date>
    <meta:editing-duration>PT3M20S</meta:editing-duration>
    <meta:editing-cycles>1</meta:editing-cycles>
    <meta:document-statistic meta:table-count="1" meta:cell-count="2750" meta:object-count="0"/>
    <meta:generator>LibreOffice/5.1.4.2$Linux_X86_64 LibreOffice_project/10m0$Build-2</meta:generator>
  </office:meta>
</office:document-meta>
</file>